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brir Calc" table:style-name="ta1">
        <table:shapes>
          <draw:frame draw:z-index="0" draw:style-name="gr1" draw:text-style-name="P1" svg:width="247.52mm" svg:height="74.38mm" svg:x="68.29mm" svg:y="71.45mm">
            <loext:p draw:notify-on-update-of-ranges="'Abrir Calc'.F12:'Abrir Calc'.N12 'Abrir Calc'.F3:'Abrir Calc'.N3 'Abrir Calc'.F4:'Abrir Calc'.N4 'Abrir Calc'.F5:'Abrir Calc'.N5 'Abrir Calc'.F6:'Abrir Calc'.N6 'Abrir Calc'.F7:'Abrir Calc'.N7 'Abrir Calc'.F8:'Abrir Calc'.N8 'Abrir Calc'.F9:'Abrir Calc'.N9 'Abrir Calc'.F10:'Abrir Calc'.N10 'Abrir Calc'.F11:'Abrir Calc'.N11 'Abrir Calc'.F12:'Abrir Calc'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1</text:p>
          </table:table-cell>
          <table:table-cell/>
          <table:table-cell office:value-type="float" office:value="0.0236679" calcext:value-type="float">
            <text:p>0,0236679</text:p>
          </table:table-cell>
          <table:table-cell office:value-type="float" office:value="0.0272904" calcext:value-type="float">
            <text:p>0,0272904</text:p>
          </table:table-cell>
          <table:table-cell office:value-type="float" office:value="0.0282416" calcext:value-type="float">
            <text:p>0,0282416</text:p>
          </table:table-cell>
          <table:table-cell office:value-type="float" office:value="0.0295671" calcext:value-type="float">
            <text:p>0,0295671</text:p>
          </table:table-cell>
          <table:table-cell office:value-type="float" office:value="0.0318641" calcext:value-type="float">
            <text:p>0,0318641</text:p>
          </table:table-cell>
          <table:table-cell office:value-type="float" office:value="0.032451" calcext:value-type="float">
            <text:p>0,032451</text:p>
          </table:table-cell>
          <table:table-cell office:value-type="float" office:value="0.0333313" calcext:value-type="float">
            <text:p>0,0333313</text:p>
          </table:table-cell>
          <table:table-cell office:value-type="float" office:value="0.0360229" calcext:value-type="float">
            <text:p>0,0360229</text:p>
          </table:table-cell>
          <table:table-cell office:value-type="float" office:value="0.0364378" calcext:value-type="float">
            <text:p>0,03643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2</text:p>
          </table:table-cell>
          <table:table-cell/>
          <table:table-cell office:value-type="float" office:value="0.0155375" calcext:value-type="float">
            <text:p>0,0155375</text:p>
          </table:table-cell>
          <table:table-cell office:value-type="float" office:value="0.0162339" calcext:value-type="float">
            <text:p>0,0162339</text:p>
          </table:table-cell>
          <table:table-cell office:value-type="float" office:value="0.0177426" calcext:value-type="float">
            <text:p>0,0177426</text:p>
          </table:table-cell>
          <table:table-cell office:value-type="float" office:value="0.0212099" calcext:value-type="float">
            <text:p>0,0212099</text:p>
          </table:table-cell>
          <table:table-cell office:value-type="float" office:value="0.0216016" calcext:value-type="float">
            <text:p>0,0216016</text:p>
          </table:table-cell>
          <table:table-cell office:value-type="float" office:value="0.0220368" calcext:value-type="float">
            <text:p>0,0220368</text:p>
          </table:table-cell>
          <table:table-cell office:value-type="float" office:value="0.0229218" calcext:value-type="float">
            <text:p>0,0229218</text:p>
          </table:table-cell>
          <table:table-cell office:value-type="float" office:value="0.0241114" calcext:value-type="float">
            <text:p>0,0241114</text:p>
          </table:table-cell>
          <table:table-cell office:value-type="float" office:value="0.0254171" calcext:value-type="float">
            <text:p>0,02541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3</text:p>
          </table:table-cell>
          <table:table-cell/>
          <table:table-cell office:value-type="float" office:value="0.026083" calcext:value-type="float">
            <text:p>0,026083</text:p>
          </table:table-cell>
          <table:table-cell office:value-type="float" office:value="0.0275384" calcext:value-type="float">
            <text:p>0,0275384</text:p>
          </table:table-cell>
          <table:table-cell office:value-type="float" office:value="0.0347584" calcext:value-type="float">
            <text:p>0,0347584</text:p>
          </table:table-cell>
          <table:table-cell office:value-type="float" office:value="0.0354956" calcext:value-type="float">
            <text:p>0,0354956</text:p>
          </table:table-cell>
          <table:table-cell office:value-type="float" office:value="0.0363461" calcext:value-type="float">
            <text:p>0,0363461</text:p>
          </table:table-cell>
          <table:table-cell office:value-type="float" office:value="0.0391245" calcext:value-type="float">
            <text:p>0,0391245</text:p>
          </table:table-cell>
          <table:table-cell office:value-type="float" office:value="0.0431693" calcext:value-type="float">
            <text:p>0,0431693</text:p>
          </table:table-cell>
          <table:table-cell office:value-type="float" office:value="0.0436985" calcext:value-type="float">
            <text:p>0,0436985</text:p>
          </table:table-cell>
          <table:table-cell office:value-type="float" office:value="0.0442655" calcext:value-type="float">
            <text:p>0,04426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4</text:p>
          </table:table-cell>
          <table:table-cell/>
          <table:table-cell office:value-type="float" office:value="0.00671715" calcext:value-type="float">
            <text:p>0,00671715</text:p>
          </table:table-cell>
          <table:table-cell office:value-type="float" office:value="0.0190156" calcext:value-type="float">
            <text:p>0,0190156</text:p>
          </table:table-cell>
          <table:table-cell office:value-type="float" office:value="0.0200813" calcext:value-type="float">
            <text:p>0,0200813</text:p>
          </table:table-cell>
          <table:table-cell office:value-type="float" office:value="0.0219044" calcext:value-type="float">
            <text:p>0,0219044</text:p>
          </table:table-cell>
          <table:table-cell office:value-type="float" office:value="0.0249194" calcext:value-type="float">
            <text:p>0,0249194</text:p>
          </table:table-cell>
          <table:table-cell office:value-type="float" office:value="0.025915" calcext:value-type="float">
            <text:p>0,025915</text:p>
          </table:table-cell>
          <table:table-cell office:value-type="float" office:value="0.0273454" calcext:value-type="float">
            <text:p>0,0273454</text:p>
          </table:table-cell>
          <table:table-cell office:value-type="float" office:value="0.0299958" calcext:value-type="float">
            <text:p>0,0299958</text:p>
          </table:table-cell>
          <table:table-cell office:value-type="float" office:value="0.0306689" calcext:value-type="float">
            <text:p>0,03066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5</text:p>
          </table:table-cell>
          <table:table-cell/>
          <table:table-cell office:value-type="float" office:value="0.016291" calcext:value-type="float">
            <text:p>0,016291</text:p>
          </table:table-cell>
          <table:table-cell office:value-type="float" office:value="0.0232189" calcext:value-type="float">
            <text:p>0,0232189</text:p>
          </table:table-cell>
          <table:table-cell office:value-type="float" office:value="0.0270761" calcext:value-type="float">
            <text:p>0,0270761</text:p>
          </table:table-cell>
          <table:table-cell office:value-type="float" office:value="0.0295568" calcext:value-type="float">
            <text:p>0,0295568</text:p>
          </table:table-cell>
          <table:table-cell office:value-type="float" office:value="0.0345939" calcext:value-type="float">
            <text:p>0,0345939</text:p>
          </table:table-cell>
          <table:table-cell office:value-type="float" office:value="0.042278" calcext:value-type="float">
            <text:p>0,042278</text:p>
          </table:table-cell>
          <table:table-cell office:value-type="float" office:value="0.0566783" calcext:value-type="float">
            <text:p>0,0566783</text:p>
          </table:table-cell>
          <table:table-cell office:value-type="float" office:value="0.0733626" calcext:value-type="float">
            <text:p>0,0733626</text:p>
          </table:table-cell>
          <table:table-cell office:value-type="float" office:value="0.0942671" calcext:value-type="float">
            <text:p>0,09426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6</text:p>
          </table:table-cell>
          <table:table-cell/>
          <table:table-cell office:value-type="float" office:value="0.0260792" calcext:value-type="float">
            <text:p>0,0260792</text:p>
          </table:table-cell>
          <table:table-cell office:value-type="float" office:value="0.0307748" calcext:value-type="float">
            <text:p>0,0307748</text:p>
          </table:table-cell>
          <table:table-cell office:value-type="float" office:value="0.0314551" calcext:value-type="float">
            <text:p>0,0314551</text:p>
          </table:table-cell>
          <table:table-cell office:value-type="float" office:value="0.0328691" calcext:value-type="float">
            <text:p>0,0328691</text:p>
          </table:table-cell>
          <table:table-cell office:value-type="float" office:value="0.0362174" calcext:value-type="float">
            <text:p>0,0362174</text:p>
          </table:table-cell>
          <table:table-cell office:value-type="float" office:value="0.0366709" calcext:value-type="float">
            <text:p>0,0366709</text:p>
          </table:table-cell>
          <table:table-cell office:value-type="float" office:value="0.0380049" calcext:value-type="float">
            <text:p>0,0380049</text:p>
          </table:table-cell>
          <table:table-cell office:value-type="float" office:value="0.040913" calcext:value-type="float">
            <text:p>0,040913</text:p>
          </table:table-cell>
          <table:table-cell office:value-type="float" office:value="0.0411531" calcext:value-type="float">
            <text:p>0,04115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7</text:p>
          </table:table-cell>
          <table:table-cell/>
          <table:table-cell office:value-type="float" office:value="0.0181599" calcext:value-type="float">
            <text:p>0,0181599</text:p>
          </table:table-cell>
          <table:table-cell office:value-type="float" office:value="0.0188212" calcext:value-type="float">
            <text:p>0,0188212</text:p>
          </table:table-cell>
          <table:table-cell office:value-type="float" office:value="0.0192621" calcext:value-type="float">
            <text:p>0,0192621</text:p>
          </table:table-cell>
          <table:table-cell office:value-type="float" office:value="0.0195334" calcext:value-type="float">
            <text:p>0,0195334</text:p>
          </table:table-cell>
          <table:table-cell office:value-type="float" office:value="0.0196012" calcext:value-type="float">
            <text:p>0,0196012</text:p>
          </table:table-cell>
          <table:table-cell office:value-type="float" office:value="0.0196351" calcext:value-type="float">
            <text:p>0,0196351</text:p>
          </table:table-cell>
          <table:table-cell office:value-type="float" office:value="0.019686" calcext:value-type="float">
            <text:p>0,019686</text:p>
          </table:table-cell>
          <table:table-cell office:value-type="float" office:value="0.0197368" calcext:value-type="float">
            <text:p>0,0197368</text:p>
          </table:table-cell>
          <table:table-cell office:value-type="float" office:value="0.0198386" calcext:value-type="float">
            <text:p>0,01983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8</text:p>
          </table:table-cell>
          <table:table-cell/>
          <table:table-cell office:value-type="float" office:value="0.0090847" calcext:value-type="float">
            <text:p>0,0090847</text:p>
          </table:table-cell>
          <table:table-cell office:value-type="float" office:value="0.0110738" calcext:value-type="float">
            <text:p>0,0110738</text:p>
          </table:table-cell>
          <table:table-cell office:value-type="float" office:value="0.014399" calcext:value-type="float">
            <text:p>0,014399</text:p>
          </table:table-cell>
          <table:table-cell office:value-type="float" office:value="0.0301191" calcext:value-type="float">
            <text:p>0,0301191</text:p>
          </table:table-cell>
          <table:table-cell office:value-type="float" office:value="0.0338895" calcext:value-type="float">
            <text:p>0,0338895</text:p>
          </table:table-cell>
          <table:table-cell office:value-type="float" office:value="0.0344833" calcext:value-type="float">
            <text:p>0,0344833</text:p>
          </table:table-cell>
          <table:table-cell office:value-type="float" office:value="0.0350028" calcext:value-type="float">
            <text:p>0,0350028</text:p>
          </table:table-cell>
          <table:table-cell office:value-type="float" office:value="0.0355075" calcext:value-type="float">
            <text:p>0,0355075</text:p>
          </table:table-cell>
          <table:table-cell office:value-type="float" office:value="0.0359825" calcext:value-type="float">
            <text:p>0,03598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9</text:p>
          </table:table-cell>
          <table:table-cell/>
          <table:table-cell office:value-type="float" office:value="0.0120101" calcext:value-type="float">
            <text:p>0,0120101</text:p>
          </table:table-cell>
          <table:table-cell office:value-type="float" office:value="0.0137722" calcext:value-type="float">
            <text:p>0,0137722</text:p>
          </table:table-cell>
          <table:table-cell office:value-type="float" office:value="0.0140288" calcext:value-type="float">
            <text:p>0,0140288</text:p>
          </table:table-cell>
          <table:table-cell office:value-type="float" office:value="0.0147987" calcext:value-type="float">
            <text:p>0,0147987</text:p>
          </table:table-cell>
          <table:table-cell office:value-type="float" office:value="0.0164582" calcext:value-type="float">
            <text:p>0,0164582</text:p>
          </table:table-cell>
          <table:table-cell office:value-type="float" office:value="0.0168688" calcext:value-type="float">
            <text:p>0,0168688</text:p>
          </table:table-cell>
          <table:table-cell office:value-type="float" office:value="0.0171768" calcext:value-type="float">
            <text:p>0,0171768</text:p>
          </table:table-cell>
          <table:table-cell office:value-type="float" office:value="0.0172623" calcext:value-type="float">
            <text:p>0,0172623</text:p>
          </table:table-cell>
          <table:table-cell office:value-type="float" office:value="0.0173479" calcext:value-type="float">
            <text:p>0,01734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10</text:p>
          </table:table-cell>
          <table:table-cell/>
          <table:table-cell office:value-type="float" office:value="0.001352" calcext:value-type="float">
            <text:p>0,001352</text:p>
          </table:table-cell>
          <table:table-cell office:value-type="float" office:value="0.00585868" calcext:value-type="float">
            <text:p>0,00585868</text:p>
          </table:table-cell>
          <table:table-cell office:value-type="float" office:value="0.00954172" calcext:value-type="float">
            <text:p>0,00954172</text:p>
          </table:table-cell>
          <table:table-cell office:value-type="float" office:value="0.00986806" calcext:value-type="float">
            <text:p>0,00986806</text:p>
          </table:table-cell>
          <table:table-cell office:value-type="float" office:value="0.0100235" calcext:value-type="float">
            <text:p>0,0100235</text:p>
          </table:table-cell>
          <table:table-cell office:value-type="float" office:value="0.0105518" calcext:value-type="float">
            <text:p>0,0105518</text:p>
          </table:table-cell>
          <table:table-cell office:value-type="float" office:value="0.0106762" calcext:value-type="float">
            <text:p>0,0106762</text:p>
          </table:table-cell>
          <table:table-cell office:value-type="float" office:value="0.011018" calcext:value-type="float">
            <text:p>0,011018</text:p>
          </table:table-cell>
          <table:table-cell office:value-type="float" office:value="0.0114842" calcext:value-type="float">
            <text:p>0,011484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</table:table>
      <table:table table:name="Alarme" table:style-name="ta1">
        <table:shapes>
          <draw:frame draw:z-index="0" draw:style-name="gr1" draw:text-style-name="P1" svg:width="223.57mm" svg:height="90.04mm" svg:x="23.68mm" svg:y="64.81mm">
            <loext:p draw:notify-on-update-of-ranges="Alarme.C12:Alarme.K12 Alarme.C3:Alarme.K3 Alarme.C4:Alarme.K4 Alarme.C5:Alarme.K5 Alarme.C6:Alarme.K6 Alarme.C7:Alarme.K7 Alarme.C8:Alarme.K8 Alarme.C9:Alarme.K9 Alarme.C10:Alarme.K10 Alarme.C11:Alarme.K11 Alarme.C12:Alarme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arme1</text:p>
          </table:table-cell>
          <table:table-cell office:value-type="float" office:value="0.0605323" calcext:value-type="float">
            <text:p>0,0605323</text:p>
          </table:table-cell>
          <table:table-cell office:value-type="float" office:value="0.0613533" calcext:value-type="float">
            <text:p>0,0613533</text:p>
          </table:table-cell>
          <table:table-cell office:value-type="float" office:value="0.0639581" calcext:value-type="float">
            <text:p>0,0639581</text:p>
          </table:table-cell>
          <table:table-cell office:value-type="float" office:value="0.0667044" calcext:value-type="float">
            <text:p>0,0667044</text:p>
          </table:table-cell>
          <table:table-cell office:value-type="float" office:value="0.0705549" calcext:value-type="float">
            <text:p>0,0705549</text:p>
          </table:table-cell>
          <table:table-cell office:value-type="float" office:value="0.0712911" calcext:value-type="float">
            <text:p>0,0712911</text:p>
          </table:table-cell>
          <table:table-cell office:value-type="float" office:value="0.0718573" calcext:value-type="float">
            <text:p>0,0718573</text:p>
          </table:table-cell>
          <table:table-cell office:value-type="float" office:value="0.0726217" calcext:value-type="float">
            <text:p>0,0726217</text:p>
          </table:table-cell>
          <table:table-cell office:value-type="float" office:value="0.074547" calcext:value-type="float">
            <text:p>0,074547</text:p>
          </table:table-cell>
        </table:table-row>
        <table:table-row table:style-name="ro1">
          <table:table-cell/>
          <table:table-cell office:value-type="string" calcext:value-type="string">
            <text:p>Alarme2</text:p>
          </table:table-cell>
          <table:table-cell office:value-type="float" office:value="0.0408439" calcext:value-type="float">
            <text:p>0,0408439</text:p>
          </table:table-cell>
          <table:table-cell office:value-type="float" office:value="0.0423673" calcext:value-type="float">
            <text:p>0,0423673</text:p>
          </table:table-cell>
          <table:table-cell office:value-type="float" office:value="0.0459602" calcext:value-type="float">
            <text:p>0,0459602</text:p>
          </table:table-cell>
          <table:table-cell office:value-type="float" office:value="0.0481159" calcext:value-type="float">
            <text:p>0,0481159</text:p>
          </table:table-cell>
          <table:table-cell office:value-type="float" office:value="0.049783" calcext:value-type="float">
            <text:p>0,049783</text:p>
          </table:table-cell>
          <table:table-cell office:value-type="float" office:value="0.0501566" calcext:value-type="float">
            <text:p>0,0501566</text:p>
          </table:table-cell>
          <table:table-cell office:value-type="float" office:value="0.050674" calcext:value-type="float">
            <text:p>0,050674</text:p>
          </table:table-cell>
          <table:table-cell office:value-type="float" office:value="0.0508752" calcext:value-type="float">
            <text:p>0,0508752</text:p>
          </table:table-cell>
          <table:table-cell office:value-type="float" office:value="0.0510764" calcext:value-type="float">
            <text:p>0,0510764</text:p>
          </table:table-cell>
        </table:table-row>
        <table:table-row table:style-name="ro1">
          <table:table-cell/>
          <table:table-cell office:value-type="string" calcext:value-type="string">
            <text:p>Alarme3</text:p>
          </table:table-cell>
          <table:table-cell office:value-type="float" office:value="0.0121694" calcext:value-type="float">
            <text:p>0,0121694</text:p>
          </table:table-cell>
          <table:table-cell office:value-type="float" office:value="0.0433717" calcext:value-type="float">
            <text:p>0,0433717</text:p>
          </table:table-cell>
          <table:table-cell office:value-type="float" office:value="0.054849" calcext:value-type="float">
            <text:p>0,054849</text:p>
          </table:table-cell>
          <table:table-cell office:value-type="float" office:value="0.0617124" calcext:value-type="float">
            <text:p>0,0617124</text:p>
          </table:table-cell>
          <table:table-cell office:value-type="float" office:value="0.0627794" calcext:value-type="float">
            <text:p>0,0627794</text:p>
          </table:table-cell>
          <table:table-cell office:value-type="float" office:value="0.0636157" calcext:value-type="float">
            <text:p>0,0636157</text:p>
          </table:table-cell>
          <table:table-cell office:value-type="float" office:value="0.0654901" calcext:value-type="float">
            <text:p>0,0654901</text:p>
          </table:table-cell>
          <table:table-cell office:value-type="float" office:value="0.0715171" calcext:value-type="float">
            <text:p>0,0715171</text:p>
          </table:table-cell>
          <table:table-cell office:value-type="float" office:value="0.074026" calcext:value-type="float">
            <text:p>0,074026</text:p>
          </table:table-cell>
        </table:table-row>
        <table:table-row table:style-name="ro1">
          <table:table-cell/>
          <table:table-cell office:value-type="string" calcext:value-type="string">
            <text:p>Alarme4</text:p>
          </table:table-cell>
          <table:table-cell office:value-type="float" office:value="0.0298356" calcext:value-type="float">
            <text:p>0,0298356</text:p>
          </table:table-cell>
          <table:table-cell office:value-type="float" office:value="0.0315364" calcext:value-type="float">
            <text:p>0,0315364</text:p>
          </table:table-cell>
          <table:table-cell office:value-type="float" office:value="0.0338987" calcext:value-type="float">
            <text:p>0,0338987</text:p>
          </table:table-cell>
          <table:table-cell office:value-type="float" office:value="0.0403714" calcext:value-type="float">
            <text:p>0,0403714</text:p>
          </table:table-cell>
          <table:table-cell office:value-type="float" office:value="0.041647" calcext:value-type="float">
            <text:p>0,041647</text:p>
          </table:table-cell>
          <table:table-cell office:value-type="float" office:value="0.0422139" calcext:value-type="float">
            <text:p>0,0422139</text:p>
          </table:table-cell>
          <table:table-cell office:value-type="float" office:value="0.0440093" calcext:value-type="float">
            <text:p>0,0440093</text:p>
          </table:table-cell>
          <table:table-cell office:value-type="float" office:value="0.0498913" calcext:value-type="float">
            <text:p>0,0498913</text:p>
          </table:table-cell>
          <table:table-cell office:value-type="float" office:value="0.0505528" calcext:value-type="float">
            <text:p>0,0505528</text:p>
          </table:table-cell>
        </table:table-row>
        <table:table-row table:style-name="ro1">
          <table:table-cell/>
          <table:table-cell office:value-type="string" calcext:value-type="string">
            <text:p>Alarme5</text:p>
          </table:table-cell>
          <table:table-cell office:value-type="float" office:value="0.0851473" calcext:value-type="float">
            <text:p>0,0851473</text:p>
          </table:table-cell>
          <table:table-cell office:value-type="float" office:value="0.0992192" calcext:value-type="float">
            <text:p>0,0992192</text:p>
          </table:table-cell>
          <table:table-cell office:value-type="float" office:value="0.104969" calcext:value-type="float">
            <text:p>0,104969</text:p>
          </table:table-cell>
          <table:table-cell office:value-type="float" office:value="0.105685" calcext:value-type="float">
            <text:p>0,105685</text:p>
          </table:table-cell>
          <table:table-cell office:value-type="float" office:value="0.106333" calcext:value-type="float">
            <text:p>0,106333</text:p>
          </table:table-cell>
          <table:table-cell office:value-type="float" office:value="0.108257" calcext:value-type="float">
            <text:p>0,108257</text:p>
          </table:table-cell>
          <table:table-cell office:value-type="float" office:value="0.113135" calcext:value-type="float">
            <text:p>0,113135</text:p>
          </table:table-cell>
          <table:table-cell office:value-type="float" office:value="0.113425" calcext:value-type="float">
            <text:p>0,113425</text:p>
          </table:table-cell>
          <table:table-cell office:value-type="float" office:value="0.115193" calcext:value-type="float">
            <text:p>0,115193</text:p>
          </table:table-cell>
        </table:table-row>
        <table:table-row table:style-name="ro1">
          <table:table-cell/>
          <table:table-cell office:value-type="string" calcext:value-type="string">
            <text:p>Alarme6</text:p>
          </table:table-cell>
          <table:table-cell office:value-type="float" office:value="0.115396" calcext:value-type="float">
            <text:p>0,115396</text:p>
          </table:table-cell>
          <table:table-cell office:value-type="float" office:value="0.117997" calcext:value-type="float">
            <text:p>0,117997</text:p>
          </table:table-cell>
          <table:table-cell office:value-type="float" office:value="0.128355" calcext:value-type="float">
            <text:p>0,128355</text:p>
          </table:table-cell>
          <table:table-cell office:value-type="float" office:value="0.137814" calcext:value-type="float">
            <text:p>0,137814</text:p>
          </table:table-cell>
          <table:table-cell office:value-type="float" office:value="0.139953" calcext:value-type="float">
            <text:p>0,139953</text:p>
          </table:table-cell>
          <table:table-cell office:value-type="float" office:value="0.147077" calcext:value-type="float">
            <text:p>0,147077</text:p>
          </table:table-cell>
          <table:table-cell office:value-type="float" office:value="0.149314" calcext:value-type="float">
            <text:p>0,149314</text:p>
          </table:table-cell>
          <table:table-cell office:value-type="float" office:value="0.152183" calcext:value-type="float">
            <text:p>0,152183</text:p>
          </table:table-cell>
          <table:table-cell office:value-type="float" office:value="0.159162" calcext:value-type="float">
            <text:p>0,159162</text:p>
          </table:table-cell>
        </table:table-row>
        <table:table-row table:style-name="ro1">
          <table:table-cell/>
          <table:table-cell office:value-type="string" calcext:value-type="string">
            <text:p>Alarme7</text:p>
          </table:table-cell>
          <table:table-cell office:value-type="float" office:value="0.0239898" calcext:value-type="float">
            <text:p>0,0239898</text:p>
          </table:table-cell>
          <table:table-cell office:value-type="float" office:value="0.0298981" calcext:value-type="float">
            <text:p>0,0298981</text:p>
          </table:table-cell>
          <table:table-cell office:value-type="float" office:value="0.0316825" calcext:value-type="float">
            <text:p>0,0316825</text:p>
          </table:table-cell>
          <table:table-cell office:value-type="float" office:value="0.0349736" calcext:value-type="float">
            <text:p>0,0349736</text:p>
          </table:table-cell>
          <table:table-cell office:value-type="float" office:value="0.0838257" calcext:value-type="float">
            <text:p>0,0838257</text:p>
          </table:table-cell>
          <table:table-cell office:value-type="float" office:value="0.0945716" calcext:value-type="float">
            <text:p>0,0945716</text:p>
          </table:table-cell>
          <table:table-cell office:value-type="float" office:value="0.100123" calcext:value-type="float">
            <text:p>0,100123</text:p>
          </table:table-cell>
          <table:table-cell office:value-type="float" office:value="0.100995" calcext:value-type="float">
            <text:p>0,100995</text:p>
          </table:table-cell>
          <table:table-cell office:value-type="float" office:value="0.101511" calcext:value-type="float">
            <text:p>0,101511</text:p>
          </table:table-cell>
        </table:table-row>
        <table:table-row table:style-name="ro1">
          <table:table-cell/>
          <table:table-cell office:value-type="string" calcext:value-type="string">
            <text:p>Alarme8</text:p>
          </table:table-cell>
          <table:table-cell office:value-type="float" office:value="0.0809682" calcext:value-type="float">
            <text:p>0,0809682</text:p>
          </table:table-cell>
          <table:table-cell office:value-type="float" office:value="0.0822371" calcext:value-type="float">
            <text:p>0,0822371</text:p>
          </table:table-cell>
          <table:table-cell office:value-type="float" office:value="0.0825157" calcext:value-type="float">
            <text:p>0,0825157</text:p>
          </table:table-cell>
          <table:table-cell office:value-type="float" office:value="0.0832895" calcext:value-type="float">
            <text:p>0,0832895</text:p>
          </table:table-cell>
          <table:table-cell office:value-type="float" office:value="0.084249" calcext:value-type="float">
            <text:p>0,084249</text:p>
          </table:table-cell>
          <table:table-cell office:value-type="float" office:value="0.0846513" calcext:value-type="float">
            <text:p>0,0846513</text:p>
          </table:table-cell>
          <table:table-cell office:value-type="float" office:value="0.0854561" calcext:value-type="float">
            <text:p>0,0854561</text:p>
          </table:table-cell>
          <table:table-cell office:value-type="float" office:value="0.0862917" calcext:value-type="float">
            <text:p>0,0862917</text:p>
          </table:table-cell>
          <table:table-cell office:value-type="float" office:value="0.0866322" calcext:value-type="float">
            <text:p>0,0866322</text:p>
          </table:table-cell>
        </table:table-row>
        <table:table-row table:style-name="ro1">
          <table:table-cell/>
          <table:table-cell office:value-type="string" calcext:value-type="string">
            <text:p>Alarme9</text:p>
          </table:table-cell>
          <table:table-cell office:value-type="float" office:value="0.0271435" calcext:value-type="float">
            <text:p>0,0271435</text:p>
          </table:table-cell>
          <table:table-cell office:value-type="float" office:value="0.0275645" calcext:value-type="float">
            <text:p>0,0275645</text:p>
          </table:table-cell>
          <table:table-cell office:value-type="float" office:value="0.0277589" calcext:value-type="float">
            <text:p>0,0277589</text:p>
          </table:table-cell>
          <table:table-cell office:value-type="float" office:value="0.0285039" calcext:value-type="float">
            <text:p>0,0285039</text:p>
          </table:table-cell>
          <table:table-cell office:value-type="float" office:value="0.0297995" calcext:value-type="float">
            <text:p>0,0297995</text:p>
          </table:table-cell>
          <table:table-cell office:value-type="float" office:value="0.0303501" calcext:value-type="float">
            <text:p>0,0303501</text:p>
          </table:table-cell>
          <table:table-cell office:value-type="float" office:value="0.0312247" calcext:value-type="float">
            <text:p>0,0312247</text:p>
          </table:table-cell>
          <table:table-cell office:value-type="float" office:value="0.0322612" calcext:value-type="float">
            <text:p>0,0322612</text:p>
          </table:table-cell>
          <table:table-cell office:value-type="float" office:value="0.0343018" calcext:value-type="float">
            <text:p>0,0343018</text:p>
          </table:table-cell>
        </table:table-row>
        <table:table-row table:style-name="ro1">
          <table:table-cell/>
          <table:table-cell office:value-type="string" calcext:value-type="string">
            <text:p>Alarme10</text:p>
          </table:table-cell>
          <table:table-cell office:value-type="float" office:value="0.038975" calcext:value-type="float">
            <text:p>0,038975</text:p>
          </table:table-cell>
          <table:table-cell office:value-type="float" office:value="0.0400192" calcext:value-type="float">
            <text:p>0,0400192</text:p>
          </table:table-cell>
          <table:table-cell office:value-type="float" office:value="0.0417125" calcext:value-type="float">
            <text:p>0,0417125</text:p>
          </table:table-cell>
          <table:table-cell office:value-type="float" office:value="0.0427568" calcext:value-type="float">
            <text:p>0,0427568</text:p>
          </table:table-cell>
          <table:table-cell office:value-type="float" office:value="0.0467361" calcext:value-type="float">
            <text:p>0,0467361</text:p>
          </table:table-cell>
          <table:table-cell office:value-type="float" office:value="0.0642339" calcext:value-type="float">
            <text:p>0,0642339</text:p>
          </table:table-cell>
          <table:table-cell office:value-type="float" office:value="0.0742528" calcext:value-type="float">
            <text:p>0,0742528</text:p>
          </table:table-cell>
          <table:table-cell office:value-type="float" office:value="0.0759744" calcext:value-type="float">
            <text:p>0,0759744</text:p>
          </table:table-cell>
          <table:table-cell office:value-type="float" office:value="0.0762284" calcext:value-type="float">
            <text:p>0,0762284</text:p>
          </table:table-cell>
        </table:table-row>
      </table:table>
      <table:table table:name="Boa noite logan" table:style-name="ta1">
        <table:shapes>
          <draw:frame draw:z-index="0" draw:style-name="gr1" draw:text-style-name="P1" svg:width="232.35mm" svg:height="90.04mm" svg:x="23.95mm" svg:y="64.81mm">
            <loext:p draw:notify-on-update-of-ranges="'Boa noite logan'.C8:'Boa noite logan'.K8 'Boa noite logan'.C3:'Boa noite logan'.K3 'Boa noite logan'.C4:'Boa noite logan'.K4 'Boa noite logan'.C5:'Boa noite logan'.K5 'Boa noite logan'.C6:'Boa noite logan'.K6 'Boa noite logan'.C7:'Boa noite logan'.K7 'Boa noite logan'.C8:'Boa noite logan'.K8 'Boa noite logan'.C9:'Boa noite logan'.K9 'Boa noite logan'.C10:'Boa noite logan'.K10 'Boa noite logan'.C11:'Boa noite logan'.K11 'Boa noite logan'.C12:'Boa noite logan'.K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a_noite_Logan1</text:p>
          </table:table-cell>
          <table:table-cell office:value-type="float" office:value="0.0650372" calcext:value-type="float">
            <text:p>0,0650372</text:p>
          </table:table-cell>
          <table:table-cell office:value-type="float" office:value="0.0707225" calcext:value-type="float">
            <text:p>0,0707225</text:p>
          </table:table-cell>
          <table:table-cell office:value-type="float" office:value="0.0758409" calcext:value-type="float">
            <text:p>0,0758409</text:p>
          </table:table-cell>
          <table:table-cell office:value-type="float" office:value="0.0804076" calcext:value-type="float">
            <text:p>0,0804076</text:p>
          </table:table-cell>
          <table:table-cell office:value-type="float" office:value="0.0829821" calcext:value-type="float">
            <text:p>0,0829821</text:p>
          </table:table-cell>
          <table:table-cell office:value-type="float" office:value="0.0859091" calcext:value-type="float">
            <text:p>0,0859091</text:p>
          </table:table-cell>
          <table:table-cell office:value-type="float" office:value="0.088407" calcext:value-type="float">
            <text:p>0,088407</text:p>
          </table:table-cell>
          <table:table-cell office:value-type="float" office:value="0.0908589" calcext:value-type="float">
            <text:p>0,0908589</text:p>
          </table:table-cell>
          <table:table-cell office:value-type="float" office:value="0.0926059" calcext:value-type="float">
            <text:p>0,0926059</text:p>
          </table:table-cell>
        </table:table-row>
        <table:table-row table:style-name="ro1">
          <table:table-cell/>
          <table:table-cell office:value-type="string" calcext:value-type="string">
            <text:p>Boa_noite_Logan2</text:p>
          </table:table-cell>
          <table:table-cell office:value-type="float" office:value="0.0582351" calcext:value-type="float">
            <text:p>0,0582351</text:p>
          </table:table-cell>
          <table:table-cell office:value-type="float" office:value="0.063417" calcext:value-type="float">
            <text:p>0,063417</text:p>
          </table:table-cell>
          <table:table-cell office:value-type="float" office:value="0.0694531" calcext:value-type="float">
            <text:p>0,0694531</text:p>
          </table:table-cell>
          <table:table-cell office:value-type="float" office:value="0.0703073" calcext:value-type="float">
            <text:p>0,0703073</text:p>
          </table:table-cell>
          <table:table-cell office:value-type="float" office:value="0.0722434" calcext:value-type="float">
            <text:p>0,0722434</text:p>
          </table:table-cell>
          <table:table-cell office:value-type="float" office:value="0.0752235" calcext:value-type="float">
            <text:p>0,0752235</text:p>
          </table:table-cell>
          <table:table-cell office:value-type="float" office:value="0.0769129" calcext:value-type="float">
            <text:p>0,0769129</text:p>
          </table:table-cell>
          <table:table-cell office:value-type="float" office:value="0.0772735" calcext:value-type="float">
            <text:p>0,0772735</text:p>
          </table:table-cell>
          <table:table-cell office:value-type="float" office:value="0.0790008" calcext:value-type="float">
            <text:p>0,0790008</text:p>
          </table:table-cell>
        </table:table-row>
        <table:table-row table:style-name="ro1">
          <table:table-cell/>
          <table:table-cell office:value-type="string" calcext:value-type="string">
            <text:p>Boa_noite_Logan3</text:p>
          </table:table-cell>
          <table:table-cell office:value-type="float" office:value="0.0349674" calcext:value-type="float">
            <text:p>0,0349674</text:p>
          </table:table-cell>
          <table:table-cell office:value-type="float" office:value="0.0407755" calcext:value-type="float">
            <text:p>0,0407755</text:p>
          </table:table-cell>
          <table:table-cell office:value-type="float" office:value="0.0481694" calcext:value-type="float">
            <text:p>0,0481694</text:p>
          </table:table-cell>
          <table:table-cell office:value-type="float" office:value="0.0485064" calcext:value-type="float">
            <text:p>0,0485064</text:p>
          </table:table-cell>
          <table:table-cell office:value-type="float" office:value="0.0506274" calcext:value-type="float">
            <text:p>0,0506274</text:p>
          </table:table-cell>
          <table:table-cell office:value-type="float" office:value="0.0557813" calcext:value-type="float">
            <text:p>0,0557813</text:p>
          </table:table-cell>
          <table:table-cell office:value-type="float" office:value="0.0560787" calcext:value-type="float">
            <text:p>0,0560787</text:p>
          </table:table-cell>
          <table:table-cell office:value-type="float" office:value="0.0579618" calcext:value-type="float">
            <text:p>0,0579618</text:p>
          </table:table-cell>
          <table:table-cell office:value-type="float" office:value="0.0599243" calcext:value-type="float">
            <text:p>0,0599243</text:p>
          </table:table-cell>
        </table:table-row>
        <table:table-row table:style-name="ro1">
          <table:table-cell/>
          <table:table-cell office:value-type="string" calcext:value-type="string">
            <text:p>Boa_noite_Logan4</text:p>
          </table:table-cell>
          <table:table-cell office:value-type="float" office:value="0.0442146" calcext:value-type="float">
            <text:p>0,0442146</text:p>
          </table:table-cell>
          <table:table-cell office:value-type="float" office:value="0.051364" calcext:value-type="float">
            <text:p>0,051364</text:p>
          </table:table-cell>
          <table:table-cell office:value-type="float" office:value="0.0548788" calcext:value-type="float">
            <text:p>0,0548788</text:p>
          </table:table-cell>
          <table:table-cell office:value-type="float" office:value="0.0577146" calcext:value-type="float">
            <text:p>0,0577146</text:p>
          </table:table-cell>
          <table:table-cell office:value-type="float" office:value="0.060131" calcext:value-type="float">
            <text:p>0,060131</text:p>
          </table:table-cell>
          <table:table-cell office:value-type="float" office:value="0.0626673" calcext:value-type="float">
            <text:p>0,0626673</text:p>
          </table:table-cell>
          <table:table-cell office:value-type="float" office:value="0.0659424" calcext:value-type="float">
            <text:p>0,0659424</text:p>
          </table:table-cell>
          <table:table-cell office:value-type="float" office:value="0.066901" calcext:value-type="float">
            <text:p>0,066901</text:p>
          </table:table-cell>
          <table:table-cell office:value-type="float" office:value="0.0689979" calcext:value-type="float">
            <text:p>0,0689979</text:p>
          </table:table-cell>
        </table:table-row>
        <table:table-row table:style-name="ro1">
          <table:table-cell/>
          <table:table-cell office:value-type="string" calcext:value-type="string">
            <text:p>Boa_noite_Logan5</text:p>
          </table:table-cell>
          <table:table-cell office:value-type="float" office:value="0.0290955" calcext:value-type="float">
            <text:p>0,0290955</text:p>
          </table:table-cell>
          <table:table-cell office:value-type="float" office:value="0.0383324" calcext:value-type="float">
            <text:p>0,0383324</text:p>
          </table:table-cell>
          <table:table-cell office:value-type="float" office:value="0.0455399" calcext:value-type="float">
            <text:p>0,0455399</text:p>
          </table:table-cell>
          <table:table-cell office:value-type="float" office:value="0.0509265" calcext:value-type="float">
            <text:p>0,0509265</text:p>
          </table:table-cell>
          <table:table-cell office:value-type="float" office:value="0.0538664" calcext:value-type="float">
            <text:p>0,0538664</text:p>
          </table:table-cell>
          <table:table-cell office:value-type="float" office:value="0.0583427" calcext:value-type="float">
            <text:p>0,0583427</text:p>
          </table:table-cell>
          <table:table-cell office:value-type="float" office:value="0.0616998" calcext:value-type="float">
            <text:p>0,0616998</text:p>
          </table:table-cell>
          <table:table-cell office:value-type="float" office:value="0.0625913" calcext:value-type="float">
            <text:p>0,0625913</text:p>
          </table:table-cell>
          <table:table-cell office:value-type="float" office:value="0.0681486" calcext:value-type="float">
            <text:p>0,0681486</text:p>
          </table:table-cell>
        </table:table-row>
        <table:table-row table:style-name="ro1">
          <table:table-cell/>
          <table:table-cell office:value-type="string" calcext:value-type="string">
            <text:p>Boa_noite_Logan6</text:p>
          </table:table-cell>
          <table:table-cell office:value-type="float" office:value="0.0225845" calcext:value-type="float">
            <text:p>0,0225845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28312" calcext:value-type="float">
            <text:p>0,028312</text:p>
          </table:table-cell>
          <table:table-cell office:value-type="float" office:value="0.029538" calcext:value-type="float">
            <text:p>0,029538</text:p>
          </table:table-cell>
          <table:table-cell office:value-type="float" office:value="0.0337139" calcext:value-type="float">
            <text:p>0,0337139</text:p>
          </table:table-cell>
          <table:table-cell office:value-type="float" office:value="0.034346" calcext:value-type="float">
            <text:p>0,034346</text:p>
          </table:table-cell>
          <table:table-cell office:value-type="float" office:value="0.0351889" calcext:value-type="float">
            <text:p>0,0351889</text:p>
          </table:table-cell>
          <table:table-cell office:value-type="float" office:value="0.0383496" calcext:value-type="float">
            <text:p>0,0383496</text:p>
          </table:table-cell>
          <table:table-cell office:value-type="float" office:value="0.039633" calcext:value-type="float">
            <text:p>0,039633</text:p>
          </table:table-cell>
        </table:table-row>
        <table:table-row table:style-name="ro1">
          <table:table-cell/>
          <table:table-cell office:value-type="string" calcext:value-type="string">
            <text:p>Boa_noite_Logan7</text:p>
          </table:table-cell>
          <table:table-cell office:value-type="float" office:value="0.0204839" calcext:value-type="float">
            <text:p>0,0204839</text:p>
          </table:table-cell>
          <table:table-cell office:value-type="float" office:value="0.0270519" calcext:value-type="float">
            <text:p>0,0270519</text:p>
          </table:table-cell>
          <table:table-cell office:value-type="float" office:value="0.0274772" calcext:value-type="float">
            <text:p>0,0274772</text:p>
          </table:table-cell>
          <table:table-cell office:value-type="float" office:value="0.0283514" calcext:value-type="float">
            <text:p>0,0283514</text:p>
          </table:table-cell>
          <table:table-cell office:value-type="float" office:value="0.0287766" calcext:value-type="float">
            <text:p>0,0287766</text:p>
          </table:table-cell>
          <table:table-cell office:value-type="float" office:value="0.0292019" calcext:value-type="float">
            <text:p>0,0292019</text:p>
          </table:table-cell>
          <table:table-cell office:value-type="float" office:value="0.0314464" calcext:value-type="float">
            <text:p>0,0314464</text:p>
          </table:table-cell>
          <table:table-cell office:value-type="float" office:value="0.0358409" calcext:value-type="float">
            <text:p>0,0358409</text:p>
          </table:table-cell>
          <table:table-cell office:value-type="float" office:value="0.0368095" calcext:value-type="float">
            <text:p>0,0368095</text:p>
          </table:table-cell>
        </table:table-row>
        <table:table-row table:style-name="ro1">
          <table:table-cell/>
          <table:table-cell office:value-type="string" calcext:value-type="string">
            <text:p>Boa_noite_Logan8</text:p>
          </table:table-cell>
          <table:table-cell office:value-type="float" office:value="0.0231362" calcext:value-type="float">
            <text:p>0,0231362</text:p>
          </table:table-cell>
          <table:table-cell office:value-type="float" office:value="0.0271393" calcext:value-type="float">
            <text:p>0,0271393</text:p>
          </table:table-cell>
          <table:table-cell office:value-type="float" office:value="0.0346074" calcext:value-type="float">
            <text:p>0,0346074</text:p>
          </table:table-cell>
          <table:table-cell office:value-type="float" office:value="0.0409564" calcext:value-type="float">
            <text:p>0,0409564</text:p>
          </table:table-cell>
          <table:table-cell office:value-type="float" office:value="0.0437543" calcext:value-type="float">
            <text:p>0,0437543</text:p>
          </table:table-cell>
          <table:table-cell office:value-type="float" office:value="0.0486398" calcext:value-type="float">
            <text:p>0,0486398</text:p>
          </table:table-cell>
          <table:table-cell office:value-type="float" office:value="0.0528581" calcext:value-type="float">
            <text:p>0,0528581</text:p>
          </table:table-cell>
          <table:table-cell office:value-type="float" office:value="0.0560003" calcext:value-type="float">
            <text:p>0,0560003</text:p>
          </table:table-cell>
          <table:table-cell office:value-type="float" office:value="0.0620696" calcext:value-type="float">
            <text:p>0,0620696</text:p>
          </table:table-cell>
        </table:table-row>
        <table:table-row table:style-name="ro1">
          <table:table-cell/>
          <table:table-cell office:value-type="string" calcext:value-type="string">
            <text:p>Boa_noite_Logan9</text:p>
          </table:table-cell>
          <table:table-cell office:value-type="float" office:value="0.00721945" calcext:value-type="float">
            <text:p>0,00721945</text:p>
          </table:table-cell>
          <table:table-cell office:value-type="float" office:value="0.00779615" calcext:value-type="float">
            <text:p>0,00779615</text:p>
          </table:table-cell>
          <table:table-cell office:value-type="float" office:value="0.0086078" calcext:value-type="float">
            <text:p>0,0086078</text:p>
          </table:table-cell>
          <table:table-cell office:value-type="float" office:value="0.00905635" calcext:value-type="float">
            <text:p>0,00905635</text:p>
          </table:table-cell>
          <table:table-cell office:value-type="float" office:value="0.0109573" calcext:value-type="float">
            <text:p>0,0109573</text:p>
          </table:table-cell>
          <table:table-cell office:value-type="float" office:value="0.0123457" calcext:value-type="float">
            <text:p>0,0123457</text:p>
          </table:table-cell>
          <table:table-cell office:value-type="float" office:value="0.0148234" calcext:value-type="float">
            <text:p>0,0148234</text:p>
          </table:table-cell>
          <table:table-cell office:value-type="float" office:value="0.015336" calcext:value-type="float">
            <text:p>0,015336</text:p>
          </table:table-cell>
          <table:table-cell office:value-type="float" office:value="0.0155282" calcext:value-type="float">
            <text:p>0,0155282</text:p>
          </table:table-cell>
        </table:table-row>
        <table:table-row table:style-name="ro1">
          <table:table-cell/>
          <table:table-cell office:value-type="string" calcext:value-type="string">
            <text:p>Boa_noite_Logan10</text:p>
          </table:table-cell>
          <table:table-cell office:value-type="float" office:value="0.00190076" calcext:value-type="float">
            <text:p>0,00190076</text:p>
          </table:table-cell>
          <table:table-cell office:value-type="float" office:value="0.00391203" calcext:value-type="float">
            <text:p>0,00391203</text:p>
          </table:table-cell>
          <table:table-cell office:value-type="float" office:value="0.00499503" calcext:value-type="float">
            <text:p>0,00499503</text:p>
          </table:table-cell>
          <table:table-cell office:value-type="float" office:value="0.0114046" calcext:value-type="float">
            <text:p>0,0114046</text:p>
          </table:table-cell>
          <table:table-cell office:value-type="float" office:value="0.0127086" calcext:value-type="float">
            <text:p>0,0127086</text:p>
          </table:table-cell>
          <table:table-cell office:value-type="float" office:value="0.0133053" calcext:value-type="float">
            <text:p>0,0133053</text:p>
          </table:table-cell>
          <table:table-cell office:value-type="float" office:value="0.0159797" calcext:value-type="float">
            <text:p>0,0159797</text:p>
          </table:table-cell>
          <table:table-cell office:value-type="float" office:value="0.0181899" calcext:value-type="float">
            <text:p>0,0181899</text:p>
          </table:table-cell>
          <table:table-cell office:value-type="float" office:value="0.018875" calcext:value-type="float">
            <text:p>0,018875</text:p>
          </table:table-cell>
        </table:table-row>
      </table:table>
      <table:table table:name="Bom dia logan" table:style-name="ta1">
        <table:shapes>
          <draw:frame draw:z-index="0" draw:style-name="gr1" draw:text-style-name="P1" svg:width="228.23mm" svg:height="90.05mm" svg:x="23.68mm" svg:y="57.9mm">
            <loext:p draw:notify-on-update-of-ranges="'Bom dia logan'.C11:'Bom dia logan'.K11 'Bom dia logan'.C2:'Bom dia logan'.K2 'Bom dia logan'.C3:'Bom dia logan'.K3 'Bom dia logan'.C4:'Bom dia logan'.K4 'Bom dia logan'.C5:'Bom dia logan'.K5 'Bom dia logan'.C6:'Bom dia logan'.K6 'Bom dia logan'.C7:'Bom dia logan'.K7 'Bom dia logan'.C8:'Bom dia logan'.K8 'Bom dia logan'.C9:'Bom dia logan'.K9 'Bom dia logan'.C10:'Bom dia logan'.K10 'Bom dia logan'.C11:'Bom dia logan'.K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m dia Logan1</text:p>
          </table:table-cell>
          <table:table-cell office:value-type="float" office:value="0.0167513" calcext:value-type="float">
            <text:p>0,0167513</text:p>
          </table:table-cell>
          <table:table-cell office:value-type="float" office:value="0.0224432" calcext:value-type="float">
            <text:p>0,0224432</text:p>
          </table:table-cell>
          <table:table-cell office:value-type="float" office:value="0.0282971" calcext:value-type="float">
            <text:p>0,0282971</text:p>
          </table:table-cell>
          <table:table-cell office:value-type="float" office:value="0.0331604" calcext:value-type="float">
            <text:p>0,0331604</text:p>
          </table:table-cell>
          <table:table-cell office:value-type="float" office:value="0.0349076" calcext:value-type="float">
            <text:p>0,0349076</text:p>
          </table:table-cell>
          <table:table-cell office:value-type="float" office:value="0.0397168" calcext:value-type="float">
            <text:p>0,0397168</text:p>
          </table:table-cell>
          <table:table-cell office:value-type="float" office:value="0.0426528" calcext:value-type="float">
            <text:p>0,0426528</text:p>
          </table:table-cell>
          <table:table-cell office:value-type="float" office:value="0.0460571" calcext:value-type="float">
            <text:p>0,0460571</text:p>
          </table:table-cell>
          <table:table-cell office:value-type="float" office:value="0.0491372" calcext:value-type="float">
            <text:p>0,0491372</text:p>
          </table:table-cell>
        </table:table-row>
        <table:table-row table:style-name="ro1">
          <table:table-cell/>
          <table:table-cell office:value-type="string" calcext:value-type="string">
            <text:p>Bom dia Logan2</text:p>
          </table:table-cell>
          <table:table-cell office:value-type="float" office:value="0.0108394" calcext:value-type="float">
            <text:p>0,0108394</text:p>
          </table:table-cell>
          <table:table-cell office:value-type="float" office:value="0.0156142" calcext:value-type="float">
            <text:p>0,0156142</text:p>
          </table:table-cell>
          <table:table-cell office:value-type="float" office:value="0.016442" calcext:value-type="float">
            <text:p>0,016442</text:p>
          </table:table-cell>
          <table:table-cell office:value-type="float" office:value="0.0166346" calcext:value-type="float">
            <text:p>0,0166346</text:p>
          </table:table-cell>
          <table:table-cell office:value-type="float" office:value="0.017501" calcext:value-type="float">
            <text:p>0,017501</text:p>
          </table:table-cell>
          <table:table-cell office:value-type="float" office:value="0.0185214" calcext:value-type="float">
            <text:p>0,0185214</text:p>
          </table:table-cell>
          <table:table-cell office:value-type="float" office:value="0.0203312" calcext:value-type="float">
            <text:p>0,0203312</text:p>
          </table:table-cell>
          <table:table-cell office:value-type="float" office:value="0.0213323" calcext:value-type="float">
            <text:p>0,0213323</text:p>
          </table:table-cell>
          <table:table-cell office:value-type="float" office:value="0.0220639" calcext:value-type="float">
            <text:p>0,0220639</text:p>
          </table:table-cell>
        </table:table-row>
        <table:table-row table:style-name="ro1">
          <table:table-cell/>
          <table:table-cell office:value-type="string" calcext:value-type="string">
            <text:p>Bom dia Logan3</text:p>
          </table:table-cell>
          <table:table-cell office:value-type="float" office:value="0.0182361" calcext:value-type="float">
            <text:p>0,0182361</text:p>
          </table:table-cell>
          <table:table-cell office:value-type="float" office:value="0.0231197" calcext:value-type="float">
            <text:p>0,0231197</text:p>
          </table:table-cell>
          <table:table-cell office:value-type="float" office:value="0.0256336" calcext:value-type="float">
            <text:p>0,0256336</text:p>
          </table:table-cell>
          <table:table-cell office:value-type="float" office:value="0.0266021" calcext:value-type="float">
            <text:p>0,0266021</text:p>
          </table:table-cell>
          <table:table-cell office:value-type="float" office:value="0.0278797" calcext:value-type="float">
            <text:p>0,0278797</text:p>
          </table:table-cell>
          <table:table-cell office:value-type="float" office:value="0.0298166" calcext:value-type="float">
            <text:p>0,0298166</text:p>
          </table:table-cell>
          <table:table-cell office:value-type="float" office:value="0.0304966" calcext:value-type="float">
            <text:p>0,0304966</text:p>
          </table:table-cell>
          <table:table-cell office:value-type="float" office:value="0.032722" calcext:value-type="float">
            <text:p>0,032722</text:p>
          </table:table-cell>
          <table:table-cell office:value-type="float" office:value="0.0329281" calcext:value-type="float">
            <text:p>0,0329281</text:p>
          </table:table-cell>
        </table:table-row>
        <table:table-row table:style-name="ro1">
          <table:table-cell/>
          <table:table-cell office:value-type="string" calcext:value-type="string">
            <text:p>Bom dia Logan4</text:p>
          </table:table-cell>
          <table:table-cell office:value-type="float" office:value="0.0496158" calcext:value-type="float">
            <text:p>0,0496158</text:p>
          </table:table-cell>
          <table:table-cell office:value-type="float" office:value="0.0631182" calcext:value-type="float">
            <text:p>0,0631182</text:p>
          </table:table-cell>
          <table:table-cell office:value-type="float" office:value="0.0689966" calcext:value-type="float">
            <text:p>0,0689966</text:p>
          </table:table-cell>
          <table:table-cell office:value-type="float" office:value="0.0738318" calcext:value-type="float">
            <text:p>0,0738318</text:p>
          </table:table-cell>
          <table:table-cell office:value-type="float" office:value="0.0765203" calcext:value-type="float">
            <text:p>0,0765203</text:p>
          </table:table-cell>
          <table:table-cell office:value-type="float" office:value="0.0802921" calcext:value-type="float">
            <text:p>0,0802921</text:p>
          </table:table-cell>
          <table:table-cell office:value-type="float" office:value="0.081857" calcext:value-type="float">
            <text:p>0,081857</text:p>
          </table:table-cell>
          <table:table-cell office:value-type="float" office:value="0.0848865" calcext:value-type="float">
            <text:p>0,0848865</text:p>
          </table:table-cell>
          <table:table-cell office:value-type="float" office:value="0.0873142" calcext:value-type="float">
            <text:p>0,0873142</text:p>
          </table:table-cell>
        </table:table-row>
        <table:table-row table:style-name="ro1">
          <table:table-cell/>
          <table:table-cell office:value-type="string" calcext:value-type="string">
            <text:p>Bom dia Logan5</text:p>
          </table:table-cell>
          <table:table-cell office:value-type="float" office:value="0.0260264" calcext:value-type="float">
            <text:p>0,0260264</text:p>
          </table:table-cell>
          <table:table-cell office:value-type="float" office:value="0.0306227" calcext:value-type="float">
            <text:p>0,0306227</text:p>
          </table:table-cell>
          <table:table-cell office:value-type="float" office:value="0.0331051" calcext:value-type="float">
            <text:p>0,0331051</text:p>
          </table:table-cell>
          <table:table-cell office:value-type="float" office:value="0.0368675" calcext:value-type="float">
            <text:p>0,0368675</text:p>
          </table:table-cell>
          <table:table-cell office:value-type="float" office:value="0.0384966" calcext:value-type="float">
            <text:p>0,0384966</text:p>
          </table:table-cell>
          <table:table-cell office:value-type="float" office:value="0.0419099" calcext:value-type="float">
            <text:p>0,0419099</text:p>
          </table:table-cell>
          <table:table-cell office:value-type="float" office:value="0.043345" calcext:value-type="float">
            <text:p>0,043345</text:p>
          </table:table-cell>
          <table:table-cell office:value-type="float" office:value="0.0449159" calcext:value-type="float">
            <text:p>0,0449159</text:p>
          </table:table-cell>
          <table:table-cell office:value-type="float" office:value="0.0467389" calcext:value-type="float">
            <text:p>0,0467389</text:p>
          </table:table-cell>
        </table:table-row>
        <table:table-row table:style-name="ro1">
          <table:table-cell/>
          <table:table-cell office:value-type="string" calcext:value-type="string">
            <text:p>Bom dia Logan6</text:p>
          </table:table-cell>
          <table:table-cell office:value-type="float" office:value="0.00701823" calcext:value-type="float">
            <text:p>0,00701823</text:p>
          </table:table-cell>
          <table:table-cell office:value-type="float" office:value="0.0106093" calcext:value-type="float">
            <text:p>0,0106093</text:p>
          </table:table-cell>
          <table:table-cell office:value-type="float" office:value="0.0129542" calcext:value-type="float">
            <text:p>0,0129542</text:p>
          </table:table-cell>
          <table:table-cell office:value-type="float" office:value="0.0158566" calcext:value-type="float">
            <text:p>0,0158566</text:p>
          </table:table-cell>
          <table:table-cell office:value-type="float" office:value="0.0179883" calcext:value-type="float">
            <text:p>0,0179883</text:p>
          </table:table-cell>
          <table:table-cell office:value-type="float" office:value="0.0195625" calcext:value-type="float">
            <text:p>0,0195625</text:p>
          </table:table-cell>
          <table:table-cell office:value-type="float" office:value="0.0215794" calcext:value-type="float">
            <text:p>0,0215794</text:p>
          </table:table-cell>
          <table:table-cell office:value-type="float" office:value="0.0244654" calcext:value-type="float">
            <text:p>0,0244654</text:p>
          </table:table-cell>
          <table:table-cell office:value-type="float" office:value="0.0268267" calcext:value-type="float">
            <text:p>0,0268267</text:p>
          </table:table-cell>
        </table:table-row>
        <table:table-row table:style-name="ro1">
          <table:table-cell/>
          <table:table-cell office:value-type="string" calcext:value-type="string">
            <text:p>Bom dia Logan7</text:p>
          </table:table-cell>
          <table:table-cell office:value-type="float" office:value="0.00882563" calcext:value-type="float">
            <text:p>0,00882563</text:p>
          </table:table-cell>
          <table:table-cell office:value-type="float" office:value="0.0117224" calcext:value-type="float">
            <text:p>0,0117224</text:p>
          </table:table-cell>
          <table:table-cell office:value-type="float" office:value="0.0137695" calcext:value-type="float">
            <text:p>0,0137695</text:p>
          </table:table-cell>
          <table:table-cell office:value-type="float" office:value="0.0146579" calcext:value-type="float">
            <text:p>0,0146579</text:p>
          </table:table-cell>
          <table:table-cell office:value-type="float" office:value="0.0170719" calcext:value-type="float">
            <text:p>0,0170719</text:p>
          </table:table-cell>
          <table:table-cell office:value-type="float" office:value="0.0247002" calcext:value-type="float">
            <text:p>0,0247002</text:p>
          </table:table-cell>
          <table:table-cell office:value-type="float" office:value="0.0285626" calcext:value-type="float">
            <text:p>0,0285626</text:p>
          </table:table-cell>
          <table:table-cell office:value-type="float" office:value="0.0334679" calcext:value-type="float">
            <text:p>0,0334679</text:p>
          </table:table-cell>
          <table:table-cell office:value-type="float" office:value="0.0387015" calcext:value-type="float">
            <text:p>0,0387015</text:p>
          </table:table-cell>
        </table:table-row>
        <table:table-row table:style-name="ro1">
          <table:table-cell/>
          <table:table-cell office:value-type="string" calcext:value-type="string">
            <text:p>Bom dia Logan8</text:p>
          </table:table-cell>
          <table:table-cell office:value-type="float" office:value="0.00728059" calcext:value-type="float">
            <text:p>0,00728059</text:p>
          </table:table-cell>
          <table:table-cell office:value-type="float" office:value="0.0110533" calcext:value-type="float">
            <text:p>0,0110533</text:p>
          </table:table-cell>
          <table:table-cell office:value-type="float" office:value="0.0139434" calcext:value-type="float">
            <text:p>0,0139434</text:p>
          </table:table-cell>
          <table:table-cell office:value-type="float" office:value="0.0149804" calcext:value-type="float">
            <text:p>0,0149804</text:p>
          </table:table-cell>
          <table:table-cell office:value-type="float" office:value="0.0158408" calcext:value-type="float">
            <text:p>0,0158408</text:p>
          </table:table-cell>
          <table:table-cell office:value-type="float" office:value="0.0161055" calcext:value-type="float">
            <text:p>0,0161055</text:p>
          </table:table-cell>
          <table:table-cell office:value-type="float" office:value="0.0161938" calcext:value-type="float">
            <text:p>0,0161938</text:p>
          </table:table-cell>
          <table:table-cell office:value-type="float" office:value="0.016282" calcext:value-type="float">
            <text:p>0,016282</text:p>
          </table:table-cell>
          <table:table-cell office:value-type="float" office:value="0.0163924" calcext:value-type="float">
            <text:p>0,0163924</text:p>
          </table:table-cell>
        </table:table-row>
        <table:table-row table:style-name="ro1">
          <table:table-cell/>
          <table:table-cell office:value-type="string" calcext:value-type="string">
            <text:p>Bom dia Logan9</text:p>
          </table:table-cell>
          <table:table-cell office:value-type="float" office:value="0.00715438" calcext:value-type="float">
            <text:p>0,00715438</text:p>
          </table:table-cell>
          <table:table-cell office:value-type="float" office:value="0.00861923" calcext:value-type="float">
            <text:p>0,00861923</text:p>
          </table:table-cell>
          <table:table-cell office:value-type="float" office:value="0.00934103" calcext:value-type="float">
            <text:p>0,00934103</text:p>
          </table:table-cell>
          <table:table-cell office:value-type="float" office:value="0.0139691" calcext:value-type="float">
            <text:p>0,0139691</text:p>
          </table:table-cell>
          <table:table-cell office:value-type="float" office:value="0.014606" calcext:value-type="float">
            <text:p>0,014606</text:p>
          </table:table-cell>
          <table:table-cell office:value-type="float" office:value="0.014882" calcext:value-type="float">
            <text:p>0,014882</text:p>
          </table:table-cell>
          <table:table-cell office:value-type="float" office:value="0.0150943" calcext:value-type="float">
            <text:p>0,0150943</text:p>
          </table:table-cell>
          <table:table-cell office:value-type="float" office:value="0.0152641" calcext:value-type="float">
            <text:p>0,0152641</text:p>
          </table:table-cell>
          <table:table-cell office:value-type="float" office:value="0.0155613" calcext:value-type="float">
            <text:p>0,0155613</text:p>
          </table:table-cell>
        </table:table-row>
        <table:table-row table:style-name="ro1">
          <table:table-cell/>
          <table:table-cell office:value-type="string" calcext:value-type="string">
            <text:p>Bom dia Logan10</text:p>
          </table:table-cell>
          <table:table-cell office:value-type="float" office:value="0.00664111" calcext:value-type="float">
            <text:p>0,00664111</text:p>
          </table:table-cell>
          <table:table-cell office:value-type="float" office:value="0.00709205" calcext:value-type="float">
            <text:p>0,00709205</text:p>
          </table:table-cell>
          <table:table-cell office:value-type="float" office:value="0.00778896" calcext:value-type="float">
            <text:p>0,00778896</text:p>
          </table:table-cell>
          <table:table-cell office:value-type="float" office:value="0.00819891" calcext:value-type="float">
            <text:p>0,00819891</text:p>
          </table:table-cell>
          <table:table-cell office:value-type="float" office:value="0.00942874" calcext:value-type="float">
            <text:p>0,00942874</text:p>
          </table:table-cell>
          <table:table-cell office:value-type="float" office:value="0.0104946" calcext:value-type="float">
            <text:p>0,0104946</text:p>
          </table:table-cell>
          <table:table-cell office:value-type="float" office:value="0.0119704" calcext:value-type="float">
            <text:p>0,0119704</text:p>
          </table:table-cell>
          <table:table-cell office:value-type="float" office:value="0.0133847" calcext:value-type="float">
            <text:p>0,0133847</text:p>
          </table:table-cell>
          <table:table-cell office:value-type="float" office:value="0.0149015" calcext:value-type="float">
            <text:p>0,0149015</text:p>
          </table:table-cell>
        </table:table-row>
      </table:table>
      <table:table table:name="Calendario" table:style-name="ta1">
        <table:shapes>
          <draw:frame draw:z-index="0" draw:style-name="gr1" draw:text-style-name="P1" svg:width="223.85mm" svg:height="90.04mm" svg:x="22.85mm" svg:y="59.5mm">
            <loext:p draw:notify-on-update-of-ranges="Calendario.C11:Calendario.K11 Calendario.C2:Calendario.K2 Calendario.C3:Calendario.K3 Calendario.C4:Calendario.K4 Calendario.C5:Calendario.K5 Calendario.C6:Calendario.K6 Calendario.C7:Calendario.K7 Calendario.C8:Calendario.K8 Calendario.C9:Calendario.K9 Calendario.C10:Calendario.K10 Calendario.C11:Calendario.K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endario1</text:p>
          </table:table-cell>
          <table:table-cell office:value-type="float" office:value="0.012294" calcext:value-type="float">
            <text:p>0,012294</text:p>
          </table:table-cell>
          <table:table-cell office:value-type="float" office:value="0.0551895" calcext:value-type="float">
            <text:p>0,0551895</text:p>
          </table:table-cell>
          <table:table-cell office:value-type="float" office:value="0.058535" calcext:value-type="float">
            <text:p>0,058535</text:p>
          </table:table-cell>
          <table:table-cell office:value-type="float" office:value="0.0613878" calcext:value-type="float">
            <text:p>0,0613878</text:p>
          </table:table-cell>
          <table:table-cell office:value-type="float" office:value="0.0643228" calcext:value-type="float">
            <text:p>0,0643228</text:p>
          </table:table-cell>
          <table:table-cell office:value-type="float" office:value="0.0654516" calcext:value-type="float">
            <text:p>0,0654516</text:p>
          </table:table-cell>
          <table:table-cell office:value-type="float" office:value="0.0670525" calcext:value-type="float">
            <text:p>0,0670525</text:p>
          </table:table-cell>
          <table:table-cell office:value-type="float" office:value="0.0706443" calcext:value-type="float">
            <text:p>0,0706443</text:p>
          </table:table-cell>
          <table:table-cell office:value-type="float" office:value="0.070829" calcext:value-type="float">
            <text:p>0,070829</text:p>
          </table:table-cell>
        </table:table-row>
        <table:table-row table:style-name="ro1">
          <table:table-cell/>
          <table:table-cell office:value-type="string" calcext:value-type="string">
            <text:p>Calendario2</text:p>
          </table:table-cell>
          <table:table-cell office:value-type="float" office:value="0.0452859" calcext:value-type="float">
            <text:p>0,0452859</text:p>
          </table:table-cell>
          <table:table-cell office:value-type="float" office:value="0.0595471" calcext:value-type="float">
            <text:p>0,0595471</text:p>
          </table:table-cell>
          <table:table-cell office:value-type="float" office:value="0.0604437" calcext:value-type="float">
            <text:p>0,0604437</text:p>
          </table:table-cell>
          <table:table-cell office:value-type="float" office:value="0.0659897" calcext:value-type="float">
            <text:p>0,0659897</text:p>
          </table:table-cell>
          <table:table-cell office:value-type="float" office:value="0.0666778" calcext:value-type="float">
            <text:p>0,0666778</text:p>
          </table:table-cell>
          <table:table-cell office:value-type="float" office:value="0.0671782" calcext:value-type="float">
            <text:p>0,0671782</text:p>
          </table:table-cell>
          <table:table-cell office:value-type="float" office:value="0.0682207" calcext:value-type="float">
            <text:p>0,0682207</text:p>
          </table:table-cell>
          <table:table-cell office:value-type="float" office:value="0.0708686" calcext:value-type="float">
            <text:p>0,0708686</text:p>
          </table:table-cell>
          <table:table-cell office:value-type="float" office:value="0.0733497" calcext:value-type="float">
            <text:p>0,0733497</text:p>
          </table:table-cell>
        </table:table-row>
        <table:table-row table:style-name="ro1">
          <table:table-cell/>
          <table:table-cell office:value-type="string" calcext:value-type="string">
            <text:p>Calendario3</text:p>
          </table:table-cell>
          <table:table-cell office:value-type="float" office:value="0.038242" calcext:value-type="float">
            <text:p>0,038242</text:p>
          </table:table-cell>
          <table:table-cell office:value-type="float" office:value="0.0755939" calcext:value-type="float">
            <text:p>0,0755939</text:p>
          </table:table-cell>
          <table:table-cell office:value-type="float" office:value="0.0787858" calcext:value-type="float">
            <text:p>0,0787858</text:p>
          </table:table-cell>
          <table:table-cell office:value-type="float" office:value="0.079369" calcext:value-type="float">
            <text:p>0,079369</text:p>
          </table:table-cell>
          <table:table-cell office:value-type="float" office:value="0.0795838" calcext:value-type="float">
            <text:p>0,0795838</text:p>
          </table:table-cell>
          <table:table-cell office:value-type="float" office:value="0.0803818" calcext:value-type="float">
            <text:p>0,0803818</text:p>
          </table:table-cell>
          <table:table-cell office:value-type="float" office:value="0.081456" calcext:value-type="float">
            <text:p>0,081456</text:p>
          </table:table-cell>
          <table:table-cell office:value-type="float" office:value="0.0819164" calcext:value-type="float">
            <text:p>0,0819164</text:p>
          </table:table-cell>
          <table:table-cell office:value-type="float" office:value="0.0830213" calcext:value-type="float">
            <text:p>0,0830213</text:p>
          </table:table-cell>
        </table:table-row>
        <table:table-row table:style-name="ro1">
          <table:table-cell/>
          <table:table-cell office:value-type="string" calcext:value-type="string">
            <text:p>Calendario4</text:p>
          </table:table-cell>
          <table:table-cell office:value-type="float" office:value="0.0588111" calcext:value-type="float">
            <text:p>0,0588111</text:p>
          </table:table-cell>
          <table:table-cell office:value-type="float" office:value="0.0680301" calcext:value-type="float">
            <text:p>0,0680301</text:p>
          </table:table-cell>
          <table:table-cell office:value-type="float" office:value="0.0695401" calcext:value-type="float">
            <text:p>0,0695401</text:p>
          </table:table-cell>
          <table:table-cell office:value-type="float" office:value="0.0763219" calcext:value-type="float">
            <text:p>0,0763219</text:p>
          </table:table-cell>
          <table:table-cell office:value-type="float" office:value="0.0774346" calcext:value-type="float">
            <text:p>0,0774346</text:p>
          </table:table-cell>
          <table:table-cell office:value-type="float" office:value="0.0783883" calcext:value-type="float">
            <text:p>0,0783883</text:p>
          </table:table-cell>
          <table:table-cell office:value-type="float" office:value="0.0795804" calcext:value-type="float">
            <text:p>0,0795804</text:p>
          </table:table-cell>
          <table:table-cell office:value-type="float" office:value="0.0818322" calcext:value-type="float">
            <text:p>0,0818322</text:p>
          </table:table-cell>
          <table:table-cell office:value-type="float" office:value="0.0863887" calcext:value-type="float">
            <text:p>0,0863887</text:p>
          </table:table-cell>
        </table:table-row>
        <table:table-row table:style-name="ro1">
          <table:table-cell/>
          <table:table-cell office:value-type="string" calcext:value-type="string">
            <text:p>Calendario5</text:p>
          </table:table-cell>
          <table:table-cell office:value-type="float" office:value="0.0124203" calcext:value-type="float">
            <text:p>0,0124203</text:p>
          </table:table-cell>
          <table:table-cell office:value-type="float" office:value="0.0425602" calcext:value-type="float">
            <text:p>0,0425602</text:p>
          </table:table-cell>
          <table:table-cell office:value-type="float" office:value="0.0616047" calcext:value-type="float">
            <text:p>0,0616047</text:p>
          </table:table-cell>
          <table:table-cell office:value-type="float" office:value="0.0620463" calcext:value-type="float">
            <text:p>0,0620463</text:p>
          </table:table-cell>
          <table:table-cell office:value-type="float" office:value="0.0629571" calcext:value-type="float">
            <text:p>0,0629571</text:p>
          </table:table-cell>
          <table:table-cell office:value-type="float" office:value="0.0643648" calcext:value-type="float">
            <text:p>0,0643648</text:p>
          </table:table-cell>
          <table:table-cell office:value-type="float" office:value="0.0653308" calcext:value-type="float">
            <text:p>0,0653308</text:p>
          </table:table-cell>
          <table:table-cell office:value-type="float" office:value="0.0665452" calcext:value-type="float">
            <text:p>0,0665452</text:p>
          </table:table-cell>
          <table:table-cell office:value-type="float" office:value="0.0670144" calcext:value-type="float">
            <text:p>0,0670144</text:p>
          </table:table-cell>
        </table:table-row>
        <table:table-row table:style-name="ro1">
          <table:table-cell/>
          <table:table-cell office:value-type="string" calcext:value-type="string">
            <text:p>Calendario6</text:p>
          </table:table-cell>
          <table:table-cell office:value-type="float" office:value="0.0376527" calcext:value-type="float">
            <text:p>0,0376527</text:p>
          </table:table-cell>
          <table:table-cell office:value-type="float" office:value="0.0458215" calcext:value-type="float">
            <text:p>0,0458215</text:p>
          </table:table-cell>
          <table:table-cell office:value-type="float" office:value="0.0516088" calcext:value-type="float">
            <text:p>0,0516088</text:p>
          </table:table-cell>
          <table:table-cell office:value-type="float" office:value="0.0562528" calcext:value-type="float">
            <text:p>0,0562528</text:p>
          </table:table-cell>
          <table:table-cell office:value-type="float" office:value="0.0595394" calcext:value-type="float">
            <text:p>0,0595394</text:p>
          </table:table-cell>
          <table:table-cell office:value-type="float" office:value="0.061397" calcext:value-type="float">
            <text:p>0,061397</text:p>
          </table:table-cell>
          <table:table-cell office:value-type="float" office:value="0.0642073" calcext:value-type="float">
            <text:p>0,0642073</text:p>
          </table:table-cell>
          <table:table-cell office:value-type="float" office:value="0.067351" calcext:value-type="float">
            <text:p>0,067351</text:p>
          </table:table-cell>
          <table:table-cell office:value-type="float" office:value="0.0677558" calcext:value-type="float">
            <text:p>0,0677558</text:p>
          </table:table-cell>
        </table:table-row>
        <table:table-row table:style-name="ro1">
          <table:table-cell/>
          <table:table-cell office:value-type="string" calcext:value-type="string">
            <text:p>Calendario7</text:p>
          </table:table-cell>
          <table:table-cell office:value-type="float" office:value="0.0204075" calcext:value-type="float">
            <text:p>0,0204075</text:p>
          </table:table-cell>
          <table:table-cell office:value-type="float" office:value="0.0215645" calcext:value-type="float">
            <text:p>0,0215645</text:p>
          </table:table-cell>
          <table:table-cell office:value-type="float" office:value="0.0235249" calcext:value-type="float">
            <text:p>0,0235249</text:p>
          </table:table-cell>
          <table:table-cell office:value-type="float" office:value="0.0275421" calcext:value-type="float">
            <text:p>0,0275421</text:p>
          </table:table-cell>
          <table:table-cell office:value-type="float" office:value="0.0280884" calcext:value-type="float">
            <text:p>0,0280884</text:p>
          </table:table-cell>
          <table:table-cell office:value-type="float" office:value="0.0285062" calcext:value-type="float">
            <text:p>0,0285062</text:p>
          </table:table-cell>
          <table:table-cell office:value-type="float" office:value="0.0289883" calcext:value-type="float">
            <text:p>0,0289883</text:p>
          </table:table-cell>
          <table:table-cell office:value-type="float" office:value="0.0293097" calcext:value-type="float">
            <text:p>0,0293097</text:p>
          </table:table-cell>
          <table:table-cell office:value-type="float" office:value="0.0295025" calcext:value-type="float">
            <text:p>0,0295025</text:p>
          </table:table-cell>
        </table:table-row>
        <table:table-row table:style-name="ro1">
          <table:table-cell/>
          <table:table-cell office:value-type="string" calcext:value-type="string">
            <text:p>Calendario8</text:p>
          </table:table-cell>
          <table:table-cell office:value-type="float" office:value="0.0170801" calcext:value-type="float">
            <text:p>0,0170801</text:p>
          </table:table-cell>
          <table:table-cell office:value-type="float" office:value="0.0176984" calcext:value-type="float">
            <text:p>0,0176984</text:p>
          </table:table-cell>
          <table:table-cell office:value-type="float" office:value="0.0179045" calcext:value-type="float">
            <text:p>0,0179045</text:p>
          </table:table-cell>
          <table:table-cell office:value-type="float" office:value="0.0180333" calcext:value-type="float">
            <text:p>0,0180333</text:p>
          </table:table-cell>
          <table:table-cell office:value-type="float" office:value="0.0181621" calcext:value-type="float">
            <text:p>0,0181621</text:p>
          </table:table-cell>
          <table:table-cell office:value-type="float" office:value="0.018832" calcext:value-type="float">
            <text:p>0,018832</text:p>
          </table:table-cell>
          <table:table-cell office:value-type="float" office:value="0.0191411" calcext:value-type="float">
            <text:p>0,0191411</text:p>
          </table:table-cell>
          <table:table-cell office:value-type="float" office:value="0.0193472" calcext:value-type="float">
            <text:p>0,0193472</text:p>
          </table:table-cell>
          <table:table-cell office:value-type="float" office:value="0.020017" calcext:value-type="float">
            <text:p>0,020017</text:p>
          </table:table-cell>
        </table:table-row>
        <table:table-row table:style-name="ro1">
          <table:table-cell/>
          <table:table-cell office:value-type="string" calcext:value-type="string">
            <text:p>Calendario9</text:p>
          </table:table-cell>
          <table:table-cell office:value-type="float" office:value="0.027237" calcext:value-type="float">
            <text:p>0,027237</text:p>
          </table:table-cell>
          <table:table-cell office:value-type="float" office:value="0.0279333" calcext:value-type="float">
            <text:p>0,0279333</text:p>
          </table:table-cell>
          <table:table-cell office:value-type="float" office:value="0.0283232" calcext:value-type="float">
            <text:p>0,0283232</text:p>
          </table:table-cell>
          <table:table-cell office:value-type="float" office:value="0.0288245" calcext:value-type="float">
            <text:p>0,0288245</text:p>
          </table:table-cell>
          <table:table-cell office:value-type="float" office:value="0.0289637" calcext:value-type="float">
            <text:p>0,0289637</text:p>
          </table:table-cell>
          <table:table-cell office:value-type="float" office:value="0.029103" calcext:value-type="float">
            <text:p>0,029103</text:p>
          </table:table-cell>
          <table:table-cell office:value-type="float" office:value="0.0301056" calcext:value-type="float">
            <text:p>0,0301056</text:p>
          </table:table-cell>
          <table:table-cell office:value-type="float" office:value="0.0308575" calcext:value-type="float">
            <text:p>0,0308575</text:p>
          </table:table-cell>
          <table:table-cell office:value-type="float" office:value="0.0311638" calcext:value-type="float">
            <text:p>0,0311638</text:p>
          </table:table-cell>
        </table:table-row>
        <table:table-row table:style-name="ro1">
          <table:table-cell/>
          <table:table-cell office:value-type="string" calcext:value-type="string">
            <text:p>Calendario10</text:p>
          </table:table-cell>
          <table:table-cell office:value-type="float" office:value="0.0473073" calcext:value-type="float">
            <text:p>0,0473073</text:p>
          </table:table-cell>
          <table:table-cell office:value-type="float" office:value="0.0510204" calcext:value-type="float">
            <text:p>0,0510204</text:p>
          </table:table-cell>
          <table:table-cell office:value-type="float" office:value="0.0513605" calcext:value-type="float">
            <text:p>0,0513605</text:p>
          </table:table-cell>
          <table:table-cell office:value-type="float" office:value="0.0524376" calcext:value-type="float">
            <text:p>0,0524376</text:p>
          </table:table-cell>
          <table:table-cell office:value-type="float" office:value="0.0560658" calcext:value-type="float">
            <text:p>0,0560658</text:p>
          </table:table-cell>
          <table:table-cell office:value-type="float" office:value="0.0572846" calcext:value-type="float">
            <text:p>0,0572846</text:p>
          </table:table-cell>
          <table:table-cell office:value-type="float" office:value="0.0575113" calcext:value-type="float">
            <text:p>0,0575113</text:p>
          </table:table-cell>
          <table:table-cell office:value-type="float" office:value="0.0576247" calcext:value-type="float">
            <text:p>0,0576247</text:p>
          </table:table-cell>
          <table:table-cell office:value-type="float" office:value="0.0577381" calcext:value-type="float">
            <text:p>0,0577381</text:p>
          </table:table-cell>
        </table:table-row>
      </table:table>
      <table:table table:name="Como esta o tempo hoje" table:style-name="ta1">
        <table:shapes>
          <draw:frame draw:z-index="0" draw:style-name="gr1" draw:text-style-name="P1" svg:width="245.6mm" svg:height="90.04mm" svg:x="23.68mm" svg:y="62.42mm">
            <loext:p draw:notify-on-update-of-ranges="'Como esta o tempo hoje'.D12:'Como esta o tempo hoje'.L12 'Como esta o tempo hoje'.D3:'Como esta o tempo hoje'.L3 'Como esta o tempo hoje'.D4:'Como esta o tempo hoje'.L4 'Como esta o tempo hoje'.D5:'Como esta o tempo hoje'.L5 'Como esta o tempo hoje'.D6:'Como esta o tempo hoje'.L6 'Como esta o tempo hoje'.D7:'Como esta o tempo hoje'.L7 'Como esta o tempo hoje'.D8:'Como esta o tempo hoje'.L8 'Como esta o tempo hoje'.D9:'Como esta o tempo hoje'.L9 'Como esta o tempo hoje'.D10:'Como esta o tempo hoje'.L10 'Como esta o tempo hoje'.D11:'Como esta o tempo hoje'.L11 'Como esta o tempo hoje'.D12:'Como esta o tempo hoje'.L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</text:p>
          </table:table-cell>
          <table:covered-table-cell office:value-type="string" calcext:value-type="string">
            <text:p>empo hoje1</text:p>
          </table:covered-table-cell>
          <table:table-cell office:value-type="float" office:value="0.0341276" calcext:value-type="float">
            <text:p>0,0341276</text:p>
          </table:table-cell>
          <table:table-cell office:value-type="float" office:value="0.0379747" calcext:value-type="float">
            <text:p>0,0379747</text:p>
          </table:table-cell>
          <table:table-cell office:value-type="float" office:value="0.0401258" calcext:value-type="float">
            <text:p>0,0401258</text:p>
          </table:table-cell>
          <table:table-cell office:value-type="float" office:value="0.0424285" calcext:value-type="float">
            <text:p>0,0424285</text:p>
          </table:table-cell>
          <table:table-cell office:value-type="float" office:value="0.0438901" calcext:value-type="float">
            <text:p>0,0438901</text:p>
          </table:table-cell>
          <table:table-cell office:value-type="float" office:value="0.0456689" calcext:value-type="float">
            <text:p>0,0456689</text:p>
          </table:table-cell>
          <table:table-cell office:value-type="float" office:value="0.0462894" calcext:value-type="float">
            <text:p>0,0462894</text:p>
          </table:table-cell>
          <table:table-cell office:value-type="float" office:value="0.0475166" calcext:value-type="float">
            <text:p>0,0475166</text:p>
          </table:table-cell>
          <table:table-cell office:value-type="float" office:value="0.0492678" calcext:value-type="float">
            <text:p>0,049267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2</text:p>
          </table:table-cell>
          <table:covered-table-cell/>
          <table:table-cell office:value-type="float" office:value="0.00494582" calcext:value-type="float">
            <text:p>0,00494582</text:p>
          </table:table-cell>
          <table:table-cell office:value-type="float" office:value="0.00574912" calcext:value-type="float">
            <text:p>0,00574912</text:p>
          </table:table-cell>
          <table:table-cell office:value-type="float" office:value="0.00606414" calcext:value-type="float">
            <text:p>0,00606414</text:p>
          </table:table-cell>
          <table:table-cell office:value-type="float" office:value="0.00740297" calcext:value-type="float">
            <text:p>0,00740297</text:p>
          </table:table-cell>
          <table:table-cell office:value-type="float" office:value="0.00908833" calcext:value-type="float">
            <text:p>0,00908833</text:p>
          </table:table-cell>
          <table:table-cell office:value-type="float" office:value="0.00926159" calcext:value-type="float">
            <text:p>0,00926159</text:p>
          </table:table-cell>
          <table:table-cell office:value-type="float" office:value="0.00937185" calcext:value-type="float">
            <text:p>0,00937185</text:p>
          </table:table-cell>
          <table:table-cell office:value-type="float" office:value="0.00948211" calcext:value-type="float">
            <text:p>0,00948211</text:p>
          </table:table-cell>
          <table:table-cell office:value-type="float" office:value="0.00987588" calcext:value-type="float">
            <text:p>0,0098758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3</text:p>
          </table:table-cell>
          <table:covered-table-cell/>
          <table:table-cell office:value-type="float" office:value="0.0153583" calcext:value-type="float">
            <text:p>0,0153583</text:p>
          </table:table-cell>
          <table:table-cell office:value-type="float" office:value="0.0372385" calcext:value-type="float">
            <text:p>0,0372385</text:p>
          </table:table-cell>
          <table:table-cell office:value-type="float" office:value="0.0408301" calcext:value-type="float">
            <text:p>0,0408301</text:p>
          </table:table-cell>
          <table:table-cell office:value-type="float" office:value="0.0420925" calcext:value-type="float">
            <text:p>0,0420925</text:p>
          </table:table-cell>
          <table:table-cell office:value-type="float" office:value="0.0448876" calcext:value-type="float">
            <text:p>0,0448876</text:p>
          </table:table-cell>
          <table:table-cell office:value-type="float" office:value="0.0468111" calcext:value-type="float">
            <text:p>0,0468111</text:p>
          </table:table-cell>
          <table:table-cell office:value-type="float" office:value="0.048915" calcext:value-type="float">
            <text:p>0,048915</text:p>
          </table:table-cell>
          <table:table-cell office:value-type="float" office:value="0.051109" calcext:value-type="float">
            <text:p>0,051109</text:p>
          </table:table-cell>
          <table:table-cell office:value-type="float" office:value="0.0513194" calcext:value-type="float">
            <text:p>0,051319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4</text:p>
          </table:table-cell>
          <table:covered-table-cell/>
          <table:table-cell office:value-type="float" office:value="0.0248445" calcext:value-type="float">
            <text:p>0,0248445</text:p>
          </table:table-cell>
          <table:table-cell office:value-type="float" office:value="0.0303417" calcext:value-type="float">
            <text:p>0,0303417</text:p>
          </table:table-cell>
          <table:table-cell office:value-type="float" office:value="0.0347179" calcext:value-type="float">
            <text:p>0,0347179</text:p>
          </table:table-cell>
          <table:table-cell office:value-type="float" office:value="0.0361305" calcext:value-type="float">
            <text:p>0,0361305</text:p>
          </table:table-cell>
          <table:table-cell office:value-type="float" office:value="0.0374357" calcext:value-type="float">
            <text:p>0,0374357</text:p>
          </table:table-cell>
          <table:table-cell office:value-type="float" office:value="0.038357" calcext:value-type="float">
            <text:p>0,038357</text:p>
          </table:table-cell>
          <table:table-cell office:value-type="float" office:value="0.0396468" calcext:value-type="float">
            <text:p>0,0396468</text:p>
          </table:table-cell>
          <table:table-cell office:value-type="float" office:value="0.0415048" calcext:value-type="float">
            <text:p>0,0415048</text:p>
          </table:table-cell>
          <table:table-cell office:value-type="float" office:value="0.0434702" calcext:value-type="float">
            <text:p>0,043470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5</text:p>
          </table:table-cell>
          <table:covered-table-cell/>
          <table:table-cell office:value-type="float" office:value="0.0303707" calcext:value-type="float">
            <text:p>0,0303707</text:p>
          </table:table-cell>
          <table:table-cell office:value-type="float" office:value="0.031048" calcext:value-type="float">
            <text:p>0,031048</text:p>
          </table:table-cell>
          <table:table-cell office:value-type="float" office:value="0.032772" calcext:value-type="float">
            <text:p>0,032772</text:p>
          </table:table-cell>
          <table:table-cell office:value-type="float" office:value="0.0343421" calcext:value-type="float">
            <text:p>0,0343421</text:p>
          </table:table-cell>
          <table:table-cell office:value-type="float" office:value="0.0352811" calcext:value-type="float">
            <text:p>0,0352811</text:p>
          </table:table-cell>
          <table:table-cell office:value-type="float" office:value="0.0367126" calcext:value-type="float">
            <text:p>0,0367126</text:p>
          </table:table-cell>
          <table:table-cell office:value-type="float" office:value="0.0380826" calcext:value-type="float">
            <text:p>0,0380826</text:p>
          </table:table-cell>
          <table:table-cell office:value-type="float" office:value="0.0388677" calcext:value-type="float">
            <text:p>0,0388677</text:p>
          </table:table-cell>
          <table:table-cell office:value-type="float" office:value="0.0394988" calcext:value-type="float">
            <text:p>0,039498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6</text:p>
          </table:table-cell>
          <table:covered-table-cell/>
          <table:table-cell office:value-type="float" office:value="0.0427367" calcext:value-type="float">
            <text:p>0,0427367</text:p>
          </table:table-cell>
          <table:table-cell office:value-type="float" office:value="0.0455611" calcext:value-type="float">
            <text:p>0,0455611</text:p>
          </table:table-cell>
          <table:table-cell office:value-type="float" office:value="0.048413" calcext:value-type="float">
            <text:p>0,048413</text:p>
          </table:table-cell>
          <table:table-cell office:value-type="float" office:value="0.0534174" calcext:value-type="float">
            <text:p>0,0534174</text:p>
          </table:table-cell>
          <table:table-cell office:value-type="float" office:value="0.0575855" calcext:value-type="float">
            <text:p>0,0575855</text:p>
          </table:table-cell>
          <table:table-cell office:value-type="float" office:value="0.0613697" calcext:value-type="float">
            <text:p>0,0613697</text:p>
          </table:table-cell>
          <table:table-cell office:value-type="float" office:value="0.0654555" calcext:value-type="float">
            <text:p>0,0654555</text:p>
          </table:table-cell>
          <table:table-cell office:value-type="float" office:value="0.0716528" calcext:value-type="float">
            <text:p>0,0716528</text:p>
          </table:table-cell>
          <table:table-cell office:value-type="float" office:value="0.0827998" calcext:value-type="float">
            <text:p>0,082799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7</text:p>
          </table:table-cell>
          <table:covered-table-cell/>
          <table:table-cell office:value-type="float" office:value="0.00119346" calcext:value-type="float">
            <text:p>0,00119346</text:p>
          </table:table-cell>
          <table:table-cell office:value-type="float" office:value="0.0316115" calcext:value-type="float">
            <text:p>0,0316115</text:p>
          </table:table-cell>
          <table:table-cell office:value-type="float" office:value="0.0386652" calcext:value-type="float">
            <text:p>0,0386652</text:p>
          </table:table-cell>
          <table:table-cell office:value-type="float" office:value="0.0393078" calcext:value-type="float">
            <text:p>0,0393078</text:p>
          </table:table-cell>
          <table:table-cell office:value-type="float" office:value="0.0400116" calcext:value-type="float">
            <text:p>0,0400116</text:p>
          </table:table-cell>
          <table:table-cell office:value-type="float" office:value="0.0413275" calcext:value-type="float">
            <text:p>0,0413275</text:p>
          </table:table-cell>
          <table:table-cell office:value-type="float" office:value="0.0417406" calcext:value-type="float">
            <text:p>0,0417406</text:p>
          </table:table-cell>
          <table:table-cell office:value-type="float" office:value="0.0431942" calcext:value-type="float">
            <text:p>0,0431942</text:p>
          </table:table-cell>
          <table:table-cell office:value-type="float" office:value="0.0435155" calcext:value-type="float">
            <text:p>0,043515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8</text:p>
          </table:table-cell>
          <table:covered-table-cell/>
          <table:table-cell office:value-type="float" office:value="0.0197407" calcext:value-type="float">
            <text:p>0,0197407</text:p>
          </table:table-cell>
          <table:table-cell office:value-type="float" office:value="0.0258299" calcext:value-type="float">
            <text:p>0,0258299</text:p>
          </table:table-cell>
          <table:table-cell office:value-type="float" office:value="0.0265501" calcext:value-type="float">
            <text:p>0,0265501</text:p>
          </table:table-cell>
          <table:table-cell office:value-type="float" office:value="0.0267138" calcext:value-type="float">
            <text:p>0,0267138</text:p>
          </table:table-cell>
          <table:table-cell office:value-type="float" office:value="0.0268939" calcext:value-type="float">
            <text:p>0,0268939</text:p>
          </table:table-cell>
          <table:table-cell office:value-type="float" office:value="0.0280888" calcext:value-type="float">
            <text:p>0,0280888</text:p>
          </table:table-cell>
          <table:table-cell office:value-type="float" office:value="0.0283507" calcext:value-type="float">
            <text:p>0,0283507</text:p>
          </table:table-cell>
          <table:table-cell office:value-type="float" office:value="0.0293328" calcext:value-type="float">
            <text:p>0,0293328</text:p>
          </table:table-cell>
          <table:table-cell office:value-type="float" office:value="0.0295292" calcext:value-type="float">
            <text:p>0,029529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9</text:p>
          </table:table-cell>
          <table:covered-table-cell/>
          <table:table-cell office:value-type="float" office:value="0.0126969" calcext:value-type="float">
            <text:p>0,0126969</text:p>
          </table:table-cell>
          <table:table-cell office:value-type="float" office:value="0.0313237" calcext:value-type="float">
            <text:p>0,0313237</text:p>
          </table:table-cell>
          <table:table-cell office:value-type="float" office:value="0.0316484" calcext:value-type="float">
            <text:p>0,0316484</text:p>
          </table:table-cell>
          <table:table-cell office:value-type="float" office:value="0.0320927" calcext:value-type="float">
            <text:p>0,0320927</text:p>
          </table:table-cell>
          <table:table-cell office:value-type="float" office:value="0.0322123" calcext:value-type="float">
            <text:p>0,0322123</text:p>
          </table:table-cell>
          <table:table-cell office:value-type="float" office:value="0.0323661" calcext:value-type="float">
            <text:p>0,0323661</text:p>
          </table:table-cell>
          <table:table-cell office:value-type="float" office:value="0.0338357" calcext:value-type="float">
            <text:p>0,0338357</text:p>
          </table:table-cell>
          <table:table-cell office:value-type="float" office:value="0.034075" calcext:value-type="float">
            <text:p>0,034075</text:p>
          </table:table-cell>
          <table:table-cell office:value-type="float" office:value="0.0359206" calcext:value-type="float">
            <text:p>0,035920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0</text:p>
          </table:table-cell>
          <table:covered-table-cell/>
          <table:table-cell office:value-type="float" office:value="0.00402458" calcext:value-type="float">
            <text:p>0,00402458</text:p>
          </table:table-cell>
          <table:table-cell office:value-type="float" office:value="0.0167223" calcext:value-type="float">
            <text:p>0,0167223</text:p>
          </table:table-cell>
          <table:table-cell office:value-type="float" office:value="0.0278445" calcext:value-type="float">
            <text:p>0,0278445</text:p>
          </table:table-cell>
          <table:table-cell office:value-type="float" office:value="0.0282189" calcext:value-type="float">
            <text:p>0,0282189</text:p>
          </table:table-cell>
          <table:table-cell office:value-type="float" office:value="0.0283905" calcext:value-type="float">
            <text:p>0,0283905</text:p>
          </table:table-cell>
          <table:table-cell office:value-type="float" office:value="0.0287805" calcext:value-type="float">
            <text:p>0,0287805</text:p>
          </table:table-cell>
          <table:table-cell office:value-type="float" office:value="0.0288741" calcext:value-type="float">
            <text:p>0,0288741</text:p>
          </table:table-cell>
          <table:table-cell office:value-type="float" office:value="0.0289676" calcext:value-type="float">
            <text:p>0,0289676</text:p>
          </table:table-cell>
          <table:table-cell office:value-type="float" office:value="0.029108" calcext:value-type="float">
            <text:p>0,029108</text:p>
          </table:table-cell>
        </table:table-row>
      </table:table>
      <table:table table:name="Oi Logan" table:style-name="ta1">
        <table:shapes>
          <draw:frame draw:z-index="0" draw:style-name="gr1" draw:text-style-name="P1" svg:width="223.57mm" svg:height="90.04mm" svg:x="45.98mm" svg:y="63.22mm">
            <loext:p draw:notify-on-update-of-ranges="'Oi Logan'.D12:'Oi Logan'.L12 'Oi Logan'.C3:'Oi Logan'.L3 'Oi Logan'.C4:'Oi Logan'.L4 'Oi Logan'.C5:'Oi Logan'.L5 'Oi Logan'.C6:'Oi Logan'.L6 'Oi Logan'.C7:'Oi Logan'.L7 'Oi Logan'.C8:'Oi Logan'.L8 'Oi Logan'.C9:'Oi Logan'.L9 'Oi Logan'.C10:'Oi Logan'.L10 'Oi Logan'.C11:'Oi Logan'.L11 'Oi Logan'.C12:'Oi Logan'.L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i Logan1</text:p>
          </table:table-cell>
          <table:table-cell office:value-type="float" office:value="0.0496784" calcext:value-type="float">
            <text:p>0,0496784</text:p>
          </table:table-cell>
          <table:table-cell office:value-type="float" office:value="0.0583817" calcext:value-type="float">
            <text:p>0,0583817</text:p>
          </table:table-cell>
          <table:table-cell office:value-type="float" office:value="0.0643188" calcext:value-type="float">
            <text:p>0,0643188</text:p>
          </table:table-cell>
          <table:table-cell office:value-type="float" office:value="0.069064" calcext:value-type="float">
            <text:p>0,069064</text:p>
          </table:table-cell>
          <table:table-cell office:value-type="float" office:value="0.0738092" calcext:value-type="float">
            <text:p>0,0738092</text:p>
          </table:table-cell>
          <table:table-cell office:value-type="float" office:value="0.0771376" calcext:value-type="float">
            <text:p>0,0771376</text:p>
          </table:table-cell>
          <table:table-cell office:value-type="float" office:value="0.0813206" calcext:value-type="float">
            <text:p>0,0813206</text:p>
          </table:table-cell>
          <table:table-cell office:value-type="float" office:value="0.0841767" calcext:value-type="float">
            <text:p>0,0841767</text:p>
          </table:table-cell>
          <table:table-cell office:value-type="float" office:value="0.0868529" calcext:value-type="float">
            <text:p>0,0868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2</text:p>
          </table:table-cell>
          <table:table-cell office:value-type="float" office:value="0.0200123" calcext:value-type="float">
            <text:p>0,0200123</text:p>
          </table:table-cell>
          <table:table-cell office:value-type="float" office:value="0.0268875" calcext:value-type="float">
            <text:p>0,0268875</text:p>
          </table:table-cell>
          <table:table-cell office:value-type="float" office:value="0.0282932" calcext:value-type="float">
            <text:p>0,0282932</text:p>
          </table:table-cell>
          <table:table-cell office:value-type="float" office:value="0.0297245" calcext:value-type="float">
            <text:p>0,0297245</text:p>
          </table:table-cell>
          <table:table-cell office:value-type="float" office:value="0.0313347" calcext:value-type="float">
            <text:p>0,0313347</text:p>
          </table:table-cell>
          <table:table-cell office:value-type="float" office:value="0.036293" calcext:value-type="float">
            <text:p>0,036293</text:p>
          </table:table-cell>
          <table:table-cell office:value-type="float" office:value="0.0367019" calcext:value-type="float">
            <text:p>0,0367019</text:p>
          </table:table-cell>
          <table:table-cell office:value-type="float" office:value="0.0378521" calcext:value-type="float">
            <text:p>0,0378521</text:p>
          </table:table-cell>
          <table:table-cell office:value-type="float" office:value="0.0392833" calcext:value-type="float">
            <text:p>0,03928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3</text:p>
          </table:table-cell>
          <table:table-cell office:value-type="float" office:value="0.0221178" calcext:value-type="float">
            <text:p>0,0221178</text:p>
          </table:table-cell>
          <table:table-cell office:value-type="float" office:value="0.0291541" calcext:value-type="float">
            <text:p>0,0291541</text:p>
          </table:table-cell>
          <table:table-cell office:value-type="float" office:value="0.0316499" calcext:value-type="float">
            <text:p>0,0316499</text:p>
          </table:table-cell>
          <table:table-cell office:value-type="float" office:value="0.0346769" calcext:value-type="float">
            <text:p>0,0346769</text:p>
          </table:table-cell>
          <table:table-cell office:value-type="float" office:value="0.0396686" calcext:value-type="float">
            <text:p>0,0396686</text:p>
          </table:table-cell>
          <table:table-cell office:value-type="float" office:value="0.0455632" calcext:value-type="float">
            <text:p>0,0455632</text:p>
          </table:table-cell>
          <table:table-cell office:value-type="float" office:value="0.0483777" calcext:value-type="float">
            <text:p>0,0483777</text:p>
          </table:table-cell>
          <table:table-cell office:value-type="float" office:value="0.0510594" calcext:value-type="float">
            <text:p>0,0510594</text:p>
          </table:table-cell>
          <table:table-cell office:value-type="float" office:value="0.0542191" calcext:value-type="float">
            <text:p>0,0542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4</text:p>
          </table:table-cell>
          <table:table-cell office:value-type="float" office:value="0.0379061" calcext:value-type="float">
            <text:p>0,0379061</text:p>
          </table:table-cell>
          <table:table-cell office:value-type="float" office:value="0.0443975" calcext:value-type="float">
            <text:p>0,0443975</text:p>
          </table:table-cell>
          <table:table-cell office:value-type="float" office:value="0.0516333" calcext:value-type="float">
            <text:p>0,0516333</text:p>
          </table:table-cell>
          <table:table-cell office:value-type="float" office:value="0.0580353" calcext:value-type="float">
            <text:p>0,0580353</text:p>
          </table:table-cell>
          <table:table-cell office:value-type="float" office:value="0.0619659" calcext:value-type="float">
            <text:p>0,0619659</text:p>
          </table:table-cell>
          <table:table-cell office:value-type="float" office:value="0.0649138" calcext:value-type="float">
            <text:p>0,0649138</text:p>
          </table:table-cell>
          <table:table-cell office:value-type="float" office:value="0.0697674" calcext:value-type="float">
            <text:p>0,0697674</text:p>
          </table:table-cell>
          <table:table-cell office:value-type="float" office:value="0.0727154" calcext:value-type="float">
            <text:p>0,0727154</text:p>
          </table:table-cell>
          <table:table-cell office:value-type="float" office:value="0.0741744" calcext:value-type="float">
            <text:p>0,0741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5</text:p>
          </table:table-cell>
          <table:table-cell office:value-type="float" office:value="0.0432121" calcext:value-type="float">
            <text:p>0,0432121</text:p>
          </table:table-cell>
          <table:table-cell office:value-type="float" office:value="0.0502709" calcext:value-type="float">
            <text:p>0,0502709</text:p>
          </table:table-cell>
          <table:table-cell office:value-type="float" office:value="0.0534486" calcext:value-type="float">
            <text:p>0,0534486</text:p>
          </table:table-cell>
          <table:table-cell office:value-type="float" office:value="0.0576943" calcext:value-type="float">
            <text:p>0,0576943</text:p>
          </table:table-cell>
          <table:table-cell office:value-type="float" office:value="0.0639196" calcext:value-type="float">
            <text:p>0,0639196</text:p>
          </table:table-cell>
          <table:table-cell office:value-type="float" office:value="0.0675922" calcext:value-type="float">
            <text:p>0,0675922</text:p>
          </table:table-cell>
          <table:table-cell office:value-type="float" office:value="0.0757189" calcext:value-type="float">
            <text:p>0,0757189</text:p>
          </table:table-cell>
          <table:table-cell office:value-type="float" office:value="0.0829339" calcext:value-type="float">
            <text:p>0,0829339</text:p>
          </table:table-cell>
          <table:table-cell office:value-type="float" office:value="0.0899406" calcext:value-type="float">
            <text:p>0,0899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6</text:p>
          </table:table-cell>
          <table:table-cell office:value-type="float" office:value="0.0333496" calcext:value-type="float">
            <text:p>0,0333496</text:p>
          </table:table-cell>
          <table:table-cell office:value-type="float" office:value="0.0460775" calcext:value-type="float">
            <text:p>0,0460775</text:p>
          </table:table-cell>
          <table:table-cell office:value-type="float" office:value="0.0481345" calcext:value-type="float">
            <text:p>0,0481345</text:p>
          </table:table-cell>
          <table:table-cell office:value-type="float" office:value="0.0499344" calcext:value-type="float">
            <text:p>0,0499344</text:p>
          </table:table-cell>
          <table:table-cell office:value-type="float" office:value="0.0522743" calcext:value-type="float">
            <text:p>0,0522743</text:p>
          </table:table-cell>
          <table:table-cell office:value-type="float" office:value="0.0539456" calcext:value-type="float">
            <text:p>0,0539456</text:p>
          </table:table-cell>
          <table:table-cell office:value-type="float" office:value="0.0557455" calcext:value-type="float">
            <text:p>0,0557455</text:p>
          </table:table-cell>
          <table:table-cell office:value-type="float" office:value="0.0591139" calcext:value-type="float">
            <text:p>0,0591139</text:p>
          </table:table-cell>
          <table:table-cell office:value-type="float" office:value="0.0618395" calcext:value-type="float">
            <text:p>0,06183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7</text:p>
          </table:table-cell>
          <table:table-cell office:value-type="float" office:value="0.00676983" calcext:value-type="float">
            <text:p>0,00676983</text:p>
          </table:table-cell>
          <table:table-cell office:value-type="float" office:value="0.00722316" calcext:value-type="float">
            <text:p>0,00722316</text:p>
          </table:table-cell>
          <table:table-cell office:value-type="float" office:value="0.0109405" calcext:value-type="float">
            <text:p>0,0109405</text:p>
          </table:table-cell>
          <table:table-cell office:value-type="float" office:value="0.0113032" calcext:value-type="float">
            <text:p>0,0113032</text:p>
          </table:table-cell>
          <table:table-cell office:value-type="float" office:value="0.0114845" calcext:value-type="float">
            <text:p>0,0114845</text:p>
          </table:table-cell>
          <table:table-cell office:value-type="float" office:value="0.0116356" calcext:value-type="float">
            <text:p>0,0116356</text:p>
          </table:table-cell>
          <table:table-cell office:value-type="float" office:value="0.0117565" calcext:value-type="float">
            <text:p>0,0117565</text:p>
          </table:table-cell>
          <table:table-cell office:value-type="float" office:value="0.0118472" calcext:value-type="float">
            <text:p>0,0118472</text:p>
          </table:table-cell>
          <table:table-cell office:value-type="float" office:value="0.0119379" calcext:value-type="float">
            <text:p>0,0119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8</text:p>
          </table:table-cell>
          <table:table-cell office:value-type="float" office:value="0.0092885" calcext:value-type="float">
            <text:p>0,0092885</text:p>
          </table:table-cell>
          <table:table-cell office:value-type="float" office:value="0.0125383" calcext:value-type="float">
            <text:p>0,0125383</text:p>
          </table:table-cell>
          <table:table-cell office:value-type="float" office:value="0.0149584" calcext:value-type="float">
            <text:p>0,0149584</text:p>
          </table:table-cell>
          <table:table-cell office:value-type="float" office:value="0.0274276" calcext:value-type="float">
            <text:p>0,0274276</text:p>
          </table:table-cell>
          <table:table-cell office:value-type="float" office:value="0.0280268" calcext:value-type="float">
            <text:p>0,0280268</text:p>
          </table:table-cell>
          <table:table-cell office:value-type="float" office:value="0.02858" calcext:value-type="float">
            <text:p>0,02858</text:p>
          </table:table-cell>
          <table:table-cell office:value-type="float" office:value="0.0287874" calcext:value-type="float">
            <text:p>0,0287874</text:p>
          </table:table-cell>
          <table:table-cell office:value-type="float" office:value="0.0300551" calcext:value-type="float">
            <text:p>0,0300551</text:p>
          </table:table-cell>
          <table:table-cell office:value-type="float" office:value="0.0308848" calcext:value-type="float">
            <text:p>0,0308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9</text:p>
          </table:table-cell>
          <table:table-cell office:value-type="float" office:value="0.00616995" calcext:value-type="float">
            <text:p>0,00616995</text:p>
          </table:table-cell>
          <table:table-cell office:value-type="float" office:value="0.0104684" calcext:value-type="float">
            <text:p>0,0104684</text:p>
          </table:table-cell>
          <table:table-cell office:value-type="float" office:value="0.0179835" calcext:value-type="float">
            <text:p>0,0179835</text:p>
          </table:table-cell>
          <table:table-cell office:value-type="float" office:value="0.019621" calcext:value-type="float">
            <text:p>0,019621</text:p>
          </table:table-cell>
          <table:table-cell office:value-type="float" office:value="0.0203813" calcext:value-type="float">
            <text:p>0,0203813</text:p>
          </table:table-cell>
          <table:table-cell office:value-type="float" office:value="0.0228668" calcext:value-type="float">
            <text:p>0,0228668</text:p>
          </table:table-cell>
          <table:table-cell office:value-type="float" office:value="0.0252939" calcext:value-type="float">
            <text:p>0,0252939</text:p>
          </table:table-cell>
          <table:table-cell office:value-type="float" office:value="0.0264928" calcext:value-type="float">
            <text:p>0,0264928</text:p>
          </table:table-cell>
          <table:table-cell office:value-type="float" office:value="0.0270191" calcext:value-type="float">
            <text:p>0,0270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10</text:p>
          </table:table-cell>
          <table:table-cell office:value-type="float" office:value="0.0133895" calcext:value-type="float">
            <text:p>0,0133895</text:p>
          </table:table-cell>
          <table:table-cell office:value-type="float" office:value="0.0492894" calcext:value-type="float">
            <text:p>0,0492894</text:p>
          </table:table-cell>
          <table:table-cell office:value-type="float" office:value="0.055202" calcext:value-type="float">
            <text:p>0,055202</text:p>
          </table:table-cell>
          <table:table-cell office:value-type="float" office:value="0.0575618" calcext:value-type="float">
            <text:p>0,0575618</text:p>
          </table:table-cell>
          <table:table-cell office:value-type="float" office:value="0.0631032" calcext:value-type="float">
            <text:p>0,0631032</text:p>
          </table:table-cell>
          <table:table-cell office:value-type="float" office:value="0.0707657" calcext:value-type="float">
            <text:p>0,0707657</text:p>
          </table:table-cell>
          <table:table-cell office:value-type="float" office:value="0.0714816" calcext:value-type="float">
            <text:p>0,0714816</text:p>
          </table:table-cell>
          <table:table-cell office:value-type="float" office:value="0.0719058" calcext:value-type="float">
            <text:p>0,0719058</text:p>
          </table:table-cell>
          <table:table-cell office:value-type="float" office:value="0.0727808" calcext:value-type="float">
            <text:p>0,0727808</text:p>
          </table:table-cell>
        </table:table-row>
      </table:table>
      <table:table table:name="Pesquisar" table:style-name="ta1">
        <table:shapes>
          <draw:frame draw:z-index="0" draw:style-name="gr1" draw:text-style-name="P1" svg:width="223.84mm" svg:height="90.05mm" svg:x="45.71mm" svg:y="61.62mm">
            <loext:p draw:notify-on-update-of-ranges="Pesquisar.D12:Pesquisar.L12 Pesquisar.D3:Pesquisar.L3 Pesquisar.D4:Pesquisar.L4 Pesquisar.D5:Pesquisar.L5 Pesquisar.D6:Pesquisar.L6 Pesquisar.D7:Pesquisar.L7 Pesquisar.D8:Pesquisar.L8 Pesquisar.D9:Pesquisar.L9 Pesquisar.D10:Pesquisar.L10 Pesquisar.D11:Pesquisar.L11 Pesquisar.D12:Pesquisar.L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squisar1</text:p>
          </table:table-cell>
          <table:table-cell office:value-type="float" office:value="0.0441558" calcext:value-type="float">
            <text:p>0,0441558</text:p>
          </table:table-cell>
          <table:table-cell office:value-type="float" office:value="0.0518663" calcext:value-type="float">
            <text:p>0,0518663</text:p>
          </table:table-cell>
          <table:table-cell office:value-type="float" office:value="0.0581875" calcext:value-type="float">
            <text:p>0,0581875</text:p>
          </table:table-cell>
          <table:table-cell office:value-type="float" office:value="0.0601788" calcext:value-type="float">
            <text:p>0,0601788</text:p>
          </table:table-cell>
          <table:table-cell office:value-type="float" office:value="0.0655506" calcext:value-type="float">
            <text:p>0,0655506</text:p>
          </table:table-cell>
          <table:table-cell office:value-type="float" office:value="0.0681439" calcext:value-type="float">
            <text:p>0,0681439</text:p>
          </table:table-cell>
          <table:table-cell office:value-type="float" office:value="0.0732611" calcext:value-type="float">
            <text:p>0,0732611</text:p>
          </table:table-cell>
          <table:table-cell office:value-type="float" office:value="0.0780541" calcext:value-type="float">
            <text:p>0,0780541</text:p>
          </table:table-cell>
          <table:table-cell office:value-type="float" office:value="0.0809716" calcext:value-type="float">
            <text:p>0,08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2</text:p>
          </table:table-cell>
          <table:table-cell office:value-type="float" office:value="0.0240552" calcext:value-type="float">
            <text:p>0,0240552</text:p>
          </table:table-cell>
          <table:table-cell office:value-type="float" office:value="0.0291644" calcext:value-type="float">
            <text:p>0,0291644</text:p>
          </table:table-cell>
          <table:table-cell office:value-type="float" office:value="0.0348604" calcext:value-type="float">
            <text:p>0,0348604</text:p>
          </table:table-cell>
          <table:table-cell office:value-type="float" office:value="0.0375006" calcext:value-type="float">
            <text:p>0,0375006</text:p>
          </table:table-cell>
          <table:table-cell office:value-type="float" office:value="0.0433433" calcext:value-type="float">
            <text:p>0,0433433</text:p>
          </table:table-cell>
          <table:table-cell office:value-type="float" office:value="0.0488192" calcext:value-type="float">
            <text:p>0,0488192</text:p>
          </table:table-cell>
          <table:table-cell office:value-type="float" office:value="0.0536841" calcext:value-type="float">
            <text:p>0,0536841</text:p>
          </table:table-cell>
          <table:table-cell office:value-type="float" office:value="0.0599668" calcext:value-type="float">
            <text:p>0,0599668</text:p>
          </table:table-cell>
          <table:table-cell office:value-type="float" office:value="0.0622158" calcext:value-type="float">
            <text:p>0,0622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3</text:p>
          </table:table-cell>
          <table:table-cell office:value-type="float" office:value="0.0351701" calcext:value-type="float">
            <text:p>0,0351701</text:p>
          </table:table-cell>
          <table:table-cell office:value-type="float" office:value="0.0458439" calcext:value-type="float">
            <text:p>0,0458439</text:p>
          </table:table-cell>
          <table:table-cell office:value-type="float" office:value="0.0557705" calcext:value-type="float">
            <text:p>0,0557705</text:p>
          </table:table-cell>
          <table:table-cell office:value-type="float" office:value="0.0655637" calcext:value-type="float">
            <text:p>0,0655637</text:p>
          </table:table-cell>
          <table:table-cell office:value-type="float" office:value="0.0741828" calcext:value-type="float">
            <text:p>0,0741828</text:p>
          </table:table-cell>
          <table:table-cell office:value-type="float" office:value="0.079493" calcext:value-type="float">
            <text:p>0,079493</text:p>
          </table:table-cell>
          <table:table-cell office:value-type="float" office:value="0.0861908" calcext:value-type="float">
            <text:p>0,0861908</text:p>
          </table:table-cell>
          <table:table-cell office:value-type="float" office:value="0.0948632" calcext:value-type="float">
            <text:p>0,0948632</text:p>
          </table:table-cell>
          <table:table-cell office:value-type="float" office:value="0.0996398" calcext:value-type="float">
            <text:p>0,0996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4</text:p>
          </table:table-cell>
          <table:table-cell office:value-type="float" office:value="0.0153767" calcext:value-type="float">
            <text:p>0,0153767</text:p>
          </table:table-cell>
          <table:table-cell office:value-type="float" office:value="0.0183776" calcext:value-type="float">
            <text:p>0,0183776</text:p>
          </table:table-cell>
          <table:table-cell office:value-type="float" office:value="0.0229604" calcext:value-type="float">
            <text:p>0,0229604</text:p>
          </table:table-cell>
          <table:table-cell office:value-type="float" office:value="0.0242166" calcext:value-type="float">
            <text:p>0,0242166</text:p>
          </table:table-cell>
          <table:table-cell office:value-type="float" office:value="0.0264964" calcext:value-type="float">
            <text:p>0,0264964</text:p>
          </table:table-cell>
          <table:table-cell office:value-type="float" office:value="0.0310792" calcext:value-type="float">
            <text:p>0,0310792</text:p>
          </table:table-cell>
          <table:table-cell office:value-type="float" office:value="0.0325215" calcext:value-type="float">
            <text:p>0,0325215</text:p>
          </table:table-cell>
          <table:table-cell office:value-type="float" office:value="0.0365227" calcext:value-type="float">
            <text:p>0,0365227</text:p>
          </table:table-cell>
          <table:table-cell office:value-type="float" office:value="0.0385698" calcext:value-type="float">
            <text:p>0,0385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5</text:p>
          </table:table-cell>
          <table:table-cell office:value-type="float" office:value="0.029738" calcext:value-type="float">
            <text:p>0,029738</text:p>
          </table:table-cell>
          <table:table-cell office:value-type="float" office:value="0.0329601" calcext:value-type="float">
            <text:p>0,0329601</text:p>
          </table:table-cell>
          <table:table-cell office:value-type="float" office:value="0.0418603" calcext:value-type="float">
            <text:p>0,0418603</text:p>
          </table:table-cell>
          <table:table-cell office:value-type="float" office:value="0.0481988" calcext:value-type="float">
            <text:p>0,0481988</text:p>
          </table:table-cell>
          <table:table-cell office:value-type="float" office:value="0.054326" calcext:value-type="float">
            <text:p>0,054326</text:p>
          </table:table-cell>
          <table:table-cell office:value-type="float" office:value="0.0585781" calcext:value-type="float">
            <text:p>0,0585781</text:p>
          </table:table-cell>
          <table:table-cell office:value-type="float" office:value="0.0659201" calcext:value-type="float">
            <text:p>0,0659201</text:p>
          </table:table-cell>
          <table:table-cell office:value-type="float" office:value="0.0692214" calcext:value-type="float">
            <text:p>0,0692214</text:p>
          </table:table-cell>
          <table:table-cell office:value-type="float" office:value="0.0755335" calcext:value-type="float">
            <text:p>0,07553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6</text:p>
          </table:table-cell>
          <table:table-cell office:value-type="float" office:value="0.0274298" calcext:value-type="float">
            <text:p>0,0274298</text:p>
          </table:table-cell>
          <table:table-cell office:value-type="float" office:value="0.0379058" calcext:value-type="float">
            <text:p>0,0379058</text:p>
          </table:table-cell>
          <table:table-cell office:value-type="float" office:value="0.0470224" calcext:value-type="float">
            <text:p>0,0470224</text:p>
          </table:table-cell>
          <table:table-cell office:value-type="float" office:value="0.0559791" calcext:value-type="float">
            <text:p>0,0559791</text:p>
          </table:table-cell>
          <table:table-cell office:value-type="float" office:value="0.0643227" calcext:value-type="float">
            <text:p>0,0643227</text:p>
          </table:table-cell>
          <table:table-cell office:value-type="float" office:value="0.0725862" calcext:value-type="float">
            <text:p>0,0725862</text:p>
          </table:table-cell>
          <table:table-cell office:value-type="float" office:value="0.0806899" calcext:value-type="float">
            <text:p>0,0806899</text:p>
          </table:table-cell>
          <table:table-cell office:value-type="float" office:value="0.0882604" calcext:value-type="float">
            <text:p>0,0882604</text:p>
          </table:table-cell>
          <table:table-cell office:value-type="float" office:value="0.0944981" calcext:value-type="float">
            <text:p>0,0944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7</text:p>
          </table:table-cell>
          <table:table-cell office:value-type="float" office:value="0.0191504" calcext:value-type="float">
            <text:p>0,0191504</text:p>
          </table:table-cell>
          <table:table-cell office:value-type="float" office:value="0.0207488" calcext:value-type="float">
            <text:p>0,0207488</text:p>
          </table:table-cell>
          <table:table-cell office:value-type="float" office:value="0.0212406" calcext:value-type="float">
            <text:p>0,0212406</text:p>
          </table:table-cell>
          <table:table-cell office:value-type="float" office:value="0.023085" calcext:value-type="float">
            <text:p>0,023085</text:p>
          </table:table-cell>
          <table:table-cell office:value-type="float" office:value="0.0254519" calcext:value-type="float">
            <text:p>0,0254519</text:p>
          </table:table-cell>
          <table:table-cell office:value-type="float" office:value="0.029909" calcext:value-type="float">
            <text:p>0,029909</text:p>
          </table:table-cell>
          <table:table-cell office:value-type="float" office:value="0.0304008" calcext:value-type="float">
            <text:p>0,0304008</text:p>
          </table:table-cell>
          <table:table-cell office:value-type="float" office:value="0.0306467" calcext:value-type="float">
            <text:p>0,0306467</text:p>
          </table:table-cell>
          <table:table-cell office:value-type="float" office:value="0.0308619" calcext:value-type="float">
            <text:p>0,0308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8</text:p>
          </table:table-cell>
          <table:table-cell office:value-type="float" office:value="0.00724357" calcext:value-type="float">
            <text:p>0,00724357</text:p>
          </table:table-cell>
          <table:table-cell office:value-type="float" office:value="0.01404" calcext:value-type="float">
            <text:p>0,01404</text:p>
          </table:table-cell>
          <table:table-cell office:value-type="float" office:value="0.0147554" calcext:value-type="float">
            <text:p>0,0147554</text:p>
          </table:table-cell>
          <table:table-cell office:value-type="float" office:value="0.0152324" calcext:value-type="float">
            <text:p>0,0152324</text:p>
          </table:table-cell>
          <table:table-cell office:value-type="float" office:value="0.0163651" calcext:value-type="float">
            <text:p>0,0163651</text:p>
          </table:table-cell>
          <table:table-cell office:value-type="float" office:value="0.0166334" calcext:value-type="float">
            <text:p>0,0166334</text:p>
          </table:table-cell>
          <table:table-cell office:value-type="float" office:value="0.0168719" calcext:value-type="float">
            <text:p>0,0168719</text:p>
          </table:table-cell>
          <table:table-cell office:value-type="float" office:value="0.0171401" calcext:value-type="float">
            <text:p>0,0171401</text:p>
          </table:table-cell>
          <table:table-cell office:value-type="float" office:value="0.0175276" calcext:value-type="float">
            <text:p>0,0175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9</text:p>
          </table:table-cell>
          <table:table-cell office:value-type="float" office:value="0.0305359" calcext:value-type="float">
            <text:p>0,0305359</text:p>
          </table:table-cell>
          <table:table-cell office:value-type="float" office:value="0.0314092" calcext:value-type="float">
            <text:p>0,0314092</text:p>
          </table:table-cell>
          <table:table-cell office:value-type="float" office:value="0.0327482" calcext:value-type="float">
            <text:p>0,0327482</text:p>
          </table:table-cell>
          <table:table-cell office:value-type="float" office:value="0.0333304" calcext:value-type="float">
            <text:p>0,0333304</text:p>
          </table:table-cell>
          <table:table-cell office:value-type="float" office:value="0.0338835" calcext:value-type="float">
            <text:p>0,0338835</text:p>
          </table:table-cell>
          <table:table-cell office:value-type="float" office:value="0.0365616" calcext:value-type="float">
            <text:p>0,0365616</text:p>
          </table:table-cell>
          <table:table-cell office:value-type="float" office:value="0.0372311" calcext:value-type="float">
            <text:p>0,0372311</text:p>
          </table:table-cell>
          <table:table-cell office:value-type="float" office:value="0.0401129" calcext:value-type="float">
            <text:p>0,0401129</text:p>
          </table:table-cell>
          <table:table-cell office:value-type="float" office:value="0.0405787" calcext:value-type="float">
            <text:p>0,0405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10</text:p>
          </table:table-cell>
          <table:table-cell office:value-type="float" office:value="0.0119775" calcext:value-type="float">
            <text:p>0,0119775</text:p>
          </table:table-cell>
          <table:table-cell office:value-type="float" office:value="0.0133417" calcext:value-type="float">
            <text:p>0,0133417</text:p>
          </table:table-cell>
          <table:table-cell office:value-type="float" office:value="0.0138601" calcext:value-type="float">
            <text:p>0,0138601</text:p>
          </table:table-cell>
          <table:table-cell office:value-type="float" office:value="0.0142421" calcext:value-type="float">
            <text:p>0,0142421</text:p>
          </table:table-cell>
          <table:table-cell office:value-type="float" office:value="0.0157972" calcext:value-type="float">
            <text:p>0,0157972</text:p>
          </table:table-cell>
          <table:table-cell office:value-type="float" office:value="0.0172433" calcext:value-type="float">
            <text:p>0,0172433</text:p>
          </table:table-cell>
          <table:table-cell office:value-type="float" office:value="0.0178708" calcext:value-type="float">
            <text:p>0,0178708</text:p>
          </table:table-cell>
          <table:table-cell office:value-type="float" office:value="0.0217451" calcext:value-type="float">
            <text:p>0,0217451</text:p>
          </table:table-cell>
          <table:table-cell office:value-type="float" office:value="0.0220997" calcext:value-type="float">
            <text:p>0,0220997</text:p>
          </table:table-cell>
        </table:table-row>
      </table:table>
      <table:table table:name="Sair" table:style-name="ta1">
        <table:shapes>
          <draw:frame draw:z-index="0" draw:style-name="gr1" draw:text-style-name="P1" svg:width="223.3mm" svg:height="90.05mm" svg:x="45.98mm" svg:y="64.28mm">
            <loext:p draw:notify-on-update-of-ranges="Sair.D12:Sair.L12 Sair.C3:Sair.L3 Sair.C4:Sair.L4 Sair.C5:Sair.L5 Sair.C6:Sair.L6 Sair.C7:Sair.L7 Sair.C8:Sair.L8 Sair.C9:Sair.L9 Sair.C10:Sair.L10 Sair.C11:Sair.L11 Sair.C12:Sair.L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ir1</text:p>
          </table:table-cell>
          <table:table-cell office:value-type="float" office:value="0.152819" calcext:value-type="float">
            <text:p>0,152819</text:p>
          </table:table-cell>
          <table:table-cell office:value-type="float" office:value="0.196319" calcext:value-type="float">
            <text:p>0,196319</text:p>
          </table:table-cell>
          <table:table-cell office:value-type="float" office:value="0.294303" calcext:value-type="float">
            <text:p>0,294303</text:p>
          </table:table-cell>
          <table:table-cell office:value-type="float" office:value="0.304032" calcext:value-type="float">
            <text:p>0,304032</text:p>
          </table:table-cell>
          <table:table-cell office:value-type="float" office:value="0.310868" calcext:value-type="float">
            <text:p>0,310868</text:p>
          </table:table-cell>
          <table:table-cell office:value-type="float" office:value="0.313468" calcext:value-type="float">
            <text:p>0,313468</text:p>
          </table:table-cell>
          <table:table-cell office:value-type="float" office:value="0.319982" calcext:value-type="float">
            <text:p>0,319982</text:p>
          </table:table-cell>
          <table:table-cell office:value-type="float" office:value="0.322174" calcext:value-type="float">
            <text:p>0,322174</text:p>
          </table:table-cell>
          <table:table-cell office:value-type="float" office:value="0.328338" calcext:value-type="float">
            <text:p>0,328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2</text:p>
          </table:table-cell>
          <table:table-cell office:value-type="float" office:value="0.109166" calcext:value-type="float">
            <text:p>0,109166</text:p>
          </table:table-cell>
          <table:table-cell office:value-type="float" office:value="0.151108" calcext:value-type="float">
            <text:p>0,151108</text:p>
          </table:table-cell>
          <table:table-cell office:value-type="float" office:value="0.179781" calcext:value-type="float">
            <text:p>0,179781</text:p>
          </table:table-cell>
          <table:table-cell office:value-type="float" office:value="0.213242" calcext:value-type="float">
            <text:p>0,213242</text:p>
          </table:table-cell>
          <table:table-cell office:value-type="float" office:value="0.263858" calcext:value-type="float">
            <text:p>0,263858</text:p>
          </table:table-cell>
          <table:table-cell office:value-type="float" office:value="0.293516" calcext:value-type="float">
            <text:p>0,293516</text:p>
          </table:table-cell>
          <table:table-cell office:value-type="float" office:value="0.300848" calcext:value-type="float">
            <text:p>0,300848</text:p>
          </table:table-cell>
          <table:table-cell office:value-type="float" office:value="0.303995" calcext:value-type="float">
            <text:p>0,303995</text:p>
          </table:table-cell>
          <table:table-cell office:value-type="float" office:value="0.309138" calcext:value-type="float">
            <text:p>0,309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3</text:p>
          </table:table-cell>
          <table:table-cell office:value-type="float" office:value="0.0935597" calcext:value-type="float">
            <text:p>0,0935597</text:p>
          </table:table-cell>
          <table:table-cell office:value-type="float" office:value="0.132513" calcext:value-type="float">
            <text:p>0,132513</text:p>
          </table:table-cell>
          <table:table-cell office:value-type="float" office:value="0.165642" calcext:value-type="float">
            <text:p>0,165642</text:p>
          </table:table-cell>
          <table:table-cell office:value-type="float" office:value="0.207449" calcext:value-type="float">
            <text:p>0,207449</text:p>
          </table:table-cell>
          <table:table-cell office:value-type="float" office:value="0.237341" calcext:value-type="float">
            <text:p>0,237341</text:p>
          </table:table-cell>
          <table:table-cell office:value-type="float" office:value="0.239666" calcext:value-type="float">
            <text:p>0,239666</text:p>
          </table:table-cell>
          <table:table-cell office:value-type="float" office:value="0.24402" calcext:value-type="float">
            <text:p>0,24402</text:p>
          </table:table-cell>
          <table:table-cell office:value-type="float" office:value="0.249169" calcext:value-type="float">
            <text:p>0,249169</text:p>
          </table:table-cell>
          <table:table-cell office:value-type="float" office:value="0.251317" calcext:value-type="float">
            <text:p>0,251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4</text:p>
          </table:table-cell>
          <table:table-cell office:value-type="float" office:value="0.010378" calcext:value-type="float">
            <text:p>0,010378</text:p>
          </table:table-cell>
          <table:table-cell office:value-type="float" office:value="0.0203001" calcext:value-type="float">
            <text:p>0,0203001</text:p>
          </table:table-cell>
          <table:table-cell office:value-type="float" office:value="0.032396" calcext:value-type="float">
            <text:p>0,032396</text:p>
          </table:table-cell>
          <table:table-cell office:value-type="float" office:value="0.0442816" calcext:value-type="float">
            <text:p>0,0442816</text:p>
          </table:table-cell>
          <table:table-cell office:value-type="float" office:value="0.0571138" calcext:value-type="float">
            <text:p>0,0571138</text:p>
          </table:table-cell>
          <table:table-cell office:value-type="float" office:value="0.0754155" calcext:value-type="float">
            <text:p>0,0754155</text:p>
          </table:table-cell>
          <table:table-cell office:value-type="float" office:value="0.110546" calcext:value-type="float">
            <text:p>0,110546</text:p>
          </table:table-cell>
          <table:table-cell office:value-type="float" office:value="0.125482" calcext:value-type="float">
            <text:p>0,125482</text:p>
          </table:table-cell>
          <table:table-cell office:value-type="float" office:value="0.130952" calcext:value-type="float">
            <text:p>0,130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5</text:p>
          </table:table-cell>
          <table:table-cell office:value-type="float" office:value="0.109071" calcext:value-type="float">
            <text:p>0,109071</text:p>
          </table:table-cell>
          <table:table-cell office:value-type="float" office:value="0.142372" calcext:value-type="float">
            <text:p>0,142372</text:p>
          </table:table-cell>
          <table:table-cell office:value-type="float" office:value="0.170841" calcext:value-type="float">
            <text:p>0,170841</text:p>
          </table:table-cell>
          <table:table-cell office:value-type="float" office:value="0.221317" calcext:value-type="float">
            <text:p>0,221317</text:p>
          </table:table-cell>
          <table:table-cell office:value-type="float" office:value="0.261963" calcext:value-type="float">
            <text:p>0,261963</text:p>
          </table:table-cell>
          <table:table-cell office:value-type="float" office:value="0.273146" calcext:value-type="float">
            <text:p>0,273146</text:p>
          </table:table-cell>
          <table:table-cell office:value-type="float" office:value="0.282811" calcext:value-type="float">
            <text:p>0,282811</text:p>
          </table:table-cell>
          <table:table-cell office:value-type="float" office:value="0.287671" calcext:value-type="float">
            <text:p>0,287671</text:p>
          </table:table-cell>
          <table:table-cell office:value-type="float" office:value="0.292779" calcext:value-type="float">
            <text:p>0,2927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6</text:p>
          </table:table-cell>
          <table:table-cell office:value-type="float" office:value="0.153492" calcext:value-type="float">
            <text:p>0,153492</text:p>
          </table:table-cell>
          <table:table-cell office:value-type="float" office:value="0.252552" calcext:value-type="float">
            <text:p>0,252552</text:p>
          </table:table-cell>
          <table:table-cell office:value-type="float" office:value="0.27552" calcext:value-type="float">
            <text:p>0,27552</text:p>
          </table:table-cell>
          <table:table-cell office:value-type="float" office:value="0.290583" calcext:value-type="float">
            <text:p>0,290583</text:p>
          </table:table-cell>
          <table:table-cell office:value-type="float" office:value="0.300915" calcext:value-type="float">
            <text:p>0,300915</text:p>
          </table:table-cell>
          <table:table-cell office:value-type="float" office:value="0.318219" calcext:value-type="float">
            <text:p>0,318219</text:p>
          </table:table-cell>
          <table:table-cell office:value-type="float" office:value="0.331196" calcext:value-type="float">
            <text:p>0,331196</text:p>
          </table:table-cell>
          <table:table-cell office:value-type="float" office:value="0.334184" calcext:value-type="float">
            <text:p>0,334184</text:p>
          </table:table-cell>
          <table:table-cell office:value-type="float" office:value="0.341996" calcext:value-type="float">
            <text:p>0,341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7</text:p>
          </table:table-cell>
          <table:table-cell office:value-type="float" office:value="0.0157965" calcext:value-type="float">
            <text:p>0,0157965</text:p>
          </table:table-cell>
          <table:table-cell office:value-type="float" office:value="0.0461744" calcext:value-type="float">
            <text:p>0,0461744</text:p>
          </table:table-cell>
          <table:table-cell office:value-type="float" office:value="0.099599" calcext:value-type="float">
            <text:p>0,099599</text:p>
          </table:table-cell>
          <table:table-cell office:value-type="float" office:value="0.108064" calcext:value-type="float">
            <text:p>0,108064</text:p>
          </table:table-cell>
          <table:table-cell office:value-type="float" office:value="0.114221" calcext:value-type="float">
            <text:p>0,114221</text:p>
          </table:table-cell>
          <table:table-cell office:value-type="float" office:value="0.115517" calcext:value-type="float">
            <text:p>0,115517</text:p>
          </table:table-cell>
          <table:table-cell office:value-type="float" office:value="0.116125" calcext:value-type="float">
            <text:p>0,116125</text:p>
          </table:table-cell>
          <table:table-cell office:value-type="float" office:value="0.116449" calcext:value-type="float">
            <text:p>0,116449</text:p>
          </table:table-cell>
          <table:table-cell office:value-type="float" office:value="0.117299" calcext:value-type="float">
            <text:p>0,117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8</text:p>
          </table:table-cell>
          <table:table-cell office:value-type="float" office:value="0.0583042" calcext:value-type="float">
            <text:p>0,0583042</text:p>
          </table:table-cell>
          <table:table-cell office:value-type="float" office:value="0.0590844" calcext:value-type="float">
            <text:p>0,0590844</text:p>
          </table:table-cell>
          <table:table-cell office:value-type="float" office:value="0.0599877" calcext:value-type="float">
            <text:p>0,0599877</text:p>
          </table:table-cell>
          <table:table-cell office:value-type="float" office:value="0.060234" calcext:value-type="float">
            <text:p>0,060234</text:p>
          </table:table-cell>
          <table:table-cell office:value-type="float" office:value="0.0605215" calcext:value-type="float">
            <text:p>0,0605215</text:p>
          </table:table-cell>
          <table:table-cell office:value-type="float" office:value="0.0617943" calcext:value-type="float">
            <text:p>0,0617943</text:p>
          </table:table-cell>
          <table:table-cell office:value-type="float" office:value="0.0621638" calcext:value-type="float">
            <text:p>0,0621638</text:p>
          </table:table-cell>
          <table:table-cell office:value-type="float" office:value="0.0625334" calcext:value-type="float">
            <text:p>0,0625334</text:p>
          </table:table-cell>
          <table:table-cell office:value-type="float" office:value="0.0635188" calcext:value-type="float">
            <text:p>0,0635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9</text:p>
          </table:table-cell>
          <table:table-cell office:value-type="float" office:value="0.199902" calcext:value-type="float">
            <text:p>0,199902</text:p>
          </table:table-cell>
          <table:table-cell office:value-type="float" office:value="0.20092" calcext:value-type="float">
            <text:p>0,20092</text:p>
          </table:table-cell>
          <table:table-cell office:value-type="float" office:value="0.201749" calcext:value-type="float">
            <text:p>0,201749</text:p>
          </table:table-cell>
          <table:table-cell office:value-type="float" office:value="0.202239" calcext:value-type="float">
            <text:p>0,202239</text:p>
          </table:table-cell>
          <table:table-cell office:value-type="float" office:value="0.20352" calcext:value-type="float">
            <text:p>0,20352</text:p>
          </table:table-cell>
          <table:table-cell office:value-type="float" office:value="0.204689" calcext:value-type="float">
            <text:p>0,204689</text:p>
          </table:table-cell>
          <table:table-cell office:value-type="float" office:value="0.205103" calcext:value-type="float">
            <text:p>0,205103</text:p>
          </table:table-cell>
          <table:table-cell office:value-type="float" office:value="0.205593" calcext:value-type="float">
            <text:p>0,205593</text:p>
          </table:table-cell>
          <table:table-cell office:value-type="float" office:value="0.20793" calcext:value-type="float">
            <text:p>0,207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10</text:p>
          </table:table-cell>
          <table:table-cell office:value-type="float" office:value="0.178085" calcext:value-type="float">
            <text:p>0,178085</text:p>
          </table:table-cell>
          <table:table-cell office:value-type="float" office:value="0.186242" calcext:value-type="float">
            <text:p>0,186242</text:p>
          </table:table-cell>
          <table:table-cell office:value-type="float" office:value="0.186648" calcext:value-type="float">
            <text:p>0,186648</text:p>
          </table:table-cell>
          <table:table-cell office:value-type="float" office:value="0.18693" calcext:value-type="float">
            <text:p>0,18693</text:p>
          </table:table-cell>
          <table:table-cell office:value-type="float" office:value="0.187773" calcext:value-type="float">
            <text:p>0,187773</text:p>
          </table:table-cell>
          <table:table-cell office:value-type="float" office:value="0.188086" calcext:value-type="float">
            <text:p>0,188086</text:p>
          </table:table-cell>
          <table:table-cell office:value-type="float" office:value="0.188867" calcext:value-type="float">
            <text:p>0,188867</text:p>
          </table:table-cell>
          <table:table-cell office:value-type="float" office:value="0.189305" calcext:value-type="float">
            <text:p>0,189305</text:p>
          </table:table-cell>
          <table:table-cell office:value-type="float" office:value="0.190461" calcext:value-type="float">
            <text:p>0,190461</text:p>
          </table:table-cell>
        </table:table-row>
      </table:table>
      <table:table table:name="Vai chover" table:style-name="ta1">
        <table:shapes>
          <draw:frame draw:z-index="0" draw:style-name="gr1" draw:text-style-name="P1" svg:width="222.74mm" svg:height="90.04mm" svg:x="46.26mm" svg:y="58.7mm">
            <loext:p draw:notify-on-update-of-ranges="'Vai chover'.D12:'Vai chover'.L12 'Vai chover'.C3:'Vai chover'.L3 'Vai chover'.C4:'Vai chover'.L4 'Vai chover'.C5:'Vai chover'.L5 'Vai chover'.C6:'Vai chover'.L6 'Vai chover'.C7:'Vai chover'.L7 'Vai chover'.C8:'Vai chover'.L8 'Vai chover'.C9:'Vai chover'.L9 'Vai chover'.C10:'Vai chover'.L10 'Vai chover'.C11:'Vai chover'.L11 'Vai chover'.C12:'Vai chover'.L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i chover1</text:p>
          </table:table-cell>
          <table:table-cell office:value-type="float" office:value="0.13303" calcext:value-type="float">
            <text:p>0,13303</text:p>
          </table:table-cell>
          <table:table-cell office:value-type="float" office:value="0.139225" calcext:value-type="float">
            <text:p>0,139225</text:p>
          </table:table-cell>
          <table:table-cell office:value-type="float" office:value="0.140569" calcext:value-type="float">
            <text:p>0,140569</text:p>
          </table:table-cell>
          <table:table-cell office:value-type="float" office:value="0.142654" calcext:value-type="float">
            <text:p>0,142654</text:p>
          </table:table-cell>
          <table:table-cell office:value-type="float" office:value="0.146002" calcext:value-type="float">
            <text:p>0,146002</text:p>
          </table:table-cell>
          <table:table-cell office:value-type="float" office:value="0.147606" calcext:value-type="float">
            <text:p>0,147606</text:p>
          </table:table-cell>
          <table:table-cell office:value-type="float" office:value="0.147746" calcext:value-type="float">
            <text:p>0,147746</text:p>
          </table:table-cell>
          <table:table-cell office:value-type="float" office:value="0.148167" calcext:value-type="float">
            <text:p>0,148167</text:p>
          </table:table-cell>
          <table:table-cell office:value-type="float" office:value="0.14935" calcext:value-type="float">
            <text:p>0,14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2</text:p>
          </table:table-cell>
          <table:table-cell office:value-type="float" office:value="0.103896" calcext:value-type="float">
            <text:p>0,103896</text:p>
          </table:table-cell>
          <table:table-cell office:value-type="float" office:value="0.109084" calcext:value-type="float">
            <text:p>0,109084</text:p>
          </table:table-cell>
          <table:table-cell office:value-type="float" office:value="0.110495" calcext:value-type="float">
            <text:p>0,110495</text:p>
          </table:table-cell>
          <table:table-cell office:value-type="float" office:value="0.113958" calcext:value-type="float">
            <text:p>0,113958</text:p>
          </table:table-cell>
          <table:table-cell office:value-type="float" office:value="0.1146" calcext:value-type="float">
            <text:p>0,1146</text:p>
          </table:table-cell>
          <table:table-cell office:value-type="float" office:value="0.11611" calcext:value-type="float">
            <text:p>0,11611</text:p>
          </table:table-cell>
          <table:table-cell office:value-type="float" office:value="0.119403" calcext:value-type="float">
            <text:p>0,119403</text:p>
          </table:table-cell>
          <table:table-cell office:value-type="float" office:value="0.11983" calcext:value-type="float">
            <text:p>0,11983</text:p>
          </table:table-cell>
          <table:table-cell office:value-type="float" office:value="0.120928" calcext:value-type="float">
            <text:p>0,120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3</text:p>
          </table:table-cell>
          <table:table-cell office:value-type="float" office:value="0.112242" calcext:value-type="float">
            <text:p>0,112242</text:p>
          </table:table-cell>
          <table:table-cell office:value-type="float" office:value="0.114839" calcext:value-type="float">
            <text:p>0,114839</text:p>
          </table:table-cell>
          <table:table-cell office:value-type="float" office:value="0.119905" calcext:value-type="float">
            <text:p>0,119905</text:p>
          </table:table-cell>
          <table:table-cell office:value-type="float" office:value="0.120075" calcext:value-type="float">
            <text:p>0,120075</text:p>
          </table:table-cell>
          <table:table-cell office:value-type="float" office:value="0.120607" calcext:value-type="float">
            <text:p>0,120607</text:p>
          </table:table-cell>
          <table:table-cell office:value-type="float" office:value="0.121693" calcext:value-type="float">
            <text:p>0,121693</text:p>
          </table:table-cell>
          <table:table-cell office:value-type="float" office:value="0.121969" calcext:value-type="float">
            <text:p>0,121969</text:p>
          </table:table-cell>
          <table:table-cell office:value-type="float" office:value="0.123502" calcext:value-type="float">
            <text:p>0,123502</text:p>
          </table:table-cell>
          <table:table-cell office:value-type="float" office:value="0.124375" calcext:value-type="float">
            <text:p>0,12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4</text:p>
          </table:table-cell>
          <table:table-cell office:value-type="float" office:value="0.0178745" calcext:value-type="float">
            <text:p>0,0178745</text:p>
          </table:table-cell>
          <table:table-cell office:value-type="float" office:value="0.0240598" calcext:value-type="float">
            <text:p>0,0240598</text:p>
          </table:table-cell>
          <table:table-cell office:value-type="float" office:value="0.0255275" calcext:value-type="float">
            <text:p>0,0255275</text:p>
          </table:table-cell>
          <table:table-cell office:value-type="float" office:value="0.0266282" calcext:value-type="float">
            <text:p>0,0266282</text:p>
          </table:table-cell>
          <table:table-cell office:value-type="float" office:value="0.0279125" calcext:value-type="float">
            <text:p>0,0279125</text:p>
          </table:table-cell>
          <table:table-cell office:value-type="float" office:value="0.0325776" calcext:value-type="float">
            <text:p>0,0325776</text:p>
          </table:table-cell>
          <table:table-cell office:value-type="float" office:value="0.033128" calcext:value-type="float">
            <text:p>0,033128</text:p>
          </table:table-cell>
          <table:table-cell office:value-type="float" office:value="0.034124" calcext:value-type="float">
            <text:p>0,034124</text:p>
          </table:table-cell>
          <table:table-cell office:value-type="float" office:value="0.0349364" calcext:value-type="float">
            <text:p>0,0349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5</text:p>
          </table:table-cell>
          <table:table-cell office:value-type="float" office:value="0.0200356" calcext:value-type="float">
            <text:p>0,0200356</text:p>
          </table:table-cell>
          <table:table-cell office:value-type="float" office:value="0.0248157" calcext:value-type="float">
            <text:p>0,0248157</text:p>
          </table:table-cell>
          <table:table-cell office:value-type="float" office:value="0.0276634" calcext:value-type="float">
            <text:p>0,0276634</text:p>
          </table:table-cell>
          <table:table-cell office:value-type="float" office:value="0.0296974" calcext:value-type="float">
            <text:p>0,0296974</text:p>
          </table:table-cell>
          <table:table-cell office:value-type="float" office:value="0.0317315" calcext:value-type="float">
            <text:p>0,0317315</text:p>
          </table:table-cell>
          <table:table-cell office:value-type="float" office:value="0.0345792" calcext:value-type="float">
            <text:p>0,0345792</text:p>
          </table:table-cell>
          <table:table-cell office:value-type="float" office:value="0.0351386" calcext:value-type="float">
            <text:p>0,0351386</text:p>
          </table:table-cell>
          <table:table-cell office:value-type="float" office:value="0.0357488" calcext:value-type="float">
            <text:p>0,0357488</text:p>
          </table:table-cell>
          <table:table-cell office:value-type="float" office:value="0.0376049" calcext:value-type="float">
            <text:p>0,0376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6</text:p>
          </table:table-cell>
          <table:table-cell office:value-type="float" office:value="0.0452236" calcext:value-type="float">
            <text:p>0,0452236</text:p>
          </table:table-cell>
          <table:table-cell office:value-type="float" office:value="0.0513453" calcext:value-type="float">
            <text:p>0,0513453</text:p>
          </table:table-cell>
          <table:table-cell office:value-type="float" office:value="0.0568864" calcext:value-type="float">
            <text:p>0,0568864</text:p>
          </table:table-cell>
          <table:table-cell office:value-type="float" office:value="0.0589431" calcext:value-type="float">
            <text:p>0,0589431</text:p>
          </table:table-cell>
          <table:table-cell office:value-type="float" office:value="0.0610724" calcext:value-type="float">
            <text:p>0,0610724</text:p>
          </table:table-cell>
          <table:table-cell office:value-type="float" office:value="0.0639034" calcext:value-type="float">
            <text:p>0,0639034</text:p>
          </table:table-cell>
          <table:table-cell office:value-type="float" office:value="0.0650165" calcext:value-type="float">
            <text:p>0,0650165</text:p>
          </table:table-cell>
          <table:table-cell office:value-type="float" office:value="0.0667828" calcext:value-type="float">
            <text:p>0,0667828</text:p>
          </table:table-cell>
          <table:table-cell office:value-type="float" office:value="0.0677265" calcext:value-type="float">
            <text:p>0,0677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7</text:p>
          </table:table-cell>
          <table:table-cell office:value-type="float" office:value="0.0209453" calcext:value-type="float">
            <text:p>0,0209453</text:p>
          </table:table-cell>
          <table:table-cell office:value-type="float" office:value="0.0311178" calcext:value-type="float">
            <text:p>0,0311178</text:p>
          </table:table-cell>
          <table:table-cell office:value-type="float" office:value="0.0405761" calcext:value-type="float">
            <text:p>0,0405761</text:p>
          </table:table-cell>
          <table:table-cell office:value-type="float" office:value="0.0436621" calcext:value-type="float">
            <text:p>0,0436621</text:p>
          </table:table-cell>
          <table:table-cell office:value-type="float" office:value="0.0516345" calcext:value-type="float">
            <text:p>0,0516345</text:p>
          </table:table-cell>
          <table:table-cell office:value-type="float" office:value="0.0546062" calcext:value-type="float">
            <text:p>0,0546062</text:p>
          </table:table-cell>
          <table:table-cell office:value-type="float" office:value="0.0618356" calcext:value-type="float">
            <text:p>0,0618356</text:p>
          </table:table-cell>
          <table:table-cell office:value-type="float" office:value="0.063893" calcext:value-type="float">
            <text:p>0,063893</text:p>
          </table:table-cell>
          <table:table-cell office:value-type="float" office:value="0.0711224" calcext:value-type="float">
            <text:p>0,0711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8</text:p>
          </table:table-cell>
          <table:table-cell office:value-type="float" office:value="0.0135456" calcext:value-type="float">
            <text:p>0,0135456</text:p>
          </table:table-cell>
          <table:table-cell office:value-type="float" office:value="0.0236104" calcext:value-type="float">
            <text:p>0,0236104</text:p>
          </table:table-cell>
          <table:table-cell office:value-type="float" office:value="0.0315704" calcext:value-type="float">
            <text:p>0,0315704</text:p>
          </table:table-cell>
          <table:table-cell office:value-type="float" office:value="0.0385051" calcext:value-type="float">
            <text:p>0,0385051</text:p>
          </table:table-cell>
          <table:table-cell office:value-type="float" office:value="0.0447113" calcext:value-type="float">
            <text:p>0,0447113</text:p>
          </table:table-cell>
          <table:table-cell office:value-type="float" office:value="0.0497302" calcext:value-type="float">
            <text:p>0,0497302</text:p>
          </table:table-cell>
          <table:table-cell office:value-type="float" office:value="0.053184" calcext:value-type="float">
            <text:p>0,053184</text:p>
          </table:table-cell>
          <table:table-cell office:value-type="float" office:value="0.0544253" calcext:value-type="float">
            <text:p>0,0544253</text:p>
          </table:table-cell>
          <table:table-cell office:value-type="float" office:value="0.0569347" calcext:value-type="float">
            <text:p>0,0569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9</text:p>
          </table:table-cell>
          <table:table-cell office:value-type="float" office:value="0.0322738" calcext:value-type="float">
            <text:p>0,0322738</text:p>
          </table:table-cell>
          <table:table-cell office:value-type="float" office:value="0.0517415" calcext:value-type="float">
            <text:p>0,0517415</text:p>
          </table:table-cell>
          <table:table-cell office:value-type="float" office:value="0.0579148" calcext:value-type="float">
            <text:p>0,0579148</text:p>
          </table:table-cell>
          <table:table-cell office:value-type="float" office:value="0.0616189" calcext:value-type="float">
            <text:p>0,0616189</text:p>
          </table:table-cell>
          <table:table-cell office:value-type="float" office:value="0.0619921" calcext:value-type="float">
            <text:p>0,0619921</text:p>
          </table:table-cell>
          <table:table-cell office:value-type="float" office:value="0.0626813" calcext:value-type="float">
            <text:p>0,0626813</text:p>
          </table:table-cell>
          <table:table-cell office:value-type="float" office:value="0.062911" calcext:value-type="float">
            <text:p>0,062911</text:p>
          </table:table-cell>
          <table:table-cell office:value-type="float" office:value="0.0630832" calcext:value-type="float">
            <text:p>0,0630832</text:p>
          </table:table-cell>
          <table:table-cell office:value-type="float" office:value="0.0642605" calcext:value-type="float">
            <text:p>0,0642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10</text:p>
          </table:table-cell>
          <table:table-cell office:value-type="float" office:value="0.0299229" calcext:value-type="float">
            <text:p>0,0299229</text:p>
          </table:table-cell>
          <table:table-cell office:value-type="float" office:value="0.0353507" calcext:value-type="float">
            <text:p>0,0353507</text:p>
          </table:table-cell>
          <table:table-cell office:value-type="float" office:value="0.039991" calcext:value-type="float">
            <text:p>0,039991</text:p>
          </table:table-cell>
          <table:table-cell office:value-type="float" office:value="0.0426346" calcext:value-type="float">
            <text:p>0,0426346</text:p>
          </table:table-cell>
          <table:table-cell office:value-type="float" office:value="0.0455594" calcext:value-type="float">
            <text:p>0,0455594</text:p>
          </table:table-cell>
          <table:table-cell office:value-type="float" office:value="0.0481748" calcext:value-type="float">
            <text:p>0,0481748</text:p>
          </table:table-cell>
          <table:table-cell office:value-type="float" office:value="0.048456" calcext:value-type="float">
            <text:p>0,048456</text:p>
          </table:table-cell>
          <table:table-cell office:value-type="float" office:value="0.0488779" calcext:value-type="float">
            <text:p>0,0488779</text:p>
          </table:table-cell>
          <table:table-cell office:value-type="float" office:value="0.0491591" calcext:value-type="float">
            <text:p>0,0491591</text:p>
          </table:table-cell>
        </table:table-row>
      </table:table>
      <table:table table:name="Ver noticias" table:style-name="ta1">
        <table:shapes>
          <draw:frame draw:z-index="0" draw:style-name="gr1" draw:text-style-name="P1" svg:width="223.86mm" svg:height="90.04mm" svg:x="46.53mm" svg:y="59.77mm">
            <loext:p draw:notify-on-update-of-ranges="'Ver noticias'.D12:'Ver noticias'.L12 'Ver noticias'.D3:'Ver noticias'.L3 'Ver noticias'.D4:'Ver noticias'.L4 'Ver noticias'.D5:'Ver noticias'.L5 'Ver noticias'.D6:'Ver noticias'.L6 'Ver noticias'.D7:'Ver noticias'.L7 'Ver noticias'.D8:'Ver noticias'.L8 'Ver noticias'.D9:'Ver noticias'.L9 'Ver noticias'.D10:'Ver noticias'.L10 'Ver noticias'.D11:'Ver noticias'.L11 'Ver noticias'.D12:'Ver noticias'.L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er noticias1</text:p>
          </table:table-cell>
          <table:table-cell office:value-type="float" office:value="0.0184572" calcext:value-type="float">
            <text:p>0,0184572</text:p>
          </table:table-cell>
          <table:table-cell office:value-type="float" office:value="0.0218206" calcext:value-type="float">
            <text:p>0,0218206</text:p>
          </table:table-cell>
          <table:table-cell office:value-type="float" office:value="0.0269244" calcext:value-type="float">
            <text:p>0,0269244</text:p>
          </table:table-cell>
          <table:table-cell office:value-type="float" office:value="0.0289157" calcext:value-type="float">
            <text:p>0,0289157</text:p>
          </table:table-cell>
          <table:table-cell office:value-type="float" office:value="0.0322122" calcext:value-type="float">
            <text:p>0,0322122</text:p>
          </table:table-cell>
          <table:table-cell office:value-type="float" office:value="0.0330154" calcext:value-type="float">
            <text:p>0,0330154</text:p>
          </table:table-cell>
          <table:table-cell office:value-type="float" office:value="0.0359605" calcext:value-type="float">
            <text:p>0,0359605</text:p>
          </table:table-cell>
          <table:table-cell office:value-type="float" office:value="0.0381526" calcext:value-type="float">
            <text:p>0,0381526</text:p>
          </table:table-cell>
          <table:table-cell office:value-type="float" office:value="0.0389056" calcext:value-type="float">
            <text:p>0,038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2</text:p>
          </table:table-cell>
          <table:table-cell office:value-type="float" office:value="0.0258524" calcext:value-type="float">
            <text:p>0,0258524</text:p>
          </table:table-cell>
          <table:table-cell office:value-type="float" office:value="0.0317898" calcext:value-type="float">
            <text:p>0,0317898</text:p>
          </table:table-cell>
          <table:table-cell office:value-type="float" office:value="0.0340232" calcext:value-type="float">
            <text:p>0,0340232</text:p>
          </table:table-cell>
          <table:table-cell office:value-type="float" office:value="0.0385274" calcext:value-type="float">
            <text:p>0,0385274</text:p>
          </table:table-cell>
          <table:table-cell office:value-type="float" office:value="0.0397372" calcext:value-type="float">
            <text:p>0,0397372</text:p>
          </table:table-cell>
          <table:table-cell office:value-type="float" office:value="0.041859" calcext:value-type="float">
            <text:p>0,041859</text:p>
          </table:table-cell>
          <table:table-cell office:value-type="float" office:value="0.0453209" calcext:value-type="float">
            <text:p>0,0453209</text:p>
          </table:table-cell>
          <table:table-cell office:value-type="float" office:value="0.046084" calcext:value-type="float">
            <text:p>0,046084</text:p>
          </table:table-cell>
          <table:table-cell office:value-type="float" office:value="0.0474985" calcext:value-type="float">
            <text:p>0,04749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3</text:p>
          </table:table-cell>
          <table:table-cell office:value-type="float" office:value="0.0315828" calcext:value-type="float">
            <text:p>0,0315828</text:p>
          </table:table-cell>
          <table:table-cell office:value-type="float" office:value="0.0389483" calcext:value-type="float">
            <text:p>0,0389483</text:p>
          </table:table-cell>
          <table:table-cell office:value-type="float" office:value="0.0410918" calcext:value-type="float">
            <text:p>0,0410918</text:p>
          </table:table-cell>
          <table:table-cell office:value-type="float" office:value="0.0464506" calcext:value-type="float">
            <text:p>0,0464506</text:p>
          </table:table-cell>
          <table:table-cell office:value-type="float" office:value="0.0483661" calcext:value-type="float">
            <text:p>0,0483661</text:p>
          </table:table-cell>
          <table:table-cell office:value-type="float" office:value="0.0510569" calcext:value-type="float">
            <text:p>0,0510569</text:p>
          </table:table-cell>
          <table:table-cell office:value-type="float" office:value="0.0547055" calcext:value-type="float">
            <text:p>0,0547055</text:p>
          </table:table-cell>
          <table:table-cell office:value-type="float" office:value="0.0557316" calcext:value-type="float">
            <text:p>0,0557316</text:p>
          </table:table-cell>
          <table:table-cell office:value-type="float" office:value="0.0575103" calcext:value-type="float">
            <text:p>0,0575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4</text:p>
          </table:table-cell>
          <table:table-cell office:value-type="float" office:value="0.0402022" calcext:value-type="float">
            <text:p>0,0402022</text:p>
          </table:table-cell>
          <table:table-cell office:value-type="float" office:value="0.0446026" calcext:value-type="float">
            <text:p>0,0446026</text:p>
          </table:table-cell>
          <table:table-cell office:value-type="float" office:value="0.0465312" calcext:value-type="float">
            <text:p>0,0465312</text:p>
          </table:table-cell>
          <table:table-cell office:value-type="float" office:value="0.0495272" calcext:value-type="float">
            <text:p>0,0495272</text:p>
          </table:table-cell>
          <table:table-cell office:value-type="float" office:value="0.0504447" calcext:value-type="float">
            <text:p>0,0504447</text:p>
          </table:table-cell>
          <table:table-cell office:value-type="float" office:value="0.0514184" calcext:value-type="float">
            <text:p>0,0514184</text:p>
          </table:table-cell>
          <table:table-cell office:value-type="float" office:value="0.0524857" calcext:value-type="float">
            <text:p>0,0524857</text:p>
          </table:table-cell>
          <table:table-cell office:value-type="float" office:value="0.0535343" calcext:value-type="float">
            <text:p>0,0535343</text:p>
          </table:table-cell>
          <table:table-cell office:value-type="float" office:value="0.055463" calcext:value-type="float">
            <text:p>0,0554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5</text:p>
          </table:table-cell>
          <table:table-cell office:value-type="float" office:value="0.0326958" calcext:value-type="float">
            <text:p>0,0326958</text:p>
          </table:table-cell>
          <table:table-cell office:value-type="float" office:value="0.0382341" calcext:value-type="float">
            <text:p>0,0382341</text:p>
          </table:table-cell>
          <table:table-cell office:value-type="float" office:value="0.0430405" calcext:value-type="float">
            <text:p>0,0430405</text:p>
          </table:table-cell>
          <table:table-cell office:value-type="float" office:value="0.0480843" calcext:value-type="float">
            <text:p>0,0480843</text:p>
          </table:table-cell>
          <table:table-cell office:value-type="float" office:value="0.0503788" calcext:value-type="float">
            <text:p>0,0503788</text:p>
          </table:table-cell>
          <table:table-cell office:value-type="float" office:value="0.0543743" calcext:value-type="float">
            <text:p>0,0543743</text:p>
          </table:table-cell>
          <table:table-cell office:value-type="float" office:value="0.056194" calcext:value-type="float">
            <text:p>0,056194</text:p>
          </table:table-cell>
          <table:table-cell office:value-type="float" office:value="0.0598532" calcext:value-type="float">
            <text:p>0,0598532</text:p>
          </table:table-cell>
          <table:table-cell office:value-type="float" office:value="0.0607829" calcext:value-type="float">
            <text:p>0,0607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6</text:p>
          </table:table-cell>
          <table:table-cell office:value-type="float" office:value="0.0344912" calcext:value-type="float">
            <text:p>0,0344912</text:p>
          </table:table-cell>
          <table:table-cell office:value-type="float" office:value="0.0415398" calcext:value-type="float">
            <text:p>0,0415398</text:p>
          </table:table-cell>
          <table:table-cell office:value-type="float" office:value="0.0479681" calcext:value-type="float">
            <text:p>0,0479681</text:p>
          </table:table-cell>
          <table:table-cell office:value-type="float" office:value="0.049547" calcext:value-type="float">
            <text:p>0,049547</text:p>
          </table:table-cell>
          <table:table-cell office:value-type="float" office:value="0.0549603" calcext:value-type="float">
            <text:p>0,0549603</text:p>
          </table:table-cell>
          <table:table-cell office:value-type="float" office:value="0.0568588" calcext:value-type="float">
            <text:p>0,0568588</text:p>
          </table:table-cell>
          <table:table-cell office:value-type="float" office:value="0.0619338" calcext:value-type="float">
            <text:p>0,0619338</text:p>
          </table:table-cell>
          <table:table-cell office:value-type="float" office:value="0.0663321" calcext:value-type="float">
            <text:p>0,0663321</text:p>
          </table:table-cell>
          <table:table-cell office:value-type="float" office:value="0.06902" calcext:value-type="float">
            <text:p>0,06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7</text:p>
          </table:table-cell>
          <table:table-cell office:value-type="float" office:value="0.0206766" calcext:value-type="float">
            <text:p>0,0206766</text:p>
          </table:table-cell>
          <table:table-cell office:value-type="float" office:value="0.0264806" calcext:value-type="float">
            <text:p>0,0264806</text:p>
          </table:table-cell>
          <table:table-cell office:value-type="float" office:value="0.0281989" calcext:value-type="float">
            <text:p>0,0281989</text:p>
          </table:table-cell>
          <table:table-cell office:value-type="float" office:value="0.0329719" calcext:value-type="float">
            <text:p>0,0329719</text:p>
          </table:table-cell>
          <table:table-cell office:value-type="float" office:value="0.0335828" calcext:value-type="float">
            <text:p>0,0335828</text:p>
          </table:table-cell>
          <table:table-cell office:value-type="float" office:value="0.0345756" calcext:value-type="float">
            <text:p>0,0345756</text:p>
          </table:table-cell>
          <table:table-cell office:value-type="float" office:value="0.0360457" calcext:value-type="float">
            <text:p>0,0360457</text:p>
          </table:table-cell>
          <table:table-cell office:value-type="float" office:value="0.0376303" calcext:value-type="float">
            <text:p>0,0376303</text:p>
          </table:table-cell>
          <table:table-cell office:value-type="float" office:value="0.0399404" calcext:value-type="float">
            <text:p>0,0399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8</text:p>
          </table:table-cell>
          <table:table-cell office:value-type="float" office:value="0.00455043" calcext:value-type="float">
            <text:p>0,00455043</text:p>
          </table:table-cell>
          <table:table-cell office:value-type="float" office:value="0.00796325" calcext:value-type="float">
            <text:p>0,00796325</text:p>
          </table:table-cell>
          <table:table-cell office:value-type="float" office:value="0.0118574" calcext:value-type="float">
            <text:p>0,0118574</text:p>
          </table:table-cell>
          <table:table-cell office:value-type="float" office:value="0.0123824" calcext:value-type="float">
            <text:p>0,0123824</text:p>
          </table:table-cell>
          <table:table-cell office:value-type="float" office:value="0.0128418" calcext:value-type="float">
            <text:p>0,0128418</text:p>
          </table:table-cell>
          <table:table-cell office:value-type="float" office:value="0.0140232" calcext:value-type="float">
            <text:p>0,0140232</text:p>
          </table:table-cell>
          <table:table-cell office:value-type="float" office:value="0.0178298" calcext:value-type="float">
            <text:p>0,0178298</text:p>
          </table:table-cell>
          <table:table-cell office:value-type="float" office:value="0.020455" calcext:value-type="float">
            <text:p>0,020455</text:p>
          </table:table-cell>
          <table:table-cell office:value-type="float" office:value="0.0208051" calcext:value-type="float">
            <text:p>0,0208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9</text:p>
          </table:table-cell>
          <table:table-cell office:value-type="float" office:value="0.00497195" calcext:value-type="float">
            <text:p>0,00497195</text:p>
          </table:table-cell>
          <table:table-cell office:value-type="float" office:value="0.00962441" calcext:value-type="float">
            <text:p>0,00962441</text:p>
          </table:table-cell>
          <table:table-cell office:value-type="float" office:value="0.0157744" calcext:value-type="float">
            <text:p>0,0157744</text:p>
          </table:table-cell>
          <table:table-cell office:value-type="float" office:value="0.0164134" calcext:value-type="float">
            <text:p>0,0164134</text:p>
          </table:table-cell>
          <table:table-cell office:value-type="float" office:value="0.0179509" calcext:value-type="float">
            <text:p>0,0179509</text:p>
          </table:table-cell>
          <table:table-cell office:value-type="float" office:value="0.0229229" calcext:value-type="float">
            <text:p>0,0229229</text:p>
          </table:table-cell>
          <table:table-cell office:value-type="float" office:value="0.0236617" calcext:value-type="float">
            <text:p>0,0236617</text:p>
          </table:table-cell>
          <table:table-cell office:value-type="float" office:value="0.0240211" calcext:value-type="float">
            <text:p>0,0240211</text:p>
          </table:table-cell>
          <table:table-cell office:value-type="float" office:value="0.026537" calcext:value-type="float">
            <text:p>0,026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10</text:p>
          </table:table-cell>
          <table:table-cell office:value-type="float" office:value="0.00132581" calcext:value-type="float">
            <text:p>0,00132581</text:p>
          </table:table-cell>
          <table:table-cell office:value-type="float" office:value="0.00273581" calcext:value-type="float">
            <text:p>0,00273581</text:p>
          </table:table-cell>
          <table:table-cell office:value-type="float" office:value="0.0066922" calcext:value-type="float">
            <text:p>0,0066922</text:p>
          </table:table-cell>
          <table:table-cell office:value-type="float" office:value="0.00704996" calcext:value-type="float">
            <text:p>0,00704996</text:p>
          </table:table-cell>
          <table:table-cell office:value-type="float" office:value="0.00723936" calcext:value-type="float">
            <text:p>0,00723936</text:p>
          </table:table-cell>
          <table:table-cell office:value-type="float" office:value="0.00738667" calcext:value-type="float">
            <text:p>0,00738667</text:p>
          </table:table-cell>
          <table:table-cell office:value-type="float" office:value="0.0074919" calcext:value-type="float">
            <text:p>0,0074919</text:p>
          </table:table-cell>
          <table:table-cell office:value-type="float" office:value="0.00816533" calcext:value-type="float">
            <text:p>0,00816533</text:p>
          </table:table-cell>
          <table:table-cell office:value-type="float" office:value="0.00829159" calcext:value-type="float">
            <text:p>0,00829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7:17:18.2870663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39:24.155811132</meta:creation-date>
    <dc:date>2017-08-20T18:54:06.438459068</dc:date>
    <meta:editing-duration>PT2H56M45S</meta:editing-duration>
    <meta:editing-cycles>24</meta:editing-cycles>
    <meta:generator>LibreOffice/5.1.6.2$Linux_X86_64 LibreOffice_project/10m0$Build-2</meta:generator>
    <meta:document-statistic meta:table-count="11" meta:cell-count="111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53cm" svg:height="7.439cm" xlink:href=".." xlink:type="simple" chart:class="chart:line" chart:style-name="ch1">
        <chart:legend chart:legend-position="end" svg:x="21.557cm" svg:y="1.179cm" style:legend-expansion="high" chart:style-name="ch2"/>
        <chart:plot-area chart:style-name="ch3" table:cell-range-address="'Abrir Calc'.F3:'Abrir Calc'.N12" chart:data-source-has-labels="both" svg:x="0.495cm" svg:y="0.148cm" svg:width="20.567cm" svg:height="7.143cm">
          <chartooo:coordinate-region svg:x="1.407cm" svg:y="0.347cm" svg:width="18.859cm" svg:height="6.297cm"/>
          <chart:axis chart:dimension="x" chart:name="primary-x" chart:style-name="ch4" chartooo:axis-type="auto">
            <chartooo:date-scale/>
            <chart:categories table:cell-range-address="'Abrir Calc'.F12:'Abrir Calc'.N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brir Calc'.F3:'Abrir Calc'.N3" loext:label-string="abrir_calc1" chart:class="chart:line">
            <chart:data-point chart:repeated="9"/>
          </chart:series>
          <chart:series chart:style-name="ch7" chart:values-cell-range-address="'Abrir Calc'.F4:'Abrir Calc'.N4" loext:label-string="abrir_calc2" chart:class="chart:line">
            <chart:data-point chart:repeated="9"/>
          </chart:series>
          <chart:series chart:style-name="ch8" chart:values-cell-range-address="'Abrir Calc'.F5:'Abrir Calc'.N5" loext:label-string="abrir_calc3" chart:class="chart:line">
            <chart:data-point chart:repeated="9"/>
          </chart:series>
          <chart:series chart:style-name="ch9" chart:values-cell-range-address="'Abrir Calc'.F6:'Abrir Calc'.N6" loext:label-string="abrir_calc4" chart:class="chart:line">
            <chart:data-point chart:repeated="9"/>
          </chart:series>
          <chart:series chart:style-name="ch10" chart:values-cell-range-address="'Abrir Calc'.F7:'Abrir Calc'.N7" loext:label-string="abrir_calc5" chart:class="chart:line">
            <chart:data-point chart:repeated="9"/>
          </chart:series>
          <chart:series chart:style-name="ch11" chart:values-cell-range-address="'Abrir Calc'.F8:'Abrir Calc'.N8" loext:label-string="abrir_calc6" chart:class="chart:line">
            <chart:data-point chart:repeated="9"/>
          </chart:series>
          <chart:series chart:style-name="ch12" chart:values-cell-range-address="'Abrir Calc'.F9:'Abrir Calc'.N9" loext:label-string="abrir_calc7" chart:class="chart:line">
            <chart:data-point chart:repeated="9"/>
          </chart:series>
          <chart:series chart:style-name="ch13" chart:values-cell-range-address="'Abrir Calc'.F10:'Abrir Calc'.N10" loext:label-string="abrir_calc8" chart:class="chart:line">
            <chart:data-point chart:repeated="9"/>
          </chart:series>
          <chart:series chart:style-name="ch14" chart:values-cell-range-address="'Abrir Calc'.F11:'Abrir Calc'.N11" loext:label-string="abrir_calc9" chart:class="chart:line">
            <chart:data-point chart:repeated="9"/>
          </chart:series>
          <chart:series chart:style-name="ch15" chart:values-cell-range-address="'Abrir Calc'.F12:'Abrir Calc'.N12" loext:label-string="abrir_calc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ir_calc1</text:p>
              </table:table-cell>
              <table:table-cell office:value-type="string">
                <text:p>abrir_calc2</text:p>
              </table:table-cell>
              <table:table-cell office:value-type="string">
                <text:p>abrir_calc3</text:p>
              </table:table-cell>
              <table:table-cell office:value-type="string">
                <text:p>abrir_calc4</text:p>
              </table:table-cell>
              <table:table-cell office:value-type="string">
                <text:p>abrir_calc5</text:p>
              </table:table-cell>
              <table:table-cell office:value-type="string">
                <text:p>abrir_calc6</text:p>
              </table:table-cell>
              <table:table-cell office:value-type="string">
                <text:p>abrir_calc7</text:p>
              </table:table-cell>
              <table:table-cell office:value-type="string">
                <text:p>abrir_calc8</text:p>
              </table:table-cell>
              <table:table-cell office:value-type="string">
                <text:p>abrir_calc9</text:p>
              </table:table-cell>
              <table:table-cell office:value-type="string">
                <text:p>abrir_calc10</text:p>
              </table:table-cell>
            </table:table-row>
          </table:table-header-rows>
          <table:table-rows>
            <table:table-row>
              <table:table-cell office:value-type="float" office:value="0.001352">
                <text:p>0.001352</text:p>
                <draw:g>
                  <svg:desc>'Abrir Calc'.F12:'Abrir Calc'.N12</svg:desc>
                </draw:g>
              </table:table-cell>
              <table:table-cell office:value-type="float" office:value="0.0236679">
                <text:p>0.0236679</text:p>
                <draw:g>
                  <svg:desc>'Abrir Calc'.F3:'Abrir Calc'.N3</svg:desc>
                </draw:g>
              </table:table-cell>
              <table:table-cell office:value-type="float" office:value="0.0155375">
                <text:p>0.0155375</text:p>
                <draw:g>
                  <svg:desc>'Abrir Calc'.F4:'Abrir Calc'.N4</svg:desc>
                </draw:g>
              </table:table-cell>
              <table:table-cell office:value-type="float" office:value="0.026083">
                <text:p>0.026083</text:p>
                <draw:g>
                  <svg:desc>'Abrir Calc'.F5:'Abrir Calc'.N5</svg:desc>
                </draw:g>
              </table:table-cell>
              <table:table-cell office:value-type="float" office:value="0.00671715">
                <text:p>0.00671715</text:p>
                <draw:g>
                  <svg:desc>'Abrir Calc'.F6:'Abrir Calc'.N6</svg:desc>
                </draw:g>
              </table:table-cell>
              <table:table-cell office:value-type="float" office:value="0.016291">
                <text:p>0.016291</text:p>
                <draw:g>
                  <svg:desc>'Abrir Calc'.F7:'Abrir Calc'.N7</svg:desc>
                </draw:g>
              </table:table-cell>
              <table:table-cell office:value-type="float" office:value="0.0260792">
                <text:p>0.0260792</text:p>
                <draw:g>
                  <svg:desc>'Abrir Calc'.F8:'Abrir Calc'.N8</svg:desc>
                </draw:g>
              </table:table-cell>
              <table:table-cell office:value-type="float" office:value="0.0181599">
                <text:p>0.0181599</text:p>
                <draw:g>
                  <svg:desc>'Abrir Calc'.F9:'Abrir Calc'.N9</svg:desc>
                </draw:g>
              </table:table-cell>
              <table:table-cell office:value-type="float" office:value="0.0090847">
                <text:p>0.0090847</text:p>
                <draw:g>
                  <svg:desc>'Abrir Calc'.F10:'Abrir Calc'.N10</svg:desc>
                </draw:g>
              </table:table-cell>
              <table:table-cell office:value-type="float" office:value="0.0120101">
                <text:p>0.0120101</text:p>
                <draw:g>
                  <svg:desc>'Abrir Calc'.F11:'Abrir Calc'.N11</svg:desc>
                </draw:g>
              </table:table-cell>
              <table:table-cell office:value-type="float" office:value="0.001352">
                <text:p>0.001352</text:p>
                <draw:g>
                  <svg:desc>'Abrir Calc'.F12:'Abrir Calc'.N12</svg:desc>
                </draw:g>
              </table:table-cell>
            </table:table-row>
            <table:table-row>
              <table:table-cell office:value-type="float" office:value="0.00585868">
                <text:p>0.00585868</text:p>
              </table:table-cell>
              <table:table-cell office:value-type="float" office:value="0.0272904">
                <text:p>0.0272904</text:p>
              </table:table-cell>
              <table:table-cell office:value-type="float" office:value="0.0162339">
                <text:p>0.0162339</text:p>
              </table:table-cell>
              <table:table-cell office:value-type="float" office:value="0.0275384">
                <text:p>0.0275384</text:p>
              </table:table-cell>
              <table:table-cell office:value-type="float" office:value="0.0190156">
                <text:p>0.0190156</text:p>
              </table:table-cell>
              <table:table-cell office:value-type="float" office:value="0.0232189">
                <text:p>0.0232189</text:p>
              </table:table-cell>
              <table:table-cell office:value-type="float" office:value="0.0307748">
                <text:p>0.0307748</text:p>
              </table:table-cell>
              <table:table-cell office:value-type="float" office:value="0.0188212">
                <text:p>0.0188212</text:p>
              </table:table-cell>
              <table:table-cell office:value-type="float" office:value="0.0110738">
                <text:p>0.0110738</text:p>
              </table:table-cell>
              <table:table-cell office:value-type="float" office:value="0.0137722">
                <text:p>0.0137722</text:p>
              </table:table-cell>
              <table:table-cell office:value-type="float" office:value="0.00585868">
                <text:p>0.00585868</text:p>
              </table:table-cell>
            </table:table-row>
            <table:table-row>
              <table:table-cell office:value-type="float" office:value="0.00954172">
                <text:p>0.00954172</text:p>
              </table:table-cell>
              <table:table-cell office:value-type="float" office:value="0.0282416">
                <text:p>0.0282416</text:p>
              </table:table-cell>
              <table:table-cell office:value-type="float" office:value="0.0177426">
                <text:p>0.0177426</text:p>
              </table:table-cell>
              <table:table-cell office:value-type="float" office:value="0.0347584">
                <text:p>0.0347584</text:p>
              </table:table-cell>
              <table:table-cell office:value-type="float" office:value="0.0200813">
                <text:p>0.0200813</text:p>
              </table:table-cell>
              <table:table-cell office:value-type="float" office:value="0.0270761">
                <text:p>0.0270761</text:p>
              </table:table-cell>
              <table:table-cell office:value-type="float" office:value="0.0314551">
                <text:p>0.0314551</text:p>
              </table:table-cell>
              <table:table-cell office:value-type="float" office:value="0.0192621">
                <text:p>0.0192621</text:p>
              </table:table-cell>
              <table:table-cell office:value-type="float" office:value="0.014399">
                <text:p>0.014399</text:p>
              </table:table-cell>
              <table:table-cell office:value-type="float" office:value="0.0140288">
                <text:p>0.0140288</text:p>
              </table:table-cell>
              <table:table-cell office:value-type="float" office:value="0.00954172">
                <text:p>0.00954172</text:p>
              </table:table-cell>
            </table:table-row>
            <table:table-row>
              <table:table-cell office:value-type="float" office:value="0.00986806">
                <text:p>0.00986806</text:p>
              </table:table-cell>
              <table:table-cell office:value-type="float" office:value="0.0295671">
                <text:p>0.0295671</text:p>
              </table:table-cell>
              <table:table-cell office:value-type="float" office:value="0.0212099">
                <text:p>0.0212099</text:p>
              </table:table-cell>
              <table:table-cell office:value-type="float" office:value="0.0354956">
                <text:p>0.0354956</text:p>
              </table:table-cell>
              <table:table-cell office:value-type="float" office:value="0.0219044">
                <text:p>0.0219044</text:p>
              </table:table-cell>
              <table:table-cell office:value-type="float" office:value="0.0295568">
                <text:p>0.0295568</text:p>
              </table:table-cell>
              <table:table-cell office:value-type="float" office:value="0.0328691">
                <text:p>0.0328691</text:p>
              </table:table-cell>
              <table:table-cell office:value-type="float" office:value="0.0195334">
                <text:p>0.0195334</text:p>
              </table:table-cell>
              <table:table-cell office:value-type="float" office:value="0.0301191">
                <text:p>0.0301191</text:p>
              </table:table-cell>
              <table:table-cell office:value-type="float" office:value="0.0147987">
                <text:p>0.0147987</text:p>
              </table:table-cell>
              <table:table-cell office:value-type="float" office:value="0.00986806">
                <text:p>0.00986806</text:p>
              </table:table-cell>
            </table:table-row>
            <table:table-row>
              <table:table-cell office:value-type="float" office:value="0.0100235">
                <text:p>0.0100235</text:p>
              </table:table-cell>
              <table:table-cell office:value-type="float" office:value="0.0318641">
                <text:p>0.0318641</text:p>
              </table:table-cell>
              <table:table-cell office:value-type="float" office:value="0.0216016">
                <text:p>0.0216016</text:p>
              </table:table-cell>
              <table:table-cell office:value-type="float" office:value="0.0363461">
                <text:p>0.0363461</text:p>
              </table:table-cell>
              <table:table-cell office:value-type="float" office:value="0.0249194">
                <text:p>0.0249194</text:p>
              </table:table-cell>
              <table:table-cell office:value-type="float" office:value="0.0345939">
                <text:p>0.0345939</text:p>
              </table:table-cell>
              <table:table-cell office:value-type="float" office:value="0.0362174">
                <text:p>0.0362174</text:p>
              </table:table-cell>
              <table:table-cell office:value-type="float" office:value="0.0196012">
                <text:p>0.0196012</text:p>
              </table:table-cell>
              <table:table-cell office:value-type="float" office:value="0.0338895">
                <text:p>0.0338895</text:p>
              </table:table-cell>
              <table:table-cell office:value-type="float" office:value="0.0164582">
                <text:p>0.0164582</text:p>
              </table:table-cell>
              <table:table-cell office:value-type="float" office:value="0.0100235">
                <text:p>0.0100235</text:p>
              </table:table-cell>
            </table:table-row>
            <table:table-row>
              <table:table-cell office:value-type="float" office:value="0.0105518">
                <text:p>0.0105518</text:p>
              </table:table-cell>
              <table:table-cell office:value-type="float" office:value="0.032451">
                <text:p>0.032451</text:p>
              </table:table-cell>
              <table:table-cell office:value-type="float" office:value="0.0220368">
                <text:p>0.0220368</text:p>
              </table:table-cell>
              <table:table-cell office:value-type="float" office:value="0.0391245">
                <text:p>0.0391245</text:p>
              </table:table-cell>
              <table:table-cell office:value-type="float" office:value="0.025915">
                <text:p>0.025915</text:p>
              </table:table-cell>
              <table:table-cell office:value-type="float" office:value="0.042278">
                <text:p>0.042278</text:p>
              </table:table-cell>
              <table:table-cell office:value-type="float" office:value="0.0366709">
                <text:p>0.0366709</text:p>
              </table:table-cell>
              <table:table-cell office:value-type="float" office:value="0.0196351">
                <text:p>0.0196351</text:p>
              </table:table-cell>
              <table:table-cell office:value-type="float" office:value="0.0344833">
                <text:p>0.0344833</text:p>
              </table:table-cell>
              <table:table-cell office:value-type="float" office:value="0.0168688">
                <text:p>0.0168688</text:p>
              </table:table-cell>
              <table:table-cell office:value-type="float" office:value="0.0105518">
                <text:p>0.0105518</text:p>
              </table:table-cell>
            </table:table-row>
            <table:table-row>
              <table:table-cell office:value-type="float" office:value="0.0106762">
                <text:p>0.0106762</text:p>
              </table:table-cell>
              <table:table-cell office:value-type="float" office:value="0.0333313">
                <text:p>0.0333313</text:p>
              </table:table-cell>
              <table:table-cell office:value-type="float" office:value="0.0229218">
                <text:p>0.0229218</text:p>
              </table:table-cell>
              <table:table-cell office:value-type="float" office:value="0.0431693">
                <text:p>0.0431693</text:p>
              </table:table-cell>
              <table:table-cell office:value-type="float" office:value="0.0273454">
                <text:p>0.0273454</text:p>
              </table:table-cell>
              <table:table-cell office:value-type="float" office:value="0.0566783">
                <text:p>0.0566783</text:p>
              </table:table-cell>
              <table:table-cell office:value-type="float" office:value="0.0380049">
                <text:p>0.0380049</text:p>
              </table:table-cell>
              <table:table-cell office:value-type="float" office:value="0.019686">
                <text:p>0.019686</text:p>
              </table:table-cell>
              <table:table-cell office:value-type="float" office:value="0.0350028">
                <text:p>0.0350028</text:p>
              </table:table-cell>
              <table:table-cell office:value-type="float" office:value="0.0171768">
                <text:p>0.0171768</text:p>
              </table:table-cell>
              <table:table-cell office:value-type="float" office:value="0.0106762">
                <text:p>0.0106762</text:p>
              </table:table-cell>
            </table:table-row>
            <table:table-row>
              <table:table-cell office:value-type="float" office:value="0.011018">
                <text:p>0.011018</text:p>
              </table:table-cell>
              <table:table-cell office:value-type="float" office:value="0.0360229">
                <text:p>0.0360229</text:p>
              </table:table-cell>
              <table:table-cell office:value-type="float" office:value="0.0241114">
                <text:p>0.0241114</text:p>
              </table:table-cell>
              <table:table-cell office:value-type="float" office:value="0.0436985">
                <text:p>0.0436985</text:p>
              </table:table-cell>
              <table:table-cell office:value-type="float" office:value="0.0299958">
                <text:p>0.0299958</text:p>
              </table:table-cell>
              <table:table-cell office:value-type="float" office:value="0.0733626">
                <text:p>0.0733626</text:p>
              </table:table-cell>
              <table:table-cell office:value-type="float" office:value="0.040913">
                <text:p>0.040913</text:p>
              </table:table-cell>
              <table:table-cell office:value-type="float" office:value="0.0197368">
                <text:p>0.0197368</text:p>
              </table:table-cell>
              <table:table-cell office:value-type="float" office:value="0.0355075">
                <text:p>0.0355075</text:p>
              </table:table-cell>
              <table:table-cell office:value-type="float" office:value="0.0172623">
                <text:p>0.0172623</text:p>
              </table:table-cell>
              <table:table-cell office:value-type="float" office:value="0.011018">
                <text:p>0.011018</text:p>
              </table:table-cell>
            </table:table-row>
            <table:table-row>
              <table:table-cell office:value-type="float" office:value="0.0114842">
                <text:p>0.0114842</text:p>
              </table:table-cell>
              <table:table-cell office:value-type="float" office:value="0.0364378">
                <text:p>0.0364378</text:p>
              </table:table-cell>
              <table:table-cell office:value-type="float" office:value="0.0254171">
                <text:p>0.0254171</text:p>
              </table:table-cell>
              <table:table-cell office:value-type="float" office:value="0.0442655">
                <text:p>0.0442655</text:p>
              </table:table-cell>
              <table:table-cell office:value-type="float" office:value="0.0306689">
                <text:p>0.0306689</text:p>
              </table:table-cell>
              <table:table-cell office:value-type="float" office:value="0.0942671">
                <text:p>0.0942671</text:p>
              </table:table-cell>
              <table:table-cell office:value-type="float" office:value="0.0411531">
                <text:p>0.0411531</text:p>
              </table:table-cell>
              <table:table-cell office:value-type="float" office:value="0.0198386">
                <text:p>0.0198386</text:p>
              </table:table-cell>
              <table:table-cell office:value-type="float" office:value="0.0359825">
                <text:p>0.0359825</text:p>
              </table:table-cell>
              <table:table-cell office:value-type="float" office:value="0.0173479">
                <text:p>0.0173479</text:p>
              </table:table-cell>
              <table:table-cell office:value-type="float" office:value="0.0114842">
                <text:p>0.0114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75cm" svg:height="9.005cm" xlink:href=".." xlink:type="simple" chart:class="chart:line" chart:row-mapping="0 1 2 3 4 5 6 7 8" chart:style-name="ch1">
        <chart:legend chart:legend-position="end" svg:x="19.635cm" svg:y="1.962cm" style:legend-expansion="high" chart:style-name="ch2"/>
        <chart:plot-area chart:style-name="ch3" table:cell-range-address="'Vai chover'.C3:'Vai chover'.L12" chart:data-source-has-labels="row" svg:x="0.445cm" svg:y="0.18cm" svg:width="18.745cm" svg:height="8.645cm">
          <chartooo:coordinate-region svg:x="1.357cm" svg:y="0.379cm" svg:width="17.833cm" svg:height="7.799cm"/>
          <chart:axis chart:dimension="x" chart:name="primary-x" chart:style-name="ch4" chartooo:axis-type="auto">
            <chartooo:date-scale/>
            <chart:categories table:cell-range-address="'Vai chover'.D12:'Vai chover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i chover'.C3:'Vai chover'.L3" chart:class="chart:line">
            <chart:data-point chart:repeated="10"/>
          </chart:series>
          <chart:series chart:style-name="ch7" chart:values-cell-range-address="'Vai chover'.C4:'Vai chover'.L4" chart:class="chart:line">
            <chart:data-point chart:repeated="10"/>
          </chart:series>
          <chart:series chart:style-name="ch8" chart:values-cell-range-address="'Vai chover'.C5:'Vai chover'.L5" chart:class="chart:line">
            <chart:data-point chart:repeated="10"/>
          </chart:series>
          <chart:series chart:style-name="ch9" chart:values-cell-range-address="'Vai chover'.C6:'Vai chover'.L6" chart:class="chart:line">
            <chart:data-point chart:repeated="10"/>
          </chart:series>
          <chart:series chart:style-name="ch10" chart:values-cell-range-address="'Vai chover'.C7:'Vai chover'.L7" chart:class="chart:line">
            <chart:data-point chart:repeated="10"/>
          </chart:series>
          <chart:series chart:style-name="ch11" chart:values-cell-range-address="'Vai chover'.C8:'Vai chover'.L8" chart:class="chart:line">
            <chart:data-point chart:repeated="10"/>
          </chart:series>
          <chart:series chart:style-name="ch12" chart:values-cell-range-address="'Vai chover'.C9:'Vai chover'.L9" chart:class="chart:line">
            <chart:data-point chart:repeated="10"/>
          </chart:series>
          <chart:series chart:style-name="ch13" chart:values-cell-range-address="'Vai chover'.C10:'Vai chover'.L10" chart:class="chart:line">
            <chart:data-point chart:repeated="10"/>
          </chart:series>
          <chart:series chart:style-name="ch14" chart:values-cell-range-address="'Vai chover'.C11:'Vai chover'.L11" chart:class="chart:line">
            <chart:data-point chart:repeated="10"/>
          </chart:series>
          <chart:series chart:style-name="ch15" chart:values-cell-range-address="'Vai chover'.C12:'Vai chover'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299229">
                <text:p>0.0299229</text:p>
                <draw:g>
                  <svg:desc>'Vai chover'.D12:'Vai chover'.L12</svg:desc>
                </draw:g>
              </table:table-cell>
              <table:table-cell office:value-type="float" office:value="0.0353507">
                <text:p>0.0353507</text:p>
              </table:table-cell>
              <table:table-cell office:value-type="float" office:value="0.039991">
                <text:p>0.039991</text:p>
              </table:table-cell>
              <table:table-cell office:value-type="float" office:value="0.0426346">
                <text:p>0.0426346</text:p>
              </table:table-cell>
              <table:table-cell office:value-type="float" office:value="0.0455594">
                <text:p>0.0455594</text:p>
              </table:table-cell>
              <table:table-cell office:value-type="float" office:value="0.0481748">
                <text:p>0.0481748</text:p>
              </table:table-cell>
              <table:table-cell office:value-type="float" office:value="0.048456">
                <text:p>0.048456</text:p>
              </table:table-cell>
              <table:table-cell office:value-type="float" office:value="0.0488779">
                <text:p>0.0488779</text:p>
              </table:table-cell>
              <table:table-cell office:value-type="float" office:value="0.0491591">
                <text:p>0.049159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3:'Vai chover'.L3</svg:desc>
                </draw:g>
              </table:table-cell>
              <table:table-cell office:value-type="float" office:value="0.13303">
                <text:p>0.13303</text:p>
              </table:table-cell>
              <table:table-cell office:value-type="float" office:value="0.139225">
                <text:p>0.139225</text:p>
              </table:table-cell>
              <table:table-cell office:value-type="float" office:value="0.140569">
                <text:p>0.140569</text:p>
              </table:table-cell>
              <table:table-cell office:value-type="float" office:value="0.142654">
                <text:p>0.142654</text:p>
              </table:table-cell>
              <table:table-cell office:value-type="float" office:value="0.146002">
                <text:p>0.146002</text:p>
              </table:table-cell>
              <table:table-cell office:value-type="float" office:value="0.147606">
                <text:p>0.147606</text:p>
              </table:table-cell>
              <table:table-cell office:value-type="float" office:value="0.147746">
                <text:p>0.147746</text:p>
              </table:table-cell>
              <table:table-cell office:value-type="float" office:value="0.148167">
                <text:p>0.148167</text:p>
              </table:table-cell>
              <table:table-cell office:value-type="float" office:value="0.14935">
                <text:p>0.14935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4:'Vai chover'.L4</svg:desc>
                </draw:g>
              </table:table-cell>
              <table:table-cell office:value-type="float" office:value="0.103896">
                <text:p>0.103896</text:p>
              </table:table-cell>
              <table:table-cell office:value-type="float" office:value="0.109084">
                <text:p>0.109084</text:p>
              </table:table-cell>
              <table:table-cell office:value-type="float" office:value="0.110495">
                <text:p>0.110495</text:p>
              </table:table-cell>
              <table:table-cell office:value-type="float" office:value="0.113958">
                <text:p>0.113958</text:p>
              </table:table-cell>
              <table:table-cell office:value-type="float" office:value="0.1146">
                <text:p>0.1146</text:p>
              </table:table-cell>
              <table:table-cell office:value-type="float" office:value="0.11611">
                <text:p>0.11611</text:p>
              </table:table-cell>
              <table:table-cell office:value-type="float" office:value="0.119403">
                <text:p>0.119403</text:p>
              </table:table-cell>
              <table:table-cell office:value-type="float" office:value="0.11983">
                <text:p>0.11983</text:p>
              </table:table-cell>
              <table:table-cell office:value-type="float" office:value="0.120928">
                <text:p>0.120928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5:'Vai chover'.L5</svg:desc>
                </draw:g>
              </table:table-cell>
              <table:table-cell office:value-type="float" office:value="0.112242">
                <text:p>0.112242</text:p>
              </table:table-cell>
              <table:table-cell office:value-type="float" office:value="0.114839">
                <text:p>0.114839</text:p>
              </table:table-cell>
              <table:table-cell office:value-type="float" office:value="0.119905">
                <text:p>0.119905</text:p>
              </table:table-cell>
              <table:table-cell office:value-type="float" office:value="0.120075">
                <text:p>0.120075</text:p>
              </table:table-cell>
              <table:table-cell office:value-type="float" office:value="0.120607">
                <text:p>0.120607</text:p>
              </table:table-cell>
              <table:table-cell office:value-type="float" office:value="0.121693">
                <text:p>0.121693</text:p>
              </table:table-cell>
              <table:table-cell office:value-type="float" office:value="0.121969">
                <text:p>0.121969</text:p>
              </table:table-cell>
              <table:table-cell office:value-type="float" office:value="0.123502">
                <text:p>0.123502</text:p>
              </table:table-cell>
              <table:table-cell office:value-type="float" office:value="0.124375">
                <text:p>0.124375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6:'Vai chover'.L6</svg:desc>
                </draw:g>
              </table:table-cell>
              <table:table-cell office:value-type="float" office:value="0.0178745">
                <text:p>0.0178745</text:p>
              </table:table-cell>
              <table:table-cell office:value-type="float" office:value="0.0240598">
                <text:p>0.0240598</text:p>
              </table:table-cell>
              <table:table-cell office:value-type="float" office:value="0.0255275">
                <text:p>0.0255275</text:p>
              </table:table-cell>
              <table:table-cell office:value-type="float" office:value="0.0266282">
                <text:p>0.0266282</text:p>
              </table:table-cell>
              <table:table-cell office:value-type="float" office:value="0.0279125">
                <text:p>0.0279125</text:p>
              </table:table-cell>
              <table:table-cell office:value-type="float" office:value="0.0325776">
                <text:p>0.0325776</text:p>
              </table:table-cell>
              <table:table-cell office:value-type="float" office:value="0.033128">
                <text:p>0.033128</text:p>
              </table:table-cell>
              <table:table-cell office:value-type="float" office:value="0.034124">
                <text:p>0.034124</text:p>
              </table:table-cell>
              <table:table-cell office:value-type="float" office:value="0.0349364">
                <text:p>0.0349364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7:'Vai chover'.L7</svg:desc>
                </draw:g>
              </table:table-cell>
              <table:table-cell office:value-type="float" office:value="0.0200356">
                <text:p>0.0200356</text:p>
              </table:table-cell>
              <table:table-cell office:value-type="float" office:value="0.0248157">
                <text:p>0.0248157</text:p>
              </table:table-cell>
              <table:table-cell office:value-type="float" office:value="0.0276634">
                <text:p>0.0276634</text:p>
              </table:table-cell>
              <table:table-cell office:value-type="float" office:value="0.0296974">
                <text:p>0.0296974</text:p>
              </table:table-cell>
              <table:table-cell office:value-type="float" office:value="0.0317315">
                <text:p>0.0317315</text:p>
              </table:table-cell>
              <table:table-cell office:value-type="float" office:value="0.0345792">
                <text:p>0.0345792</text:p>
              </table:table-cell>
              <table:table-cell office:value-type="float" office:value="0.0351386">
                <text:p>0.0351386</text:p>
              </table:table-cell>
              <table:table-cell office:value-type="float" office:value="0.0357488">
                <text:p>0.0357488</text:p>
              </table:table-cell>
              <table:table-cell office:value-type="float" office:value="0.0376049">
                <text:p>0.0376049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8:'Vai chover'.L8</svg:desc>
                </draw:g>
              </table:table-cell>
              <table:table-cell office:value-type="float" office:value="0.0452236">
                <text:p>0.0452236</text:p>
              </table:table-cell>
              <table:table-cell office:value-type="float" office:value="0.0513453">
                <text:p>0.0513453</text:p>
              </table:table-cell>
              <table:table-cell office:value-type="float" office:value="0.0568864">
                <text:p>0.0568864</text:p>
              </table:table-cell>
              <table:table-cell office:value-type="float" office:value="0.0589431">
                <text:p>0.0589431</text:p>
              </table:table-cell>
              <table:table-cell office:value-type="float" office:value="0.0610724">
                <text:p>0.0610724</text:p>
              </table:table-cell>
              <table:table-cell office:value-type="float" office:value="0.0639034">
                <text:p>0.0639034</text:p>
              </table:table-cell>
              <table:table-cell office:value-type="float" office:value="0.0650165">
                <text:p>0.0650165</text:p>
              </table:table-cell>
              <table:table-cell office:value-type="float" office:value="0.0667828">
                <text:p>0.0667828</text:p>
              </table:table-cell>
              <table:table-cell office:value-type="float" office:value="0.0677265">
                <text:p>0.0677265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9:'Vai chover'.L9</svg:desc>
                </draw:g>
              </table:table-cell>
              <table:table-cell office:value-type="float" office:value="0.0209453">
                <text:p>0.0209453</text:p>
              </table:table-cell>
              <table:table-cell office:value-type="float" office:value="0.0311178">
                <text:p>0.0311178</text:p>
              </table:table-cell>
              <table:table-cell office:value-type="float" office:value="0.0405761">
                <text:p>0.0405761</text:p>
              </table:table-cell>
              <table:table-cell office:value-type="float" office:value="0.0436621">
                <text:p>0.0436621</text:p>
              </table:table-cell>
              <table:table-cell office:value-type="float" office:value="0.0516345">
                <text:p>0.0516345</text:p>
              </table:table-cell>
              <table:table-cell office:value-type="float" office:value="0.0546062">
                <text:p>0.0546062</text:p>
              </table:table-cell>
              <table:table-cell office:value-type="float" office:value="0.0618356">
                <text:p>0.0618356</text:p>
              </table:table-cell>
              <table:table-cell office:value-type="float" office:value="0.063893">
                <text:p>0.063893</text:p>
              </table:table-cell>
              <table:table-cell office:value-type="float" office:value="0.0711224">
                <text:p>0.0711224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0:'Vai chover'.L10</svg:desc>
                </draw:g>
              </table:table-cell>
              <table:table-cell office:value-type="float" office:value="0.0135456">
                <text:p>0.0135456</text:p>
              </table:table-cell>
              <table:table-cell office:value-type="float" office:value="0.0236104">
                <text:p>0.0236104</text:p>
              </table:table-cell>
              <table:table-cell office:value-type="float" office:value="0.0315704">
                <text:p>0.0315704</text:p>
              </table:table-cell>
              <table:table-cell office:value-type="float" office:value="0.0385051">
                <text:p>0.0385051</text:p>
              </table:table-cell>
              <table:table-cell office:value-type="float" office:value="0.0447113">
                <text:p>0.0447113</text:p>
              </table:table-cell>
              <table:table-cell office:value-type="float" office:value="0.0497302">
                <text:p>0.0497302</text:p>
              </table:table-cell>
              <table:table-cell office:value-type="float" office:value="0.053184">
                <text:p>0.053184</text:p>
              </table:table-cell>
              <table:table-cell office:value-type="float" office:value="0.0544253">
                <text:p>0.0544253</text:p>
              </table:table-cell>
              <table:table-cell office:value-type="float" office:value="0.0569347">
                <text:p>0.0569347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1:'Vai chover'.L11</svg:desc>
                </draw:g>
              </table:table-cell>
              <table:table-cell office:value-type="float" office:value="0.0322738">
                <text:p>0.0322738</text:p>
              </table:table-cell>
              <table:table-cell office:value-type="float" office:value="0.0517415">
                <text:p>0.0517415</text:p>
              </table:table-cell>
              <table:table-cell office:value-type="float" office:value="0.0579148">
                <text:p>0.0579148</text:p>
              </table:table-cell>
              <table:table-cell office:value-type="float" office:value="0.0616189">
                <text:p>0.0616189</text:p>
              </table:table-cell>
              <table:table-cell office:value-type="float" office:value="0.0619921">
                <text:p>0.0619921</text:p>
              </table:table-cell>
              <table:table-cell office:value-type="float" office:value="0.0626813">
                <text:p>0.0626813</text:p>
              </table:table-cell>
              <table:table-cell office:value-type="float" office:value="0.062911">
                <text:p>0.062911</text:p>
              </table:table-cell>
              <table:table-cell office:value-type="float" office:value="0.0630832">
                <text:p>0.0630832</text:p>
              </table:table-cell>
              <table:table-cell office:value-type="float" office:value="0.0642605">
                <text:p>0.0642605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Vai chover'.C12:'Vai chover'.L12</svg:desc>
                </draw:g>
              </table:table-cell>
              <table:table-cell office:value-type="float" office:value="0.0299229">
                <text:p>0.0299229</text:p>
              </table:table-cell>
              <table:table-cell office:value-type="float" office:value="0.0353507">
                <text:p>0.0353507</text:p>
              </table:table-cell>
              <table:table-cell office:value-type="float" office:value="0.039991">
                <text:p>0.039991</text:p>
              </table:table-cell>
              <table:table-cell office:value-type="float" office:value="0.0426346">
                <text:p>0.0426346</text:p>
              </table:table-cell>
              <table:table-cell office:value-type="float" office:value="0.0455594">
                <text:p>0.0455594</text:p>
              </table:table-cell>
              <table:table-cell office:value-type="float" office:value="0.0481748">
                <text:p>0.0481748</text:p>
              </table:table-cell>
              <table:table-cell office:value-type="float" office:value="0.048456">
                <text:p>0.048456</text:p>
              </table:table-cell>
              <table:table-cell office:value-type="float" office:value="0.0488779">
                <text:p>0.0488779</text:p>
              </table:table-cell>
              <table:table-cell office:value-type="float" office:value="0.0491591">
                <text:p>0.04915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7cm" svg:height="9.005cm" xlink:href=".." xlink:type="simple" chart:class="chart:line" chart:row-mapping="8 0 1 2 3 4 5 6 7 8" chart:style-name="ch1">
        <chart:legend chart:legend-position="end" svg:x="19.747cm" svg:y="1.962cm" style:legend-expansion="high" chart:style-name="ch2"/>
        <chart:plot-area chart:style-name="ch3" table:cell-range-address="'Ver noticias'.D3:'Ver noticias'.L12" chart:data-source-has-labels="row" svg:x="0.447cm" svg:y="0.18cm" svg:width="18.853cm" svg:height="8.645cm">
          <chartooo:coordinate-region svg:x="1.359cm" svg:y="0.38cm" svg:width="17.053cm" svg:height="7.798cm"/>
          <chart:axis chart:dimension="x" chart:name="primary-x" chart:style-name="ch4" chartooo:axis-type="auto">
            <chartooo:date-scale/>
            <chart:categories table:cell-range-address="'Ver noticias'.D12:'Ver noticias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er noticias'.D3:'Ver noticias'.L3" chart:class="chart:line">
            <chart:data-point chart:repeated="9"/>
          </chart:series>
          <chart:series chart:style-name="ch7" chart:values-cell-range-address="'Ver noticias'.D4:'Ver noticias'.L4" chart:class="chart:line">
            <chart:data-point chart:repeated="9"/>
          </chart:series>
          <chart:series chart:style-name="ch8" chart:values-cell-range-address="'Ver noticias'.D5:'Ver noticias'.L5" chart:class="chart:line">
            <chart:data-point chart:repeated="9"/>
          </chart:series>
          <chart:series chart:style-name="ch9" chart:values-cell-range-address="'Ver noticias'.D6:'Ver noticias'.L6" chart:class="chart:line">
            <chart:data-point chart:repeated="9"/>
          </chart:series>
          <chart:series chart:style-name="ch10" chart:values-cell-range-address="'Ver noticias'.D7:'Ver noticias'.L7" chart:class="chart:line">
            <chart:data-point chart:repeated="9"/>
          </chart:series>
          <chart:series chart:style-name="ch11" chart:values-cell-range-address="'Ver noticias'.D8:'Ver noticias'.L8" chart:class="chart:line">
            <chart:data-point chart:repeated="9"/>
          </chart:series>
          <chart:series chart:style-name="ch12" chart:values-cell-range-address="'Ver noticias'.D9:'Ver noticias'.L9" chart:class="chart:line">
            <chart:data-point chart:repeated="9"/>
          </chart:series>
          <chart:series chart:style-name="ch13" chart:values-cell-range-address="'Ver noticias'.D10:'Ver noticias'.L10" chart:class="chart:line">
            <chart:data-point chart:repeated="9"/>
          </chart:series>
          <chart:series chart:style-name="ch14" chart:values-cell-range-address="'Ver noticias'.D11:'Ver noticias'.L11" chart:class="chart:line">
            <chart:data-point chart:repeated="9"/>
          </chart:series>
          <chart:series chart:style-name="ch15" chart:values-cell-range-address="'Ver noticias'.D12:'Ver noticias'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0132581">
                <text:p>0.00132581</text:p>
                <draw:g>
                  <svg:desc>'Ver noticias'.D12:'Ver noticias'.L12</svg:desc>
                </draw:g>
              </table:table-cell>
              <table:table-cell office:value-type="float" office:value="0.00273581">
                <text:p>0.00273581</text:p>
              </table:table-cell>
              <table:table-cell office:value-type="float" office:value="0.0066922">
                <text:p>0.0066922</text:p>
              </table:table-cell>
              <table:table-cell office:value-type="float" office:value="0.00704996">
                <text:p>0.00704996</text:p>
              </table:table-cell>
              <table:table-cell office:value-type="float" office:value="0.00723936">
                <text:p>0.00723936</text:p>
              </table:table-cell>
              <table:table-cell office:value-type="float" office:value="0.00738667">
                <text:p>0.00738667</text:p>
              </table:table-cell>
              <table:table-cell office:value-type="float" office:value="0.0074919">
                <text:p>0.0074919</text:p>
              </table:table-cell>
              <table:table-cell office:value-type="float" office:value="0.00816533">
                <text:p>0.00816533</text:p>
              </table:table-cell>
              <table:table-cell office:value-type="float" office:value="0.00829159">
                <text:p>0.00829159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184572">
                <text:p>0.0184572</text:p>
                <draw:g>
                  <svg:desc>'Ver noticias'.D3:'Ver noticias'.L3</svg:desc>
                </draw:g>
              </table:table-cell>
              <table:table-cell office:value-type="float" office:value="0.0218206">
                <text:p>0.0218206</text:p>
              </table:table-cell>
              <table:table-cell office:value-type="float" office:value="0.0269244">
                <text:p>0.0269244</text:p>
              </table:table-cell>
              <table:table-cell office:value-type="float" office:value="0.0289157">
                <text:p>0.0289157</text:p>
              </table:table-cell>
              <table:table-cell office:value-type="float" office:value="0.0322122">
                <text:p>0.0322122</text:p>
              </table:table-cell>
              <table:table-cell office:value-type="float" office:value="0.0330154">
                <text:p>0.0330154</text:p>
              </table:table-cell>
              <table:table-cell office:value-type="float" office:value="0.0359605">
                <text:p>0.0359605</text:p>
              </table:table-cell>
              <table:table-cell office:value-type="float" office:value="0.0381526">
                <text:p>0.0381526</text:p>
              </table:table-cell>
              <table:table-cell office:value-type="float" office:value="0.0389056">
                <text:p>0.0389056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258524">
                <text:p>0.0258524</text:p>
                <draw:g>
                  <svg:desc>'Ver noticias'.D4:'Ver noticias'.L4</svg:desc>
                </draw:g>
              </table:table-cell>
              <table:table-cell office:value-type="float" office:value="0.0317898">
                <text:p>0.0317898</text:p>
              </table:table-cell>
              <table:table-cell office:value-type="float" office:value="0.0340232">
                <text:p>0.0340232</text:p>
              </table:table-cell>
              <table:table-cell office:value-type="float" office:value="0.0385274">
                <text:p>0.0385274</text:p>
              </table:table-cell>
              <table:table-cell office:value-type="float" office:value="0.0397372">
                <text:p>0.0397372</text:p>
              </table:table-cell>
              <table:table-cell office:value-type="float" office:value="0.041859">
                <text:p>0.041859</text:p>
              </table:table-cell>
              <table:table-cell office:value-type="float" office:value="0.0453209">
                <text:p>0.0453209</text:p>
              </table:table-cell>
              <table:table-cell office:value-type="float" office:value="0.046084">
                <text:p>0.046084</text:p>
              </table:table-cell>
              <table:table-cell office:value-type="float" office:value="0.0474985">
                <text:p>0.0474985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315828">
                <text:p>0.0315828</text:p>
                <draw:g>
                  <svg:desc>'Ver noticias'.D5:'Ver noticias'.L5</svg:desc>
                </draw:g>
              </table:table-cell>
              <table:table-cell office:value-type="float" office:value="0.0389483">
                <text:p>0.0389483</text:p>
              </table:table-cell>
              <table:table-cell office:value-type="float" office:value="0.0410918">
                <text:p>0.0410918</text:p>
              </table:table-cell>
              <table:table-cell office:value-type="float" office:value="0.0464506">
                <text:p>0.0464506</text:p>
              </table:table-cell>
              <table:table-cell office:value-type="float" office:value="0.0483661">
                <text:p>0.0483661</text:p>
              </table:table-cell>
              <table:table-cell office:value-type="float" office:value="0.0510569">
                <text:p>0.0510569</text:p>
              </table:table-cell>
              <table:table-cell office:value-type="float" office:value="0.0547055">
                <text:p>0.0547055</text:p>
              </table:table-cell>
              <table:table-cell office:value-type="float" office:value="0.0557316">
                <text:p>0.0557316</text:p>
              </table:table-cell>
              <table:table-cell office:value-type="float" office:value="0.0575103">
                <text:p>0.0575103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402022">
                <text:p>0.0402022</text:p>
                <draw:g>
                  <svg:desc>'Ver noticias'.D6:'Ver noticias'.L6</svg:desc>
                </draw:g>
              </table:table-cell>
              <table:table-cell office:value-type="float" office:value="0.0446026">
                <text:p>0.0446026</text:p>
              </table:table-cell>
              <table:table-cell office:value-type="float" office:value="0.0465312">
                <text:p>0.0465312</text:p>
              </table:table-cell>
              <table:table-cell office:value-type="float" office:value="0.0495272">
                <text:p>0.0495272</text:p>
              </table:table-cell>
              <table:table-cell office:value-type="float" office:value="0.0504447">
                <text:p>0.0504447</text:p>
              </table:table-cell>
              <table:table-cell office:value-type="float" office:value="0.0514184">
                <text:p>0.0514184</text:p>
              </table:table-cell>
              <table:table-cell office:value-type="float" office:value="0.0524857">
                <text:p>0.0524857</text:p>
              </table:table-cell>
              <table:table-cell office:value-type="float" office:value="0.0535343">
                <text:p>0.0535343</text:p>
              </table:table-cell>
              <table:table-cell office:value-type="float" office:value="0.055463">
                <text:p>0.055463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326958">
                <text:p>0.0326958</text:p>
                <draw:g>
                  <svg:desc>'Ver noticias'.D7:'Ver noticias'.L7</svg:desc>
                </draw:g>
              </table:table-cell>
              <table:table-cell office:value-type="float" office:value="0.0382341">
                <text:p>0.0382341</text:p>
              </table:table-cell>
              <table:table-cell office:value-type="float" office:value="0.0430405">
                <text:p>0.0430405</text:p>
              </table:table-cell>
              <table:table-cell office:value-type="float" office:value="0.0480843">
                <text:p>0.0480843</text:p>
              </table:table-cell>
              <table:table-cell office:value-type="float" office:value="0.0503788">
                <text:p>0.0503788</text:p>
              </table:table-cell>
              <table:table-cell office:value-type="float" office:value="0.0543743">
                <text:p>0.0543743</text:p>
              </table:table-cell>
              <table:table-cell office:value-type="float" office:value="0.056194">
                <text:p>0.056194</text:p>
              </table:table-cell>
              <table:table-cell office:value-type="float" office:value="0.0598532">
                <text:p>0.0598532</text:p>
              </table:table-cell>
              <table:table-cell office:value-type="float" office:value="0.0607829">
                <text:p>0.0607829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344912">
                <text:p>0.0344912</text:p>
                <draw:g>
                  <svg:desc>'Ver noticias'.D8:'Ver noticias'.L8</svg:desc>
                </draw:g>
              </table:table-cell>
              <table:table-cell office:value-type="float" office:value="0.0415398">
                <text:p>0.0415398</text:p>
              </table:table-cell>
              <table:table-cell office:value-type="float" office:value="0.0479681">
                <text:p>0.0479681</text:p>
              </table:table-cell>
              <table:table-cell office:value-type="float" office:value="0.049547">
                <text:p>0.049547</text:p>
              </table:table-cell>
              <table:table-cell office:value-type="float" office:value="0.0549603">
                <text:p>0.0549603</text:p>
              </table:table-cell>
              <table:table-cell office:value-type="float" office:value="0.0568588">
                <text:p>0.0568588</text:p>
              </table:table-cell>
              <table:table-cell office:value-type="float" office:value="0.0619338">
                <text:p>0.0619338</text:p>
              </table:table-cell>
              <table:table-cell office:value-type="float" office:value="0.0663321">
                <text:p>0.0663321</text:p>
              </table:table-cell>
              <table:table-cell office:value-type="float" office:value="0.06902">
                <text:p>0.06902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206766">
                <text:p>0.0206766</text:p>
                <draw:g>
                  <svg:desc>'Ver noticias'.D9:'Ver noticias'.L9</svg:desc>
                </draw:g>
              </table:table-cell>
              <table:table-cell office:value-type="float" office:value="0.0264806">
                <text:p>0.0264806</text:p>
              </table:table-cell>
              <table:table-cell office:value-type="float" office:value="0.0281989">
                <text:p>0.0281989</text:p>
              </table:table-cell>
              <table:table-cell office:value-type="float" office:value="0.0329719">
                <text:p>0.0329719</text:p>
              </table:table-cell>
              <table:table-cell office:value-type="float" office:value="0.0335828">
                <text:p>0.0335828</text:p>
              </table:table-cell>
              <table:table-cell office:value-type="float" office:value="0.0345756">
                <text:p>0.0345756</text:p>
              </table:table-cell>
              <table:table-cell office:value-type="float" office:value="0.0360457">
                <text:p>0.0360457</text:p>
              </table:table-cell>
              <table:table-cell office:value-type="float" office:value="0.0376303">
                <text:p>0.0376303</text:p>
              </table:table-cell>
              <table:table-cell office:value-type="float" office:value="0.0399404">
                <text:p>0.0399404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0455043">
                <text:p>0.00455043</text:p>
                <draw:g>
                  <svg:desc>'Ver noticias'.D10:'Ver noticias'.L10</svg:desc>
                </draw:g>
              </table:table-cell>
              <table:table-cell office:value-type="float" office:value="0.00796325">
                <text:p>0.00796325</text:p>
              </table:table-cell>
              <table:table-cell office:value-type="float" office:value="0.0118574">
                <text:p>0.0118574</text:p>
              </table:table-cell>
              <table:table-cell office:value-type="float" office:value="0.0123824">
                <text:p>0.0123824</text:p>
              </table:table-cell>
              <table:table-cell office:value-type="float" office:value="0.0128418">
                <text:p>0.0128418</text:p>
              </table:table-cell>
              <table:table-cell office:value-type="float" office:value="0.0140232">
                <text:p>0.0140232</text:p>
              </table:table-cell>
              <table:table-cell office:value-type="float" office:value="0.0178298">
                <text:p>0.0178298</text:p>
              </table:table-cell>
              <table:table-cell office:value-type="float" office:value="0.020455">
                <text:p>0.020455</text:p>
              </table:table-cell>
              <table:table-cell office:value-type="float" office:value="0.0208051">
                <text:p>0.0208051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0497195">
                <text:p>0.00497195</text:p>
                <draw:g>
                  <svg:desc>'Ver noticias'.D11:'Ver noticias'.L11</svg:desc>
                </draw:g>
              </table:table-cell>
              <table:table-cell office:value-type="float" office:value="0.00962441">
                <text:p>0.00962441</text:p>
              </table:table-cell>
              <table:table-cell office:value-type="float" office:value="0.0157744">
                <text:p>0.0157744</text:p>
              </table:table-cell>
              <table:table-cell office:value-type="float" office:value="0.0164134">
                <text:p>0.0164134</text:p>
              </table:table-cell>
              <table:table-cell office:value-type="float" office:value="0.0179509">
                <text:p>0.0179509</text:p>
              </table:table-cell>
              <table:table-cell office:value-type="float" office:value="0.0229229">
                <text:p>0.0229229</text:p>
              </table:table-cell>
              <table:table-cell office:value-type="float" office:value="0.0236617">
                <text:p>0.0236617</text:p>
              </table:table-cell>
              <table:table-cell office:value-type="float" office:value="0.0240211">
                <text:p>0.0240211</text:p>
              </table:table-cell>
              <table:table-cell office:value-type="float" office:value="0.026537">
                <text:p>0.026537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.00132581">
                <text:p>0.00132581</text:p>
                <draw:g>
                  <svg:desc>'Ver noticias'.D12:'Ver noticias'.L12</svg:desc>
                </draw:g>
              </table:table-cell>
              <table:table-cell office:value-type="float" office:value="0.00273581">
                <text:p>0.00273581</text:p>
              </table:table-cell>
              <table:table-cell office:value-type="float" office:value="0.0066922">
                <text:p>0.0066922</text:p>
              </table:table-cell>
              <table:table-cell office:value-type="float" office:value="0.00704996">
                <text:p>0.00704996</text:p>
              </table:table-cell>
              <table:table-cell office:value-type="float" office:value="0.00723936">
                <text:p>0.00723936</text:p>
              </table:table-cell>
              <table:table-cell office:value-type="float" office:value="0.00738667">
                <text:p>0.00738667</text:p>
              </table:table-cell>
              <table:table-cell office:value-type="float" office:value="0.0074919">
                <text:p>0.0074919</text:p>
              </table:table-cell>
              <table:table-cell office:value-type="float" office:value="0.00816533">
                <text:p>0.00816533</text:p>
              </table:table-cell>
              <table:table-cell office:value-type="float" office:value="0.00829159">
                <text:p>0.008291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style-name="ch1">
        <chart:legend chart:legend-position="end" svg:x="19.612cm" svg:y="1.962cm" style:legend-expansion="high" chart:style-name="ch2"/>
        <chart:plot-area chart:style-name="ch3" table:cell-range-address="Alarme.C3:Alarme.K12" chart:data-source-has-labels="both" svg:x="0.447cm" svg:y="0.18cm" svg:width="18.718cm" svg:height="8.645cm">
          <chartooo:coordinate-region svg:x="1.359cm" svg:y="0.379cm" svg:width="17.01cm" svg:height="7.799cm"/>
          <chart:axis chart:dimension="x" chart:name="primary-x" chart:style-name="ch4" chartooo:axis-type="auto">
            <chartooo:date-scale/>
            <chart:categories table:cell-range-address="Alarme.C12:Alarme.K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arme.C3:Alarme.K3" loext:label-string="alarme1" chart:class="chart:line">
            <chart:data-point chart:repeated="9"/>
          </chart:series>
          <chart:series chart:style-name="ch7" chart:values-cell-range-address="Alarme.C4:Alarme.K4" loext:label-string="alarme2" chart:class="chart:line">
            <chart:data-point chart:repeated="9"/>
          </chart:series>
          <chart:series chart:style-name="ch8" chart:values-cell-range-address="Alarme.C5:Alarme.K5" loext:label-string="alarme3" chart:class="chart:line">
            <chart:data-point chart:repeated="9"/>
          </chart:series>
          <chart:series chart:style-name="ch9" chart:values-cell-range-address="Alarme.C6:Alarme.K6" loext:label-string="alarme4" chart:class="chart:line">
            <chart:data-point chart:repeated="9"/>
          </chart:series>
          <chart:series chart:style-name="ch10" chart:values-cell-range-address="Alarme.C7:Alarme.K7" loext:label-string="alarme5" chart:class="chart:line">
            <chart:data-point chart:repeated="9"/>
          </chart:series>
          <chart:series chart:style-name="ch11" chart:values-cell-range-address="Alarme.C8:Alarme.K8" loext:label-string="alarme6" chart:class="chart:line">
            <chart:data-point chart:repeated="9"/>
          </chart:series>
          <chart:series chart:style-name="ch12" chart:values-cell-range-address="Alarme.C9:Alarme.K9" loext:label-string="alarme7" chart:class="chart:line">
            <chart:data-point chart:repeated="9"/>
          </chart:series>
          <chart:series chart:style-name="ch13" chart:values-cell-range-address="Alarme.C10:Alarme.K10" loext:label-string="alarme8" chart:class="chart:line">
            <chart:data-point chart:repeated="9"/>
          </chart:series>
          <chart:series chart:style-name="ch14" chart:values-cell-range-address="Alarme.C11:Alarme.K11" loext:label-string="alarme9" chart:class="chart:line">
            <chart:data-point chart:repeated="9"/>
          </chart:series>
          <chart:series chart:style-name="ch15" chart:values-cell-range-address="Alarme.C12:Alarme.K12" loext:label-string="alarm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rme1</text:p>
              </table:table-cell>
              <table:table-cell office:value-type="string">
                <text:p>alarme2</text:p>
              </table:table-cell>
              <table:table-cell office:value-type="string">
                <text:p>alarme3</text:p>
              </table:table-cell>
              <table:table-cell office:value-type="string">
                <text:p>alarme4</text:p>
              </table:table-cell>
              <table:table-cell office:value-type="string">
                <text:p>alarme5</text:p>
              </table:table-cell>
              <table:table-cell office:value-type="string">
                <text:p>alarme6</text:p>
              </table:table-cell>
              <table:table-cell office:value-type="string">
                <text:p>alarme7</text:p>
              </table:table-cell>
              <table:table-cell office:value-type="string">
                <text:p>alarme8</text:p>
              </table:table-cell>
              <table:table-cell office:value-type="string">
                <text:p>alarme9</text:p>
              </table:table-cell>
              <table:table-cell office:value-type="string">
                <text:p>alarme10</text:p>
              </table:table-cell>
            </table:table-row>
          </table:table-header-rows>
          <table:table-rows>
            <table:table-row>
              <table:table-cell office:value-type="float" office:value="0.038975">
                <text:p>0.038975</text:p>
                <draw:g>
                  <svg:desc>Alarme.C12:Alarme.K12</svg:desc>
                </draw:g>
              </table:table-cell>
              <table:table-cell office:value-type="float" office:value="0.0605323">
                <text:p>0.0605323</text:p>
                <draw:g>
                  <svg:desc>Alarme.C3:Alarme.K3</svg:desc>
                </draw:g>
              </table:table-cell>
              <table:table-cell office:value-type="float" office:value="0.0408439">
                <text:p>0.0408439</text:p>
                <draw:g>
                  <svg:desc>Alarme.C4:Alarme.K4</svg:desc>
                </draw:g>
              </table:table-cell>
              <table:table-cell office:value-type="float" office:value="0.0121694">
                <text:p>0.0121694</text:p>
                <draw:g>
                  <svg:desc>Alarme.C5:Alarme.K5</svg:desc>
                </draw:g>
              </table:table-cell>
              <table:table-cell office:value-type="float" office:value="0.0298356">
                <text:p>0.0298356</text:p>
                <draw:g>
                  <svg:desc>Alarme.C6:Alarme.K6</svg:desc>
                </draw:g>
              </table:table-cell>
              <table:table-cell office:value-type="float" office:value="0.0851473">
                <text:p>0.0851473</text:p>
                <draw:g>
                  <svg:desc>Alarme.C7:Alarme.K7</svg:desc>
                </draw:g>
              </table:table-cell>
              <table:table-cell office:value-type="float" office:value="0.115396">
                <text:p>0.115396</text:p>
                <draw:g>
                  <svg:desc>Alarme.C8:Alarme.K8</svg:desc>
                </draw:g>
              </table:table-cell>
              <table:table-cell office:value-type="float" office:value="0.0239898">
                <text:p>0.0239898</text:p>
                <draw:g>
                  <svg:desc>Alarme.C9:Alarme.K9</svg:desc>
                </draw:g>
              </table:table-cell>
              <table:table-cell office:value-type="float" office:value="0.0809682">
                <text:p>0.0809682</text:p>
                <draw:g>
                  <svg:desc>Alarme.C10:Alarme.K10</svg:desc>
                </draw:g>
              </table:table-cell>
              <table:table-cell office:value-type="float" office:value="0.0271435">
                <text:p>0.0271435</text:p>
                <draw:g>
                  <svg:desc>Alarme.C11:Alarme.K11</svg:desc>
                </draw:g>
              </table:table-cell>
              <table:table-cell office:value-type="float" office:value="0.038975">
                <text:p>0.038975</text:p>
                <draw:g>
                  <svg:desc>Alarme.C12:Alarme.K12</svg:desc>
                </draw:g>
              </table:table-cell>
            </table:table-row>
            <table:table-row>
              <table:table-cell office:value-type="float" office:value="0.0400192">
                <text:p>0.0400192</text:p>
              </table:table-cell>
              <table:table-cell office:value-type="float" office:value="0.0613533">
                <text:p>0.0613533</text:p>
              </table:table-cell>
              <table:table-cell office:value-type="float" office:value="0.0423673">
                <text:p>0.0423673</text:p>
              </table:table-cell>
              <table:table-cell office:value-type="float" office:value="0.0433717">
                <text:p>0.0433717</text:p>
              </table:table-cell>
              <table:table-cell office:value-type="float" office:value="0.0315364">
                <text:p>0.0315364</text:p>
              </table:table-cell>
              <table:table-cell office:value-type="float" office:value="0.0992192">
                <text:p>0.0992192</text:p>
              </table:table-cell>
              <table:table-cell office:value-type="float" office:value="0.117997">
                <text:p>0.117997</text:p>
              </table:table-cell>
              <table:table-cell office:value-type="float" office:value="0.0298981">
                <text:p>0.0298981</text:p>
              </table:table-cell>
              <table:table-cell office:value-type="float" office:value="0.0822371">
                <text:p>0.0822371</text:p>
              </table:table-cell>
              <table:table-cell office:value-type="float" office:value="0.0275645">
                <text:p>0.0275645</text:p>
              </table:table-cell>
              <table:table-cell office:value-type="float" office:value="0.0400192">
                <text:p>0.0400192</text:p>
              </table:table-cell>
            </table:table-row>
            <table:table-row>
              <table:table-cell office:value-type="float" office:value="0.0417125">
                <text:p>0.0417125</text:p>
              </table:table-cell>
              <table:table-cell office:value-type="float" office:value="0.0639581">
                <text:p>0.0639581</text:p>
              </table:table-cell>
              <table:table-cell office:value-type="float" office:value="0.0459602">
                <text:p>0.0459602</text:p>
              </table:table-cell>
              <table:table-cell office:value-type="float" office:value="0.054849">
                <text:p>0.054849</text:p>
              </table:table-cell>
              <table:table-cell office:value-type="float" office:value="0.0338987">
                <text:p>0.0338987</text:p>
              </table:table-cell>
              <table:table-cell office:value-type="float" office:value="0.104969">
                <text:p>0.104969</text:p>
              </table:table-cell>
              <table:table-cell office:value-type="float" office:value="0.128355">
                <text:p>0.128355</text:p>
              </table:table-cell>
              <table:table-cell office:value-type="float" office:value="0.0316825">
                <text:p>0.0316825</text:p>
              </table:table-cell>
              <table:table-cell office:value-type="float" office:value="0.0825157">
                <text:p>0.0825157</text:p>
              </table:table-cell>
              <table:table-cell office:value-type="float" office:value="0.0277589">
                <text:p>0.0277589</text:p>
              </table:table-cell>
              <table:table-cell office:value-type="float" office:value="0.0417125">
                <text:p>0.0417125</text:p>
              </table:table-cell>
            </table:table-row>
            <table:table-row>
              <table:table-cell office:value-type="float" office:value="0.0427568">
                <text:p>0.0427568</text:p>
              </table:table-cell>
              <table:table-cell office:value-type="float" office:value="0.0667044">
                <text:p>0.0667044</text:p>
              </table:table-cell>
              <table:table-cell office:value-type="float" office:value="0.0481159">
                <text:p>0.0481159</text:p>
              </table:table-cell>
              <table:table-cell office:value-type="float" office:value="0.0617124">
                <text:p>0.0617124</text:p>
              </table:table-cell>
              <table:table-cell office:value-type="float" office:value="0.0403714">
                <text:p>0.0403714</text:p>
              </table:table-cell>
              <table:table-cell office:value-type="float" office:value="0.105685">
                <text:p>0.105685</text:p>
              </table:table-cell>
              <table:table-cell office:value-type="float" office:value="0.137814">
                <text:p>0.137814</text:p>
              </table:table-cell>
              <table:table-cell office:value-type="float" office:value="0.0349736">
                <text:p>0.0349736</text:p>
              </table:table-cell>
              <table:table-cell office:value-type="float" office:value="0.0832895">
                <text:p>0.0832895</text:p>
              </table:table-cell>
              <table:table-cell office:value-type="float" office:value="0.0285039">
                <text:p>0.0285039</text:p>
              </table:table-cell>
              <table:table-cell office:value-type="float" office:value="0.0427568">
                <text:p>0.0427568</text:p>
              </table:table-cell>
            </table:table-row>
            <table:table-row>
              <table:table-cell office:value-type="float" office:value="0.0467361">
                <text:p>0.0467361</text:p>
              </table:table-cell>
              <table:table-cell office:value-type="float" office:value="0.0705549">
                <text:p>0.0705549</text:p>
              </table:table-cell>
              <table:table-cell office:value-type="float" office:value="0.049783">
                <text:p>0.049783</text:p>
              </table:table-cell>
              <table:table-cell office:value-type="float" office:value="0.0627794">
                <text:p>0.0627794</text:p>
              </table:table-cell>
              <table:table-cell office:value-type="float" office:value="0.041647">
                <text:p>0.041647</text:p>
              </table:table-cell>
              <table:table-cell office:value-type="float" office:value="0.106333">
                <text:p>0.106333</text:p>
              </table:table-cell>
              <table:table-cell office:value-type="float" office:value="0.139953">
                <text:p>0.139953</text:p>
              </table:table-cell>
              <table:table-cell office:value-type="float" office:value="0.0838257">
                <text:p>0.0838257</text:p>
              </table:table-cell>
              <table:table-cell office:value-type="float" office:value="0.084249">
                <text:p>0.084249</text:p>
              </table:table-cell>
              <table:table-cell office:value-type="float" office:value="0.0297995">
                <text:p>0.0297995</text:p>
              </table:table-cell>
              <table:table-cell office:value-type="float" office:value="0.0467361">
                <text:p>0.0467361</text:p>
              </table:table-cell>
            </table:table-row>
            <table:table-row>
              <table:table-cell office:value-type="float" office:value="0.0642339">
                <text:p>0.0642339</text:p>
              </table:table-cell>
              <table:table-cell office:value-type="float" office:value="0.0712911">
                <text:p>0.0712911</text:p>
              </table:table-cell>
              <table:table-cell office:value-type="float" office:value="0.0501566">
                <text:p>0.0501566</text:p>
              </table:table-cell>
              <table:table-cell office:value-type="float" office:value="0.0636157">
                <text:p>0.0636157</text:p>
              </table:table-cell>
              <table:table-cell office:value-type="float" office:value="0.0422139">
                <text:p>0.0422139</text:p>
              </table:table-cell>
              <table:table-cell office:value-type="float" office:value="0.108257">
                <text:p>0.108257</text:p>
              </table:table-cell>
              <table:table-cell office:value-type="float" office:value="0.147077">
                <text:p>0.147077</text:p>
              </table:table-cell>
              <table:table-cell office:value-type="float" office:value="0.0945716">
                <text:p>0.0945716</text:p>
              </table:table-cell>
              <table:table-cell office:value-type="float" office:value="0.0846513">
                <text:p>0.0846513</text:p>
              </table:table-cell>
              <table:table-cell office:value-type="float" office:value="0.0303501">
                <text:p>0.0303501</text:p>
              </table:table-cell>
              <table:table-cell office:value-type="float" office:value="0.0642339">
                <text:p>0.0642339</text:p>
              </table:table-cell>
            </table:table-row>
            <table:table-row>
              <table:table-cell office:value-type="float" office:value="0.0742528">
                <text:p>0.0742528</text:p>
              </table:table-cell>
              <table:table-cell office:value-type="float" office:value="0.0718573">
                <text:p>0.0718573</text:p>
              </table:table-cell>
              <table:table-cell office:value-type="float" office:value="0.050674">
                <text:p>0.050674</text:p>
              </table:table-cell>
              <table:table-cell office:value-type="float" office:value="0.0654901">
                <text:p>0.0654901</text:p>
              </table:table-cell>
              <table:table-cell office:value-type="float" office:value="0.0440093">
                <text:p>0.0440093</text:p>
              </table:table-cell>
              <table:table-cell office:value-type="float" office:value="0.113135">
                <text:p>0.113135</text:p>
              </table:table-cell>
              <table:table-cell office:value-type="float" office:value="0.149314">
                <text:p>0.149314</text:p>
              </table:table-cell>
              <table:table-cell office:value-type="float" office:value="0.100123">
                <text:p>0.100123</text:p>
              </table:table-cell>
              <table:table-cell office:value-type="float" office:value="0.0854561">
                <text:p>0.0854561</text:p>
              </table:table-cell>
              <table:table-cell office:value-type="float" office:value="0.0312247">
                <text:p>0.0312247</text:p>
              </table:table-cell>
              <table:table-cell office:value-type="float" office:value="0.0742528">
                <text:p>0.0742528</text:p>
              </table:table-cell>
            </table:table-row>
            <table:table-row>
              <table:table-cell office:value-type="float" office:value="0.0759744">
                <text:p>0.0759744</text:p>
              </table:table-cell>
              <table:table-cell office:value-type="float" office:value="0.0726217">
                <text:p>0.0726217</text:p>
              </table:table-cell>
              <table:table-cell office:value-type="float" office:value="0.0508752">
                <text:p>0.0508752</text:p>
              </table:table-cell>
              <table:table-cell office:value-type="float" office:value="0.0715171">
                <text:p>0.0715171</text:p>
              </table:table-cell>
              <table:table-cell office:value-type="float" office:value="0.0498913">
                <text:p>0.0498913</text:p>
              </table:table-cell>
              <table:table-cell office:value-type="float" office:value="0.113425">
                <text:p>0.113425</text:p>
              </table:table-cell>
              <table:table-cell office:value-type="float" office:value="0.152183">
                <text:p>0.152183</text:p>
              </table:table-cell>
              <table:table-cell office:value-type="float" office:value="0.100995">
                <text:p>0.100995</text:p>
              </table:table-cell>
              <table:table-cell office:value-type="float" office:value="0.0862917">
                <text:p>0.0862917</text:p>
              </table:table-cell>
              <table:table-cell office:value-type="float" office:value="0.0322612">
                <text:p>0.0322612</text:p>
              </table:table-cell>
              <table:table-cell office:value-type="float" office:value="0.0759744">
                <text:p>0.0759744</text:p>
              </table:table-cell>
            </table:table-row>
            <table:table-row>
              <table:table-cell office:value-type="float" office:value="0.0762284">
                <text:p>0.0762284</text:p>
              </table:table-cell>
              <table:table-cell office:value-type="float" office:value="0.074547">
                <text:p>0.074547</text:p>
              </table:table-cell>
              <table:table-cell office:value-type="float" office:value="0.0510764">
                <text:p>0.0510764</text:p>
              </table:table-cell>
              <table:table-cell office:value-type="float" office:value="0.074026">
                <text:p>0.074026</text:p>
              </table:table-cell>
              <table:table-cell office:value-type="float" office:value="0.0505528">
                <text:p>0.0505528</text:p>
              </table:table-cell>
              <table:table-cell office:value-type="float" office:value="0.115193">
                <text:p>0.115193</text:p>
              </table:table-cell>
              <table:table-cell office:value-type="float" office:value="0.159162">
                <text:p>0.159162</text:p>
              </table:table-cell>
              <table:table-cell office:value-type="float" office:value="0.101511">
                <text:p>0.101511</text:p>
              </table:table-cell>
              <table:table-cell office:value-type="float" office:value="0.0866322">
                <text:p>0.0866322</text:p>
              </table:table-cell>
              <table:table-cell office:value-type="float" office:value="0.0343018">
                <text:p>0.0343018</text:p>
              </table:table-cell>
              <table:table-cell office:value-type="float" office:value="0.0762284">
                <text:p>0.0762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236cm" svg:height="9.005cm" xlink:href=".." xlink:type="simple" chart:class="chart:line" chart:style-name="ch1">
        <chart:legend chart:legend-position="end" svg:x="20.04cm" svg:y="1.962cm" style:legend-expansion="high" chart:style-name="ch2"/>
        <chart:plot-area chart:style-name="ch3" table:cell-range-address="'Boa noite logan'.C3:'Boa noite logan'.K12" chart:data-source-has-labels="both" svg:x="0.464cm" svg:y="0.18cm" svg:width="19.112cm" svg:height="8.645cm">
          <chartooo:coordinate-region svg:x="1.376cm" svg:y="0.38cm" svg:width="17.497cm" svg:height="7.798cm"/>
          <chart:axis chart:dimension="x" chart:name="primary-x" chart:style-name="ch4" chartooo:axis-type="auto">
            <chartooo:date-scale/>
            <chart:categories table:cell-range-address="'Boa noite logan'.C8:'Boa noite logan'.K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a noite logan'.C3:'Boa noite logan'.K3" loext:label-string="boa_noite1" chart:class="chart:line">
            <chart:data-point chart:repeated="9"/>
          </chart:series>
          <chart:series chart:style-name="ch7" chart:values-cell-range-address="'Boa noite logan'.C4:'Boa noite logan'.K4" loext:label-string="boa_noite2" chart:class="chart:line">
            <chart:data-point chart:repeated="9"/>
          </chart:series>
          <chart:series chart:style-name="ch8" chart:values-cell-range-address="'Boa noite logan'.C5:'Boa noite logan'.K5" loext:label-string="boa_noite3" chart:class="chart:line">
            <chart:data-point chart:repeated="9"/>
          </chart:series>
          <chart:series chart:style-name="ch9" chart:values-cell-range-address="'Boa noite logan'.C6:'Boa noite logan'.K6" loext:label-string="boa_noite4" chart:class="chart:line">
            <chart:data-point chart:repeated="9"/>
          </chart:series>
          <chart:series chart:style-name="ch10" chart:values-cell-range-address="'Boa noite logan'.C7:'Boa noite logan'.K7" loext:label-string="boa_noite5" chart:class="chart:line">
            <chart:data-point chart:repeated="9"/>
          </chart:series>
          <chart:series chart:style-name="ch11" chart:values-cell-range-address="'Boa noite logan'.C8:'Boa noite logan'.K8" loext:label-string="boa_noite6" chart:class="chart:line">
            <chart:data-point chart:repeated="9"/>
          </chart:series>
          <chart:series chart:style-name="ch12" chart:values-cell-range-address="'Boa noite logan'.C9:'Boa noite logan'.K9" loext:label-string="boa_noite7" chart:class="chart:line">
            <chart:data-point chart:repeated="9"/>
          </chart:series>
          <chart:series chart:style-name="ch13" chart:values-cell-range-address="'Boa noite logan'.C10:'Boa noite logan'.K10" loext:label-string="boa_noite8" chart:class="chart:line">
            <chart:data-point chart:repeated="9"/>
          </chart:series>
          <chart:series chart:style-name="ch14" chart:values-cell-range-address="'Boa noite logan'.C11:'Boa noite logan'.K11" loext:label-string="boa_noite9" chart:class="chart:line">
            <chart:data-point chart:repeated="9"/>
          </chart:series>
          <chart:series chart:style-name="ch15" chart:values-cell-range-address="'Boa noite logan'.C12:'Boa noite logan'.K12" loext:label-string="boa_noit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a_noite1</text:p>
              </table:table-cell>
              <table:table-cell office:value-type="string">
                <text:p>boa_noite2</text:p>
              </table:table-cell>
              <table:table-cell office:value-type="string">
                <text:p>boa_noite3</text:p>
              </table:table-cell>
              <table:table-cell office:value-type="string">
                <text:p>boa_noite4</text:p>
              </table:table-cell>
              <table:table-cell office:value-type="string">
                <text:p>boa_noite5</text:p>
              </table:table-cell>
              <table:table-cell office:value-type="string">
                <text:p>boa_noite6</text:p>
              </table:table-cell>
              <table:table-cell office:value-type="string">
                <text:p>boa_noite7</text:p>
              </table:table-cell>
              <table:table-cell office:value-type="string">
                <text:p>boa_noite8</text:p>
              </table:table-cell>
              <table:table-cell office:value-type="string">
                <text:p>boa_noite9</text:p>
              </table:table-cell>
              <table:table-cell office:value-type="string">
                <text:p>boa_noite10</text:p>
              </table:table-cell>
            </table:table-row>
          </table:table-header-rows>
          <table:table-rows>
            <table:table-row>
              <table:table-cell office:value-type="float" office:value="0.0225845">
                <text:p>0.0225845</text:p>
                <draw:g>
                  <svg:desc>'Boa noite logan'.C8:'Boa noite logan'.K8</svg:desc>
                </draw:g>
              </table:table-cell>
              <table:table-cell office:value-type="float" office:value="0.0650372">
                <text:p>0.0650372</text:p>
                <draw:g>
                  <svg:desc>'Boa noite logan'.C3:'Boa noite logan'.K3</svg:desc>
                </draw:g>
              </table:table-cell>
              <table:table-cell office:value-type="float" office:value="0.0582351">
                <text:p>0.0582351</text:p>
                <draw:g>
                  <svg:desc>'Boa noite logan'.C4:'Boa noite logan'.K4</svg:desc>
                </draw:g>
              </table:table-cell>
              <table:table-cell office:value-type="float" office:value="0.0349674">
                <text:p>0.0349674</text:p>
                <draw:g>
                  <svg:desc>'Boa noite logan'.C5:'Boa noite logan'.K5</svg:desc>
                </draw:g>
              </table:table-cell>
              <table:table-cell office:value-type="float" office:value="0.0442146">
                <text:p>0.0442146</text:p>
                <draw:g>
                  <svg:desc>'Boa noite logan'.C6:'Boa noite logan'.K6</svg:desc>
                </draw:g>
              </table:table-cell>
              <table:table-cell office:value-type="float" office:value="0.0290955">
                <text:p>0.0290955</text:p>
                <draw:g>
                  <svg:desc>'Boa noite logan'.C7:'Boa noite logan'.K7</svg:desc>
                </draw:g>
              </table:table-cell>
              <table:table-cell office:value-type="float" office:value="0.0225845">
                <text:p>0.0225845</text:p>
                <draw:g>
                  <svg:desc>'Boa noite logan'.C8:'Boa noite logan'.K8</svg:desc>
                </draw:g>
              </table:table-cell>
              <table:table-cell office:value-type="float" office:value="0.0204839">
                <text:p>0.0204839</text:p>
                <draw:g>
                  <svg:desc>'Boa noite logan'.C9:'Boa noite logan'.K9</svg:desc>
                </draw:g>
              </table:table-cell>
              <table:table-cell office:value-type="float" office:value="0.0231362">
                <text:p>0.0231362</text:p>
                <draw:g>
                  <svg:desc>'Boa noite logan'.C10:'Boa noite logan'.K10</svg:desc>
                </draw:g>
              </table:table-cell>
              <table:table-cell office:value-type="float" office:value="0.00721945">
                <text:p>0.00721945</text:p>
                <draw:g>
                  <svg:desc>'Boa noite logan'.C11:'Boa noite logan'.K11</svg:desc>
                </draw:g>
              </table:table-cell>
              <table:table-cell office:value-type="float" office:value="0.00190076">
                <text:p>0.00190076</text:p>
                <draw:g>
                  <svg:desc>'Boa noite logan'.C12:'Boa noite logan'.K12</svg:desc>
                </draw:g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0.0707225">
                <text:p>0.0707225</text:p>
              </table:table-cell>
              <table:table-cell office:value-type="float" office:value="0.063417">
                <text:p>0.063417</text:p>
              </table:table-cell>
              <table:table-cell office:value-type="float" office:value="0.0407755">
                <text:p>0.0407755</text:p>
              </table:table-cell>
              <table:table-cell office:value-type="float" office:value="0.051364">
                <text:p>0.051364</text:p>
              </table:table-cell>
              <table:table-cell office:value-type="float" office:value="0.0383324">
                <text:p>0.0383324</text:p>
              </table:table-cell>
              <table:table-cell office:value-type="float" office:value="0.0245">
                <text:p>0.0245</text:p>
              </table:table-cell>
              <table:table-cell office:value-type="float" office:value="0.0270519">
                <text:p>0.0270519</text:p>
              </table:table-cell>
              <table:table-cell office:value-type="float" office:value="0.0271393">
                <text:p>0.0271393</text:p>
              </table:table-cell>
              <table:table-cell office:value-type="float" office:value="0.00779615">
                <text:p>0.00779615</text:p>
              </table:table-cell>
              <table:table-cell office:value-type="float" office:value="0.00391203">
                <text:p>0.00391203</text:p>
              </table:table-cell>
            </table:table-row>
            <table:table-row>
              <table:table-cell office:value-type="float" office:value="0.028312">
                <text:p>0.028312</text:p>
              </table:table-cell>
              <table:table-cell office:value-type="float" office:value="0.0758409">
                <text:p>0.0758409</text:p>
              </table:table-cell>
              <table:table-cell office:value-type="float" office:value="0.0694531">
                <text:p>0.0694531</text:p>
              </table:table-cell>
              <table:table-cell office:value-type="float" office:value="0.0481694">
                <text:p>0.0481694</text:p>
              </table:table-cell>
              <table:table-cell office:value-type="float" office:value="0.0548788">
                <text:p>0.0548788</text:p>
              </table:table-cell>
              <table:table-cell office:value-type="float" office:value="0.0455399">
                <text:p>0.0455399</text:p>
              </table:table-cell>
              <table:table-cell office:value-type="float" office:value="0.028312">
                <text:p>0.028312</text:p>
              </table:table-cell>
              <table:table-cell office:value-type="float" office:value="0.0274772">
                <text:p>0.0274772</text:p>
              </table:table-cell>
              <table:table-cell office:value-type="float" office:value="0.0346074">
                <text:p>0.0346074</text:p>
              </table:table-cell>
              <table:table-cell office:value-type="float" office:value="0.0086078">
                <text:p>0.0086078</text:p>
              </table:table-cell>
              <table:table-cell office:value-type="float" office:value="0.00499503">
                <text:p>0.00499503</text:p>
              </table:table-cell>
            </table:table-row>
            <table:table-row>
              <table:table-cell office:value-type="float" office:value="0.029538">
                <text:p>0.029538</text:p>
              </table:table-cell>
              <table:table-cell office:value-type="float" office:value="0.0804076">
                <text:p>0.0804076</text:p>
              </table:table-cell>
              <table:table-cell office:value-type="float" office:value="0.0703073">
                <text:p>0.0703073</text:p>
              </table:table-cell>
              <table:table-cell office:value-type="float" office:value="0.0485064">
                <text:p>0.0485064</text:p>
              </table:table-cell>
              <table:table-cell office:value-type="float" office:value="0.0577146">
                <text:p>0.0577146</text:p>
              </table:table-cell>
              <table:table-cell office:value-type="float" office:value="0.0509265">
                <text:p>0.0509265</text:p>
              </table:table-cell>
              <table:table-cell office:value-type="float" office:value="0.029538">
                <text:p>0.029538</text:p>
              </table:table-cell>
              <table:table-cell office:value-type="float" office:value="0.0283514">
                <text:p>0.0283514</text:p>
              </table:table-cell>
              <table:table-cell office:value-type="float" office:value="0.0409564">
                <text:p>0.0409564</text:p>
              </table:table-cell>
              <table:table-cell office:value-type="float" office:value="0.00905635">
                <text:p>0.00905635</text:p>
              </table:table-cell>
              <table:table-cell office:value-type="float" office:value="0.0114046">
                <text:p>0.0114046</text:p>
              </table:table-cell>
            </table:table-row>
            <table:table-row>
              <table:table-cell office:value-type="float" office:value="0.0337139">
                <text:p>0.0337139</text:p>
              </table:table-cell>
              <table:table-cell office:value-type="float" office:value="0.0829821">
                <text:p>0.0829821</text:p>
              </table:table-cell>
              <table:table-cell office:value-type="float" office:value="0.0722434">
                <text:p>0.0722434</text:p>
              </table:table-cell>
              <table:table-cell office:value-type="float" office:value="0.0506274">
                <text:p>0.0506274</text:p>
              </table:table-cell>
              <table:table-cell office:value-type="float" office:value="0.060131">
                <text:p>0.060131</text:p>
              </table:table-cell>
              <table:table-cell office:value-type="float" office:value="0.0538664">
                <text:p>0.0538664</text:p>
              </table:table-cell>
              <table:table-cell office:value-type="float" office:value="0.0337139">
                <text:p>0.0337139</text:p>
              </table:table-cell>
              <table:table-cell office:value-type="float" office:value="0.0287766">
                <text:p>0.0287766</text:p>
              </table:table-cell>
              <table:table-cell office:value-type="float" office:value="0.0437543">
                <text:p>0.0437543</text:p>
              </table:table-cell>
              <table:table-cell office:value-type="float" office:value="0.0109573">
                <text:p>0.0109573</text:p>
              </table:table-cell>
              <table:table-cell office:value-type="float" office:value="0.0127086">
                <text:p>0.0127086</text:p>
              </table:table-cell>
            </table:table-row>
            <table:table-row>
              <table:table-cell office:value-type="float" office:value="0.034346">
                <text:p>0.034346</text:p>
              </table:table-cell>
              <table:table-cell office:value-type="float" office:value="0.0859091">
                <text:p>0.0859091</text:p>
              </table:table-cell>
              <table:table-cell office:value-type="float" office:value="0.0752235">
                <text:p>0.0752235</text:p>
              </table:table-cell>
              <table:table-cell office:value-type="float" office:value="0.0557813">
                <text:p>0.0557813</text:p>
              </table:table-cell>
              <table:table-cell office:value-type="float" office:value="0.0626673">
                <text:p>0.0626673</text:p>
              </table:table-cell>
              <table:table-cell office:value-type="float" office:value="0.0583427">
                <text:p>0.0583427</text:p>
              </table:table-cell>
              <table:table-cell office:value-type="float" office:value="0.034346">
                <text:p>0.034346</text:p>
              </table:table-cell>
              <table:table-cell office:value-type="float" office:value="0.0292019">
                <text:p>0.0292019</text:p>
              </table:table-cell>
              <table:table-cell office:value-type="float" office:value="0.0486398">
                <text:p>0.0486398</text:p>
              </table:table-cell>
              <table:table-cell office:value-type="float" office:value="0.0123457">
                <text:p>0.0123457</text:p>
              </table:table-cell>
              <table:table-cell office:value-type="float" office:value="0.0133053">
                <text:p>0.0133053</text:p>
              </table:table-cell>
            </table:table-row>
            <table:table-row>
              <table:table-cell office:value-type="float" office:value="0.0351889">
                <text:p>0.0351889</text:p>
              </table:table-cell>
              <table:table-cell office:value-type="float" office:value="0.088407">
                <text:p>0.088407</text:p>
              </table:table-cell>
              <table:table-cell office:value-type="float" office:value="0.0769129">
                <text:p>0.0769129</text:p>
              </table:table-cell>
              <table:table-cell office:value-type="float" office:value="0.0560787">
                <text:p>0.0560787</text:p>
              </table:table-cell>
              <table:table-cell office:value-type="float" office:value="0.0659424">
                <text:p>0.0659424</text:p>
              </table:table-cell>
              <table:table-cell office:value-type="float" office:value="0.0616998">
                <text:p>0.0616998</text:p>
              </table:table-cell>
              <table:table-cell office:value-type="float" office:value="0.0351889">
                <text:p>0.0351889</text:p>
              </table:table-cell>
              <table:table-cell office:value-type="float" office:value="0.0314464">
                <text:p>0.0314464</text:p>
              </table:table-cell>
              <table:table-cell office:value-type="float" office:value="0.0528581">
                <text:p>0.0528581</text:p>
              </table:table-cell>
              <table:table-cell office:value-type="float" office:value="0.0148234">
                <text:p>0.0148234</text:p>
              </table:table-cell>
              <table:table-cell office:value-type="float" office:value="0.0159797">
                <text:p>0.0159797</text:p>
              </table:table-cell>
            </table:table-row>
            <table:table-row>
              <table:table-cell office:value-type="float" office:value="0.0383496">
                <text:p>0.0383496</text:p>
              </table:table-cell>
              <table:table-cell office:value-type="float" office:value="0.0908589">
                <text:p>0.0908589</text:p>
              </table:table-cell>
              <table:table-cell office:value-type="float" office:value="0.0772735">
                <text:p>0.0772735</text:p>
              </table:table-cell>
              <table:table-cell office:value-type="float" office:value="0.0579618">
                <text:p>0.0579618</text:p>
              </table:table-cell>
              <table:table-cell office:value-type="float" office:value="0.066901">
                <text:p>0.066901</text:p>
              </table:table-cell>
              <table:table-cell office:value-type="float" office:value="0.0625913">
                <text:p>0.0625913</text:p>
              </table:table-cell>
              <table:table-cell office:value-type="float" office:value="0.0383496">
                <text:p>0.0383496</text:p>
              </table:table-cell>
              <table:table-cell office:value-type="float" office:value="0.0358409">
                <text:p>0.0358409</text:p>
              </table:table-cell>
              <table:table-cell office:value-type="float" office:value="0.0560003">
                <text:p>0.0560003</text:p>
              </table:table-cell>
              <table:table-cell office:value-type="float" office:value="0.015336">
                <text:p>0.015336</text:p>
              </table:table-cell>
              <table:table-cell office:value-type="float" office:value="0.0181899">
                <text:p>0.0181899</text:p>
              </table:table-cell>
            </table:table-row>
            <table:table-row>
              <table:table-cell office:value-type="float" office:value="0.039633">
                <text:p>0.039633</text:p>
              </table:table-cell>
              <table:table-cell office:value-type="float" office:value="0.0926059">
                <text:p>0.0926059</text:p>
              </table:table-cell>
              <table:table-cell office:value-type="float" office:value="0.0790008">
                <text:p>0.0790008</text:p>
              </table:table-cell>
              <table:table-cell office:value-type="float" office:value="0.0599243">
                <text:p>0.0599243</text:p>
              </table:table-cell>
              <table:table-cell office:value-type="float" office:value="0.0689979">
                <text:p>0.0689979</text:p>
              </table:table-cell>
              <table:table-cell office:value-type="float" office:value="0.0681486">
                <text:p>0.06814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368095">
                <text:p>0.0368095</text:p>
              </table:table-cell>
              <table:table-cell office:value-type="float" office:value="0.0620696">
                <text:p>0.0620696</text:p>
              </table:table-cell>
              <table:table-cell office:value-type="float" office:value="0.0155282">
                <text:p>0.0155282</text:p>
              </table:table-cell>
              <table:table-cell office:value-type="float" office:value="0.018875">
                <text:p>0.018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24cm" svg:height="9.006cm" xlink:href=".." xlink:type="simple" chart:class="chart:line" chart:row-mapping="8 0 1 2 3 4 5 6 7 8" chart:style-name="ch1">
        <chart:legend chart:legend-position="end" svg:x="20.184cm" svg:y="1.963cm" style:legend-expansion="high" chart:style-name="ch2"/>
        <chart:plot-area chart:style-name="ch3" table:cell-range-address="'Bom dia logan'.C2:'Bom dia logan'.K11" chart:data-source-has-labels="row" svg:x="0.456cm" svg:y="0.18cm" svg:width="19.272cm" svg:height="8.646cm">
          <chartooo:coordinate-region svg:x="1.368cm" svg:y="0.38cm" svg:width="17.564cm" svg:height="7.799cm"/>
          <chart:axis chart:dimension="x" chart:name="primary-x" chart:style-name="ch4" chartooo:axis-type="auto">
            <chartooo:date-scale/>
            <chart:categories table:cell-range-address="'Bom dia logan'.C11:'Bom dia logan'.K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m dia logan'.C2:'Bom dia logan'.K2" chart:class="chart:line">
            <chart:data-point chart:repeated="9"/>
          </chart:series>
          <chart:series chart:style-name="ch7" chart:values-cell-range-address="'Bom dia logan'.C3:'Bom dia logan'.K3" chart:class="chart:line">
            <chart:data-point chart:repeated="9"/>
          </chart:series>
          <chart:series chart:style-name="ch8" chart:values-cell-range-address="'Bom dia logan'.C4:'Bom dia logan'.K4" chart:class="chart:line">
            <chart:data-point chart:repeated="9"/>
          </chart:series>
          <chart:series chart:style-name="ch9" chart:values-cell-range-address="'Bom dia logan'.C5:'Bom dia logan'.K5" chart:class="chart:line">
            <chart:data-point chart:repeated="9"/>
          </chart:series>
          <chart:series chart:style-name="ch10" chart:values-cell-range-address="'Bom dia logan'.C6:'Bom dia logan'.K6" chart:class="chart:line">
            <chart:data-point chart:repeated="9"/>
          </chart:series>
          <chart:series chart:style-name="ch11" chart:values-cell-range-address="'Bom dia logan'.C7:'Bom dia logan'.K7" chart:class="chart:line">
            <chart:data-point chart:repeated="9"/>
          </chart:series>
          <chart:series chart:style-name="ch12" chart:values-cell-range-address="'Bom dia logan'.C8:'Bom dia logan'.K8" chart:class="chart:line">
            <chart:data-point chart:repeated="9"/>
          </chart:series>
          <chart:series chart:style-name="ch13" chart:values-cell-range-address="'Bom dia logan'.C9:'Bom dia logan'.K9" chart:class="chart:line">
            <chart:data-point chart:repeated="9"/>
          </chart:series>
          <chart:series chart:style-name="ch14" chart:values-cell-range-address="'Bom dia logan'.C10:'Bom dia logan'.K10" chart:class="chart:line">
            <chart:data-point chart:repeated="9"/>
          </chart:series>
          <chart:series chart:style-name="ch15" chart:values-cell-range-address="'Bom dia logan'.C11:'Bom dia logan'.K1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0664111">
                <text:p>0.00664111</text:p>
                <draw:g>
                  <svg:desc>'Bom dia logan'.C11:'Bom dia logan'.K11</svg:desc>
                </draw:g>
              </table:table-cell>
              <table:table-cell office:value-type="float" office:value="0.00709205">
                <text:p>0.00709205</text:p>
              </table:table-cell>
              <table:table-cell office:value-type="float" office:value="0.00778896">
                <text:p>0.00778896</text:p>
              </table:table-cell>
              <table:table-cell office:value-type="float" office:value="0.00819891">
                <text:p>0.00819891</text:p>
              </table:table-cell>
              <table:table-cell office:value-type="float" office:value="0.00942874">
                <text:p>0.00942874</text:p>
              </table:table-cell>
              <table:table-cell office:value-type="float" office:value="0.0104946">
                <text:p>0.0104946</text:p>
              </table:table-cell>
              <table:table-cell office:value-type="float" office:value="0.0119704">
                <text:p>0.0119704</text:p>
              </table:table-cell>
              <table:table-cell office:value-type="float" office:value="0.0133847">
                <text:p>0.0133847</text:p>
              </table:table-cell>
              <table:table-cell office:value-type="float" office:value="0.0149015">
                <text:p>0.014901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0.0167513">
                <text:p>0.0167513</text:p>
                <draw:g>
                  <svg:desc>'Bom dia logan'.C2:'Bom dia logan'.K2</svg:desc>
                </draw:g>
              </table:table-cell>
              <table:table-cell office:value-type="float" office:value="0.0224432">
                <text:p>0.0224432</text:p>
              </table:table-cell>
              <table:table-cell office:value-type="float" office:value="0.0282971">
                <text:p>0.0282971</text:p>
              </table:table-cell>
              <table:table-cell office:value-type="float" office:value="0.0331604">
                <text:p>0.0331604</text:p>
              </table:table-cell>
              <table:table-cell office:value-type="float" office:value="0.0349076">
                <text:p>0.0349076</text:p>
              </table:table-cell>
              <table:table-cell office:value-type="float" office:value="0.0397168">
                <text:p>0.0397168</text:p>
              </table:table-cell>
              <table:table-cell office:value-type="float" office:value="0.0426528">
                <text:p>0.0426528</text:p>
              </table:table-cell>
              <table:table-cell office:value-type="float" office:value="0.0460571">
                <text:p>0.0460571</text:p>
              </table:table-cell>
              <table:table-cell office:value-type="float" office:value="0.0491372">
                <text:p>0.0491372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108394">
                <text:p>0.0108394</text:p>
                <draw:g>
                  <svg:desc>'Bom dia logan'.C3:'Bom dia logan'.K3</svg:desc>
                </draw:g>
              </table:table-cell>
              <table:table-cell office:value-type="float" office:value="0.0156142">
                <text:p>0.0156142</text:p>
              </table:table-cell>
              <table:table-cell office:value-type="float" office:value="0.016442">
                <text:p>0.016442</text:p>
              </table:table-cell>
              <table:table-cell office:value-type="float" office:value="0.0166346">
                <text:p>0.0166346</text:p>
              </table:table-cell>
              <table:table-cell office:value-type="float" office:value="0.017501">
                <text:p>0.017501</text:p>
              </table:table-cell>
              <table:table-cell office:value-type="float" office:value="0.0185214">
                <text:p>0.0185214</text:p>
              </table:table-cell>
              <table:table-cell office:value-type="float" office:value="0.0203312">
                <text:p>0.0203312</text:p>
              </table:table-cell>
              <table:table-cell office:value-type="float" office:value="0.0213323">
                <text:p>0.0213323</text:p>
              </table:table-cell>
              <table:table-cell office:value-type="float" office:value="0.0220639">
                <text:p>0.0220639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182361">
                <text:p>0.0182361</text:p>
                <draw:g>
                  <svg:desc>'Bom dia logan'.C4:'Bom dia logan'.K4</svg:desc>
                </draw:g>
              </table:table-cell>
              <table:table-cell office:value-type="float" office:value="0.0231197">
                <text:p>0.0231197</text:p>
              </table:table-cell>
              <table:table-cell office:value-type="float" office:value="0.0256336">
                <text:p>0.0256336</text:p>
              </table:table-cell>
              <table:table-cell office:value-type="float" office:value="0.0266021">
                <text:p>0.0266021</text:p>
              </table:table-cell>
              <table:table-cell office:value-type="float" office:value="0.0278797">
                <text:p>0.0278797</text:p>
              </table:table-cell>
              <table:table-cell office:value-type="float" office:value="0.0298166">
                <text:p>0.0298166</text:p>
              </table:table-cell>
              <table:table-cell office:value-type="float" office:value="0.0304966">
                <text:p>0.0304966</text:p>
              </table:table-cell>
              <table:table-cell office:value-type="float" office:value="0.032722">
                <text:p>0.032722</text:p>
              </table:table-cell>
              <table:table-cell office:value-type="float" office:value="0.0329281">
                <text:p>0.0329281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496158">
                <text:p>0.0496158</text:p>
                <draw:g>
                  <svg:desc>'Bom dia logan'.C5:'Bom dia logan'.K5</svg:desc>
                </draw:g>
              </table:table-cell>
              <table:table-cell office:value-type="float" office:value="0.0631182">
                <text:p>0.0631182</text:p>
              </table:table-cell>
              <table:table-cell office:value-type="float" office:value="0.0689966">
                <text:p>0.0689966</text:p>
              </table:table-cell>
              <table:table-cell office:value-type="float" office:value="0.0738318">
                <text:p>0.0738318</text:p>
              </table:table-cell>
              <table:table-cell office:value-type="float" office:value="0.0765203">
                <text:p>0.0765203</text:p>
              </table:table-cell>
              <table:table-cell office:value-type="float" office:value="0.0802921">
                <text:p>0.0802921</text:p>
              </table:table-cell>
              <table:table-cell office:value-type="float" office:value="0.081857">
                <text:p>0.081857</text:p>
              </table:table-cell>
              <table:table-cell office:value-type="float" office:value="0.0848865">
                <text:p>0.0848865</text:p>
              </table:table-cell>
              <table:table-cell office:value-type="float" office:value="0.0873142">
                <text:p>0.0873142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260264">
                <text:p>0.0260264</text:p>
                <draw:g>
                  <svg:desc>'Bom dia logan'.C6:'Bom dia logan'.K6</svg:desc>
                </draw:g>
              </table:table-cell>
              <table:table-cell office:value-type="float" office:value="0.0306227">
                <text:p>0.0306227</text:p>
              </table:table-cell>
              <table:table-cell office:value-type="float" office:value="0.0331051">
                <text:p>0.0331051</text:p>
              </table:table-cell>
              <table:table-cell office:value-type="float" office:value="0.0368675">
                <text:p>0.0368675</text:p>
              </table:table-cell>
              <table:table-cell office:value-type="float" office:value="0.0384966">
                <text:p>0.0384966</text:p>
              </table:table-cell>
              <table:table-cell office:value-type="float" office:value="0.0419099">
                <text:p>0.0419099</text:p>
              </table:table-cell>
              <table:table-cell office:value-type="float" office:value="0.043345">
                <text:p>0.043345</text:p>
              </table:table-cell>
              <table:table-cell office:value-type="float" office:value="0.0449159">
                <text:p>0.0449159</text:p>
              </table:table-cell>
              <table:table-cell office:value-type="float" office:value="0.0467389">
                <text:p>0.0467389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0701823">
                <text:p>0.00701823</text:p>
                <draw:g>
                  <svg:desc>'Bom dia logan'.C7:'Bom dia logan'.K7</svg:desc>
                </draw:g>
              </table:table-cell>
              <table:table-cell office:value-type="float" office:value="0.0106093">
                <text:p>0.0106093</text:p>
              </table:table-cell>
              <table:table-cell office:value-type="float" office:value="0.0129542">
                <text:p>0.0129542</text:p>
              </table:table-cell>
              <table:table-cell office:value-type="float" office:value="0.0158566">
                <text:p>0.0158566</text:p>
              </table:table-cell>
              <table:table-cell office:value-type="float" office:value="0.0179883">
                <text:p>0.0179883</text:p>
              </table:table-cell>
              <table:table-cell office:value-type="float" office:value="0.0195625">
                <text:p>0.0195625</text:p>
              </table:table-cell>
              <table:table-cell office:value-type="float" office:value="0.0215794">
                <text:p>0.0215794</text:p>
              </table:table-cell>
              <table:table-cell office:value-type="float" office:value="0.0244654">
                <text:p>0.0244654</text:p>
              </table:table-cell>
              <table:table-cell office:value-type="float" office:value="0.0268267">
                <text:p>0.0268267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0882563">
                <text:p>0.00882563</text:p>
                <draw:g>
                  <svg:desc>'Bom dia logan'.C8:'Bom dia logan'.K8</svg:desc>
                </draw:g>
              </table:table-cell>
              <table:table-cell office:value-type="float" office:value="0.0117224">
                <text:p>0.0117224</text:p>
              </table:table-cell>
              <table:table-cell office:value-type="float" office:value="0.0137695">
                <text:p>0.0137695</text:p>
              </table:table-cell>
              <table:table-cell office:value-type="float" office:value="0.0146579">
                <text:p>0.0146579</text:p>
              </table:table-cell>
              <table:table-cell office:value-type="float" office:value="0.0170719">
                <text:p>0.0170719</text:p>
              </table:table-cell>
              <table:table-cell office:value-type="float" office:value="0.0247002">
                <text:p>0.0247002</text:p>
              </table:table-cell>
              <table:table-cell office:value-type="float" office:value="0.0285626">
                <text:p>0.0285626</text:p>
              </table:table-cell>
              <table:table-cell office:value-type="float" office:value="0.0334679">
                <text:p>0.0334679</text:p>
              </table:table-cell>
              <table:table-cell office:value-type="float" office:value="0.0387015">
                <text:p>0.0387015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0728059">
                <text:p>0.00728059</text:p>
                <draw:g>
                  <svg:desc>'Bom dia logan'.C9:'Bom dia logan'.K9</svg:desc>
                </draw:g>
              </table:table-cell>
              <table:table-cell office:value-type="float" office:value="0.0110533">
                <text:p>0.0110533</text:p>
              </table:table-cell>
              <table:table-cell office:value-type="float" office:value="0.0139434">
                <text:p>0.0139434</text:p>
              </table:table-cell>
              <table:table-cell office:value-type="float" office:value="0.0149804">
                <text:p>0.0149804</text:p>
              </table:table-cell>
              <table:table-cell office:value-type="float" office:value="0.0158408">
                <text:p>0.0158408</text:p>
              </table:table-cell>
              <table:table-cell office:value-type="float" office:value="0.0161055">
                <text:p>0.0161055</text:p>
              </table:table-cell>
              <table:table-cell office:value-type="float" office:value="0.0161938">
                <text:p>0.0161938</text:p>
              </table:table-cell>
              <table:table-cell office:value-type="float" office:value="0.016282">
                <text:p>0.016282</text:p>
              </table:table-cell>
              <table:table-cell office:value-type="float" office:value="0.0163924">
                <text:p>0.0163924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0715438">
                <text:p>0.00715438</text:p>
                <draw:g>
                  <svg:desc>'Bom dia logan'.C10:'Bom dia logan'.K10</svg:desc>
                </draw:g>
              </table:table-cell>
              <table:table-cell office:value-type="float" office:value="0.00861923">
                <text:p>0.00861923</text:p>
              </table:table-cell>
              <table:table-cell office:value-type="float" office:value="0.00934103">
                <text:p>0.00934103</text:p>
              </table:table-cell>
              <table:table-cell office:value-type="float" office:value="0.0139691">
                <text:p>0.0139691</text:p>
              </table:table-cell>
              <table:table-cell office:value-type="float" office:value="0.014606">
                <text:p>0.014606</text:p>
              </table:table-cell>
              <table:table-cell office:value-type="float" office:value="0.014882">
                <text:p>0.014882</text:p>
              </table:table-cell>
              <table:table-cell office:value-type="float" office:value="0.0150943">
                <text:p>0.0150943</text:p>
              </table:table-cell>
              <table:table-cell office:value-type="float" office:value="0.0152641">
                <text:p>0.0152641</text:p>
              </table:table-cell>
              <table:table-cell office:value-type="float" office:value="0.0155613">
                <text:p>0.0155613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0664111">
                <text:p>0.00664111</text:p>
                <draw:g>
                  <svg:desc>'Bom dia logan'.C11:'Bom dia logan'.K11</svg:desc>
                </draw:g>
              </table:table-cell>
              <table:table-cell office:value-type="float" office:value="0.00709205">
                <text:p>0.00709205</text:p>
              </table:table-cell>
              <table:table-cell office:value-type="float" office:value="0.00778896">
                <text:p>0.00778896</text:p>
              </table:table-cell>
              <table:table-cell office:value-type="float" office:value="0.00819891">
                <text:p>0.00819891</text:p>
              </table:table-cell>
              <table:table-cell office:value-type="float" office:value="0.00942874">
                <text:p>0.00942874</text:p>
              </table:table-cell>
              <table:table-cell office:value-type="float" office:value="0.0104946">
                <text:p>0.0104946</text:p>
              </table:table-cell>
              <table:table-cell office:value-type="float" office:value="0.0119704">
                <text:p>0.0119704</text:p>
              </table:table-cell>
              <table:table-cell office:value-type="float" office:value="0.0133847">
                <text:p>0.0133847</text:p>
              </table:table-cell>
              <table:table-cell office:value-type="float" office:value="0.0149015">
                <text:p>0.0149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6cm" svg:height="9.005cm" xlink:href=".." xlink:type="simple" chart:class="chart:line" chart:row-mapping="8 0 1 2 3 4 5 6 7 8" chart:style-name="ch1">
        <chart:legend chart:legend-position="end" svg:x="19.746cm" svg:y="1.962cm" style:legend-expansion="high" chart:style-name="ch2"/>
        <chart:plot-area chart:style-name="ch3" table:cell-range-address="Calendario.C2:Calendario.K11" chart:data-source-has-labels="row" svg:x="0.447cm" svg:y="0.18cm" svg:width="18.852cm" svg:height="8.645cm">
          <chartooo:coordinate-region svg:x="1.359cm" svg:y="0.38cm" svg:width="17.144cm" svg:height="7.798cm"/>
          <chart:axis chart:dimension="x" chart:name="primary-x" chart:style-name="ch4" chartooo:axis-type="auto">
            <chartooo:date-scale/>
            <chart:categories table:cell-range-address="Calendario.C11:Calendario.K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endario.C2:Calendario.K2" chart:class="chart:line">
            <chart:data-point chart:repeated="9"/>
          </chart:series>
          <chart:series chart:style-name="ch7" chart:values-cell-range-address="Calendario.C3:Calendario.K3" chart:class="chart:line">
            <chart:data-point chart:repeated="9"/>
          </chart:series>
          <chart:series chart:style-name="ch8" chart:values-cell-range-address="Calendario.C4:Calendario.K4" chart:class="chart:line">
            <chart:data-point chart:repeated="9"/>
          </chart:series>
          <chart:series chart:style-name="ch9" chart:values-cell-range-address="Calendario.C5:Calendario.K5" chart:class="chart:line">
            <chart:data-point chart:repeated="9"/>
          </chart:series>
          <chart:series chart:style-name="ch10" chart:values-cell-range-address="Calendario.C6:Calendario.K6" chart:class="chart:line">
            <chart:data-point chart:repeated="9"/>
          </chart:series>
          <chart:series chart:style-name="ch11" chart:values-cell-range-address="Calendario.C7:Calendario.K7" chart:class="chart:line">
            <chart:data-point chart:repeated="9"/>
          </chart:series>
          <chart:series chart:style-name="ch12" chart:values-cell-range-address="Calendario.C8:Calendario.K8" chart:class="chart:line">
            <chart:data-point chart:repeated="9"/>
          </chart:series>
          <chart:series chart:style-name="ch13" chart:values-cell-range-address="Calendario.C9:Calendario.K9" chart:class="chart:line">
            <chart:data-point chart:repeated="9"/>
          </chart:series>
          <chart:series chart:style-name="ch14" chart:values-cell-range-address="Calendario.C10:Calendario.K10" chart:class="chart:line">
            <chart:data-point chart:repeated="9"/>
          </chart:series>
          <chart:series chart:style-name="ch15" chart:values-cell-range-address="Calendario.C11:Calendario.K1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473073">
                <text:p>0.0473073</text:p>
                <draw:g>
                  <svg:desc>Calendario.C11:Calendario.K11</svg:desc>
                </draw:g>
              </table:table-cell>
              <table:table-cell office:value-type="float" office:value="0.0510204">
                <text:p>0.0510204</text:p>
              </table:table-cell>
              <table:table-cell office:value-type="float" office:value="0.0513605">
                <text:p>0.0513605</text:p>
              </table:table-cell>
              <table:table-cell office:value-type="float" office:value="0.0524376">
                <text:p>0.0524376</text:p>
              </table:table-cell>
              <table:table-cell office:value-type="float" office:value="0.0560658">
                <text:p>0.0560658</text:p>
              </table:table-cell>
              <table:table-cell office:value-type="float" office:value="0.0572846">
                <text:p>0.0572846</text:p>
              </table:table-cell>
              <table:table-cell office:value-type="float" office:value="0.0575113">
                <text:p>0.0575113</text:p>
              </table:table-cell>
              <table:table-cell office:value-type="float" office:value="0.0576247">
                <text:p>0.0576247</text:p>
              </table:table-cell>
              <table:table-cell office:value-type="float" office:value="0.0577381">
                <text:p>0.0577381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0.012294">
                <text:p>0.012294</text:p>
                <draw:g>
                  <svg:desc>Calendario.C2:Calendario.K2</svg:desc>
                </draw:g>
              </table:table-cell>
              <table:table-cell office:value-type="float" office:value="0.0551895">
                <text:p>0.0551895</text:p>
              </table:table-cell>
              <table:table-cell office:value-type="float" office:value="0.058535">
                <text:p>0.058535</text:p>
              </table:table-cell>
              <table:table-cell office:value-type="float" office:value="0.0613878">
                <text:p>0.0613878</text:p>
              </table:table-cell>
              <table:table-cell office:value-type="float" office:value="0.0643228">
                <text:p>0.0643228</text:p>
              </table:table-cell>
              <table:table-cell office:value-type="float" office:value="0.0654516">
                <text:p>0.0654516</text:p>
              </table:table-cell>
              <table:table-cell office:value-type="float" office:value="0.0670525">
                <text:p>0.0670525</text:p>
              </table:table-cell>
              <table:table-cell office:value-type="float" office:value="0.0706443">
                <text:p>0.0706443</text:p>
              </table:table-cell>
              <table:table-cell office:value-type="float" office:value="0.070829">
                <text:p>0.070829</text:p>
              </table:table-cell>
            </table:table-row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452859">
                <text:p>0.0452859</text:p>
                <draw:g>
                  <svg:desc>Calendario.C3:Calendario.K3</svg:desc>
                </draw:g>
              </table:table-cell>
              <table:table-cell office:value-type="float" office:value="0.0595471">
                <text:p>0.0595471</text:p>
              </table:table-cell>
              <table:table-cell office:value-type="float" office:value="0.0604437">
                <text:p>0.0604437</text:p>
              </table:table-cell>
              <table:table-cell office:value-type="float" office:value="0.0659897">
                <text:p>0.0659897</text:p>
              </table:table-cell>
              <table:table-cell office:value-type="float" office:value="0.0666778">
                <text:p>0.0666778</text:p>
              </table:table-cell>
              <table:table-cell office:value-type="float" office:value="0.0671782">
                <text:p>0.0671782</text:p>
              </table:table-cell>
              <table:table-cell office:value-type="float" office:value="0.0682207">
                <text:p>0.0682207</text:p>
              </table:table-cell>
              <table:table-cell office:value-type="float" office:value="0.0708686">
                <text:p>0.0708686</text:p>
              </table:table-cell>
              <table:table-cell office:value-type="float" office:value="0.0733497">
                <text:p>0.0733497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38242">
                <text:p>0.038242</text:p>
                <draw:g>
                  <svg:desc>Calendario.C4:Calendario.K4</svg:desc>
                </draw:g>
              </table:table-cell>
              <table:table-cell office:value-type="float" office:value="0.0755939">
                <text:p>0.0755939</text:p>
              </table:table-cell>
              <table:table-cell office:value-type="float" office:value="0.0787858">
                <text:p>0.0787858</text:p>
              </table:table-cell>
              <table:table-cell office:value-type="float" office:value="0.079369">
                <text:p>0.079369</text:p>
              </table:table-cell>
              <table:table-cell office:value-type="float" office:value="0.0795838">
                <text:p>0.0795838</text:p>
              </table:table-cell>
              <table:table-cell office:value-type="float" office:value="0.0803818">
                <text:p>0.0803818</text:p>
              </table:table-cell>
              <table:table-cell office:value-type="float" office:value="0.081456">
                <text:p>0.081456</text:p>
              </table:table-cell>
              <table:table-cell office:value-type="float" office:value="0.0819164">
                <text:p>0.0819164</text:p>
              </table:table-cell>
              <table:table-cell office:value-type="float" office:value="0.0830213">
                <text:p>0.083021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588111">
                <text:p>0.0588111</text:p>
                <draw:g>
                  <svg:desc>Calendario.C5:Calendario.K5</svg:desc>
                </draw:g>
              </table:table-cell>
              <table:table-cell office:value-type="float" office:value="0.0680301">
                <text:p>0.0680301</text:p>
              </table:table-cell>
              <table:table-cell office:value-type="float" office:value="0.0695401">
                <text:p>0.0695401</text:p>
              </table:table-cell>
              <table:table-cell office:value-type="float" office:value="0.0763219">
                <text:p>0.0763219</text:p>
              </table:table-cell>
              <table:table-cell office:value-type="float" office:value="0.0774346">
                <text:p>0.0774346</text:p>
              </table:table-cell>
              <table:table-cell office:value-type="float" office:value="0.0783883">
                <text:p>0.0783883</text:p>
              </table:table-cell>
              <table:table-cell office:value-type="float" office:value="0.0795804">
                <text:p>0.0795804</text:p>
              </table:table-cell>
              <table:table-cell office:value-type="float" office:value="0.0818322">
                <text:p>0.0818322</text:p>
              </table:table-cell>
              <table:table-cell office:value-type="float" office:value="0.0863887">
                <text:p>0.0863887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124203">
                <text:p>0.0124203</text:p>
                <draw:g>
                  <svg:desc>Calendario.C6:Calendario.K6</svg:desc>
                </draw:g>
              </table:table-cell>
              <table:table-cell office:value-type="float" office:value="0.0425602">
                <text:p>0.0425602</text:p>
              </table:table-cell>
              <table:table-cell office:value-type="float" office:value="0.0616047">
                <text:p>0.0616047</text:p>
              </table:table-cell>
              <table:table-cell office:value-type="float" office:value="0.0620463">
                <text:p>0.0620463</text:p>
              </table:table-cell>
              <table:table-cell office:value-type="float" office:value="0.0629571">
                <text:p>0.0629571</text:p>
              </table:table-cell>
              <table:table-cell office:value-type="float" office:value="0.0643648">
                <text:p>0.0643648</text:p>
              </table:table-cell>
              <table:table-cell office:value-type="float" office:value="0.0653308">
                <text:p>0.0653308</text:p>
              </table:table-cell>
              <table:table-cell office:value-type="float" office:value="0.0665452">
                <text:p>0.0665452</text:p>
              </table:table-cell>
              <table:table-cell office:value-type="float" office:value="0.0670144">
                <text:p>0.0670144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376527">
                <text:p>0.0376527</text:p>
                <draw:g>
                  <svg:desc>Calendario.C7:Calendario.K7</svg:desc>
                </draw:g>
              </table:table-cell>
              <table:table-cell office:value-type="float" office:value="0.0458215">
                <text:p>0.0458215</text:p>
              </table:table-cell>
              <table:table-cell office:value-type="float" office:value="0.0516088">
                <text:p>0.0516088</text:p>
              </table:table-cell>
              <table:table-cell office:value-type="float" office:value="0.0562528">
                <text:p>0.0562528</text:p>
              </table:table-cell>
              <table:table-cell office:value-type="float" office:value="0.0595394">
                <text:p>0.0595394</text:p>
              </table:table-cell>
              <table:table-cell office:value-type="float" office:value="0.061397">
                <text:p>0.061397</text:p>
              </table:table-cell>
              <table:table-cell office:value-type="float" office:value="0.0642073">
                <text:p>0.0642073</text:p>
              </table:table-cell>
              <table:table-cell office:value-type="float" office:value="0.067351">
                <text:p>0.067351</text:p>
              </table:table-cell>
              <table:table-cell office:value-type="float" office:value="0.0677558">
                <text:p>0.0677558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204075">
                <text:p>0.0204075</text:p>
                <draw:g>
                  <svg:desc>Calendario.C8:Calendario.K8</svg:desc>
                </draw:g>
              </table:table-cell>
              <table:table-cell office:value-type="float" office:value="0.0215645">
                <text:p>0.0215645</text:p>
              </table:table-cell>
              <table:table-cell office:value-type="float" office:value="0.0235249">
                <text:p>0.0235249</text:p>
              </table:table-cell>
              <table:table-cell office:value-type="float" office:value="0.0275421">
                <text:p>0.0275421</text:p>
              </table:table-cell>
              <table:table-cell office:value-type="float" office:value="0.0280884">
                <text:p>0.0280884</text:p>
              </table:table-cell>
              <table:table-cell office:value-type="float" office:value="0.0285062">
                <text:p>0.0285062</text:p>
              </table:table-cell>
              <table:table-cell office:value-type="float" office:value="0.0289883">
                <text:p>0.0289883</text:p>
              </table:table-cell>
              <table:table-cell office:value-type="float" office:value="0.0293097">
                <text:p>0.0293097</text:p>
              </table:table-cell>
              <table:table-cell office:value-type="float" office:value="0.0295025">
                <text:p>0.0295025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170801">
                <text:p>0.0170801</text:p>
                <draw:g>
                  <svg:desc>Calendario.C9:Calendario.K9</svg:desc>
                </draw:g>
              </table:table-cell>
              <table:table-cell office:value-type="float" office:value="0.0176984">
                <text:p>0.0176984</text:p>
              </table:table-cell>
              <table:table-cell office:value-type="float" office:value="0.0179045">
                <text:p>0.0179045</text:p>
              </table:table-cell>
              <table:table-cell office:value-type="float" office:value="0.0180333">
                <text:p>0.0180333</text:p>
              </table:table-cell>
              <table:table-cell office:value-type="float" office:value="0.0181621">
                <text:p>0.0181621</text:p>
              </table:table-cell>
              <table:table-cell office:value-type="float" office:value="0.018832">
                <text:p>0.018832</text:p>
              </table:table-cell>
              <table:table-cell office:value-type="float" office:value="0.0191411">
                <text:p>0.0191411</text:p>
              </table:table-cell>
              <table:table-cell office:value-type="float" office:value="0.0193472">
                <text:p>0.0193472</text:p>
              </table:table-cell>
              <table:table-cell office:value-type="float" office:value="0.020017">
                <text:p>0.020017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27237">
                <text:p>0.027237</text:p>
                <draw:g>
                  <svg:desc>Calendario.C10:Calendario.K10</svg:desc>
                </draw:g>
              </table:table-cell>
              <table:table-cell office:value-type="float" office:value="0.0279333">
                <text:p>0.0279333</text:p>
              </table:table-cell>
              <table:table-cell office:value-type="float" office:value="0.0283232">
                <text:p>0.0283232</text:p>
              </table:table-cell>
              <table:table-cell office:value-type="float" office:value="0.0288245">
                <text:p>0.0288245</text:p>
              </table:table-cell>
              <table:table-cell office:value-type="float" office:value="0.0289637">
                <text:p>0.0289637</text:p>
              </table:table-cell>
              <table:table-cell office:value-type="float" office:value="0.029103">
                <text:p>0.029103</text:p>
              </table:table-cell>
              <table:table-cell office:value-type="float" office:value="0.0301056">
                <text:p>0.0301056</text:p>
              </table:table-cell>
              <table:table-cell office:value-type="float" office:value="0.0308575">
                <text:p>0.0308575</text:p>
              </table:table-cell>
              <table:table-cell office:value-type="float" office:value="0.0311638">
                <text:p>0.0311638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473073">
                <text:p>0.0473073</text:p>
                <draw:g>
                  <svg:desc>Calendario.C11:Calendario.K11</svg:desc>
                </draw:g>
              </table:table-cell>
              <table:table-cell office:value-type="float" office:value="0.0510204">
                <text:p>0.0510204</text:p>
              </table:table-cell>
              <table:table-cell office:value-type="float" office:value="0.0513605">
                <text:p>0.0513605</text:p>
              </table:table-cell>
              <table:table-cell office:value-type="float" office:value="0.0524376">
                <text:p>0.0524376</text:p>
              </table:table-cell>
              <table:table-cell office:value-type="float" office:value="0.0560658">
                <text:p>0.0560658</text:p>
              </table:table-cell>
              <table:table-cell office:value-type="float" office:value="0.0572846">
                <text:p>0.0572846</text:p>
              </table:table-cell>
              <table:table-cell office:value-type="float" office:value="0.0575113">
                <text:p>0.0575113</text:p>
              </table:table-cell>
              <table:table-cell office:value-type="float" office:value="0.0576247">
                <text:p>0.0576247</text:p>
              </table:table-cell>
              <table:table-cell office:value-type="float" office:value="0.0577381">
                <text:p>0.0577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61cm" svg:height="9.005cm" xlink:href=".." xlink:type="simple" chart:class="chart:line" chart:row-mapping="8 0 1 2 3 4 5 6 7 8" chart:style-name="ch1">
        <chart:legend chart:legend-position="end" svg:x="21.921cm" svg:y="1.962cm" style:legend-expansion="high" chart:style-name="ch2"/>
        <chart:plot-area chart:style-name="ch3" table:cell-range-address="'Como esta o tempo hoje'.D3:'Como esta o tempo hoje'.L12" chart:data-source-has-labels="row" svg:x="0.491cm" svg:y="0.18cm" svg:width="20.939cm" svg:height="8.645cm">
          <chartooo:coordinate-region svg:x="1.403cm" svg:y="0.379cm" svg:width="19.324cm" svg:height="7.799cm"/>
          <chart:axis chart:dimension="x" chart:name="primary-x" chart:style-name="ch4" chartooo:axis-type="auto">
            <chartooo:date-scale/>
            <chart:categories table:cell-range-address="'Como esta o tempo hoje'.D12:'Como esta o tempo hoje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o esta o tempo hoje'.D3:'Como esta o tempo hoje'.L3" chart:class="chart:line">
            <chart:data-point chart:repeated="9"/>
          </chart:series>
          <chart:series chart:style-name="ch7" chart:values-cell-range-address="'Como esta o tempo hoje'.D4:'Como esta o tempo hoje'.L4" chart:class="chart:line">
            <chart:data-point chart:repeated="9"/>
          </chart:series>
          <chart:series chart:style-name="ch8" chart:values-cell-range-address="'Como esta o tempo hoje'.D5:'Como esta o tempo hoje'.L5" chart:class="chart:line">
            <chart:data-point chart:repeated="9"/>
          </chart:series>
          <chart:series chart:style-name="ch9" chart:values-cell-range-address="'Como esta o tempo hoje'.D6:'Como esta o tempo hoje'.L6" chart:class="chart:line">
            <chart:data-point chart:repeated="9"/>
          </chart:series>
          <chart:series chart:style-name="ch10" chart:values-cell-range-address="'Como esta o tempo hoje'.D7:'Como esta o tempo hoje'.L7" chart:class="chart:line">
            <chart:data-point chart:repeated="9"/>
          </chart:series>
          <chart:series chart:style-name="ch11" chart:values-cell-range-address="'Como esta o tempo hoje'.D8:'Como esta o tempo hoje'.L8" chart:class="chart:line">
            <chart:data-point chart:repeated="9"/>
          </chart:series>
          <chart:series chart:style-name="ch12" chart:values-cell-range-address="'Como esta o tempo hoje'.D9:'Como esta o tempo hoje'.L9" chart:class="chart:line">
            <chart:data-point chart:repeated="9"/>
          </chart:series>
          <chart:series chart:style-name="ch13" chart:values-cell-range-address="'Como esta o tempo hoje'.D10:'Como esta o tempo hoje'.L10" chart:class="chart:line">
            <chart:data-point chart:repeated="9"/>
          </chart:series>
          <chart:series chart:style-name="ch14" chart:values-cell-range-address="'Como esta o tempo hoje'.D11:'Como esta o tempo hoje'.L11" chart:class="chart:line">
            <chart:data-point chart:repeated="9"/>
          </chart:series>
          <chart:series chart:style-name="ch15" chart:values-cell-range-address="'Como esta o tempo hoje'.D12:'Como esta o tempo hoje'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0402458">
                <text:p>0.00402458</text:p>
                <draw:g>
                  <svg:desc>'Como esta o tempo hoje'.D12:'Como esta o tempo hoje'.L12</svg:desc>
                </draw:g>
              </table:table-cell>
              <table:table-cell office:value-type="float" office:value="0.0167223">
                <text:p>0.0167223</text:p>
              </table:table-cell>
              <table:table-cell office:value-type="float" office:value="0.0278445">
                <text:p>0.0278445</text:p>
              </table:table-cell>
              <table:table-cell office:value-type="float" office:value="0.0282189">
                <text:p>0.0282189</text:p>
              </table:table-cell>
              <table:table-cell office:value-type="float" office:value="0.0283905">
                <text:p>0.0283905</text:p>
              </table:table-cell>
              <table:table-cell office:value-type="float" office:value="0.0287805">
                <text:p>0.0287805</text:p>
              </table:table-cell>
              <table:table-cell office:value-type="float" office:value="0.0288741">
                <text:p>0.0288741</text:p>
              </table:table-cell>
              <table:table-cell office:value-type="float" office:value="0.0289676">
                <text:p>0.0289676</text:p>
              </table:table-cell>
              <table:table-cell office:value-type="float" office:value="0.029108">
                <text:p>0.02910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341276">
                <text:p>0.0341276</text:p>
                <draw:g>
                  <svg:desc>'Como esta o tempo hoje'.D3:'Como esta o tempo hoje'.L3</svg:desc>
                </draw:g>
              </table:table-cell>
              <table:table-cell office:value-type="float" office:value="0.0379747">
                <text:p>0.0379747</text:p>
              </table:table-cell>
              <table:table-cell office:value-type="float" office:value="0.0401258">
                <text:p>0.0401258</text:p>
              </table:table-cell>
              <table:table-cell office:value-type="float" office:value="0.0424285">
                <text:p>0.0424285</text:p>
              </table:table-cell>
              <table:table-cell office:value-type="float" office:value="0.0438901">
                <text:p>0.0438901</text:p>
              </table:table-cell>
              <table:table-cell office:value-type="float" office:value="0.0456689">
                <text:p>0.0456689</text:p>
              </table:table-cell>
              <table:table-cell office:value-type="float" office:value="0.0462894">
                <text:p>0.0462894</text:p>
              </table:table-cell>
              <table:table-cell office:value-type="float" office:value="0.0475166">
                <text:p>0.0475166</text:p>
              </table:table-cell>
              <table:table-cell office:value-type="float" office:value="0.0492678">
                <text:p>0.0492678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0494582">
                <text:p>0.00494582</text:p>
                <draw:g>
                  <svg:desc>'Como esta o tempo hoje'.D4:'Como esta o tempo hoje'.L4</svg:desc>
                </draw:g>
              </table:table-cell>
              <table:table-cell office:value-type="float" office:value="0.00574912">
                <text:p>0.00574912</text:p>
              </table:table-cell>
              <table:table-cell office:value-type="float" office:value="0.00606414">
                <text:p>0.00606414</text:p>
              </table:table-cell>
              <table:table-cell office:value-type="float" office:value="0.00740297">
                <text:p>0.00740297</text:p>
              </table:table-cell>
              <table:table-cell office:value-type="float" office:value="0.00908833">
                <text:p>0.00908833</text:p>
              </table:table-cell>
              <table:table-cell office:value-type="float" office:value="0.00926159">
                <text:p>0.00926159</text:p>
              </table:table-cell>
              <table:table-cell office:value-type="float" office:value="0.00937185">
                <text:p>0.00937185</text:p>
              </table:table-cell>
              <table:table-cell office:value-type="float" office:value="0.00948211">
                <text:p>0.00948211</text:p>
              </table:table-cell>
              <table:table-cell office:value-type="float" office:value="0.00987588">
                <text:p>0.00987588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153583">
                <text:p>0.0153583</text:p>
                <draw:g>
                  <svg:desc>'Como esta o tempo hoje'.D5:'Como esta o tempo hoje'.L5</svg:desc>
                </draw:g>
              </table:table-cell>
              <table:table-cell office:value-type="float" office:value="0.0372385">
                <text:p>0.0372385</text:p>
              </table:table-cell>
              <table:table-cell office:value-type="float" office:value="0.0408301">
                <text:p>0.0408301</text:p>
              </table:table-cell>
              <table:table-cell office:value-type="float" office:value="0.0420925">
                <text:p>0.0420925</text:p>
              </table:table-cell>
              <table:table-cell office:value-type="float" office:value="0.0448876">
                <text:p>0.0448876</text:p>
              </table:table-cell>
              <table:table-cell office:value-type="float" office:value="0.0468111">
                <text:p>0.0468111</text:p>
              </table:table-cell>
              <table:table-cell office:value-type="float" office:value="0.048915">
                <text:p>0.048915</text:p>
              </table:table-cell>
              <table:table-cell office:value-type="float" office:value="0.051109">
                <text:p>0.051109</text:p>
              </table:table-cell>
              <table:table-cell office:value-type="float" office:value="0.0513194">
                <text:p>0.0513194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248445">
                <text:p>0.0248445</text:p>
                <draw:g>
                  <svg:desc>'Como esta o tempo hoje'.D6:'Como esta o tempo hoje'.L6</svg:desc>
                </draw:g>
              </table:table-cell>
              <table:table-cell office:value-type="float" office:value="0.0303417">
                <text:p>0.0303417</text:p>
              </table:table-cell>
              <table:table-cell office:value-type="float" office:value="0.0347179">
                <text:p>0.0347179</text:p>
              </table:table-cell>
              <table:table-cell office:value-type="float" office:value="0.0361305">
                <text:p>0.0361305</text:p>
              </table:table-cell>
              <table:table-cell office:value-type="float" office:value="0.0374357">
                <text:p>0.0374357</text:p>
              </table:table-cell>
              <table:table-cell office:value-type="float" office:value="0.038357">
                <text:p>0.038357</text:p>
              </table:table-cell>
              <table:table-cell office:value-type="float" office:value="0.0396468">
                <text:p>0.0396468</text:p>
              </table:table-cell>
              <table:table-cell office:value-type="float" office:value="0.0415048">
                <text:p>0.0415048</text:p>
              </table:table-cell>
              <table:table-cell office:value-type="float" office:value="0.0434702">
                <text:p>0.0434702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303707">
                <text:p>0.0303707</text:p>
                <draw:g>
                  <svg:desc>'Como esta o tempo hoje'.D7:'Como esta o tempo hoje'.L7</svg:desc>
                </draw:g>
              </table:table-cell>
              <table:table-cell office:value-type="float" office:value="0.031048">
                <text:p>0.031048</text:p>
              </table:table-cell>
              <table:table-cell office:value-type="float" office:value="0.032772">
                <text:p>0.032772</text:p>
              </table:table-cell>
              <table:table-cell office:value-type="float" office:value="0.0343421">
                <text:p>0.0343421</text:p>
              </table:table-cell>
              <table:table-cell office:value-type="float" office:value="0.0352811">
                <text:p>0.0352811</text:p>
              </table:table-cell>
              <table:table-cell office:value-type="float" office:value="0.0367126">
                <text:p>0.0367126</text:p>
              </table:table-cell>
              <table:table-cell office:value-type="float" office:value="0.0380826">
                <text:p>0.0380826</text:p>
              </table:table-cell>
              <table:table-cell office:value-type="float" office:value="0.0388677">
                <text:p>0.0388677</text:p>
              </table:table-cell>
              <table:table-cell office:value-type="float" office:value="0.0394988">
                <text:p>0.0394988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427367">
                <text:p>0.0427367</text:p>
                <draw:g>
                  <svg:desc>'Como esta o tempo hoje'.D8:'Como esta o tempo hoje'.L8</svg:desc>
                </draw:g>
              </table:table-cell>
              <table:table-cell office:value-type="float" office:value="0.0455611">
                <text:p>0.0455611</text:p>
              </table:table-cell>
              <table:table-cell office:value-type="float" office:value="0.048413">
                <text:p>0.048413</text:p>
              </table:table-cell>
              <table:table-cell office:value-type="float" office:value="0.0534174">
                <text:p>0.0534174</text:p>
              </table:table-cell>
              <table:table-cell office:value-type="float" office:value="0.0575855">
                <text:p>0.0575855</text:p>
              </table:table-cell>
              <table:table-cell office:value-type="float" office:value="0.0613697">
                <text:p>0.0613697</text:p>
              </table:table-cell>
              <table:table-cell office:value-type="float" office:value="0.0654555">
                <text:p>0.0654555</text:p>
              </table:table-cell>
              <table:table-cell office:value-type="float" office:value="0.0716528">
                <text:p>0.0716528</text:p>
              </table:table-cell>
              <table:table-cell office:value-type="float" office:value="0.0827998">
                <text:p>0.0827998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0119346">
                <text:p>0.00119346</text:p>
                <draw:g>
                  <svg:desc>'Como esta o tempo hoje'.D9:'Como esta o tempo hoje'.L9</svg:desc>
                </draw:g>
              </table:table-cell>
              <table:table-cell office:value-type="float" office:value="0.0316115">
                <text:p>0.0316115</text:p>
              </table:table-cell>
              <table:table-cell office:value-type="float" office:value="0.0386652">
                <text:p>0.0386652</text:p>
              </table:table-cell>
              <table:table-cell office:value-type="float" office:value="0.0393078">
                <text:p>0.0393078</text:p>
              </table:table-cell>
              <table:table-cell office:value-type="float" office:value="0.0400116">
                <text:p>0.0400116</text:p>
              </table:table-cell>
              <table:table-cell office:value-type="float" office:value="0.0413275">
                <text:p>0.0413275</text:p>
              </table:table-cell>
              <table:table-cell office:value-type="float" office:value="0.0417406">
                <text:p>0.0417406</text:p>
              </table:table-cell>
              <table:table-cell office:value-type="float" office:value="0.0431942">
                <text:p>0.0431942</text:p>
              </table:table-cell>
              <table:table-cell office:value-type="float" office:value="0.0435155">
                <text:p>0.0435155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197407">
                <text:p>0.0197407</text:p>
                <draw:g>
                  <svg:desc>'Como esta o tempo hoje'.D10:'Como esta o tempo hoje'.L10</svg:desc>
                </draw:g>
              </table:table-cell>
              <table:table-cell office:value-type="float" office:value="0.0258299">
                <text:p>0.0258299</text:p>
              </table:table-cell>
              <table:table-cell office:value-type="float" office:value="0.0265501">
                <text:p>0.0265501</text:p>
              </table:table-cell>
              <table:table-cell office:value-type="float" office:value="0.0267138">
                <text:p>0.0267138</text:p>
              </table:table-cell>
              <table:table-cell office:value-type="float" office:value="0.0268939">
                <text:p>0.0268939</text:p>
              </table:table-cell>
              <table:table-cell office:value-type="float" office:value="0.0280888">
                <text:p>0.0280888</text:p>
              </table:table-cell>
              <table:table-cell office:value-type="float" office:value="0.0283507">
                <text:p>0.0283507</text:p>
              </table:table-cell>
              <table:table-cell office:value-type="float" office:value="0.0293328">
                <text:p>0.0293328</text:p>
              </table:table-cell>
              <table:table-cell office:value-type="float" office:value="0.0295292">
                <text:p>0.0295292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126969">
                <text:p>0.0126969</text:p>
                <draw:g>
                  <svg:desc>'Como esta o tempo hoje'.D11:'Como esta o tempo hoje'.L11</svg:desc>
                </draw:g>
              </table:table-cell>
              <table:table-cell office:value-type="float" office:value="0.0313237">
                <text:p>0.0313237</text:p>
              </table:table-cell>
              <table:table-cell office:value-type="float" office:value="0.0316484">
                <text:p>0.0316484</text:p>
              </table:table-cell>
              <table:table-cell office:value-type="float" office:value="0.0320927">
                <text:p>0.0320927</text:p>
              </table:table-cell>
              <table:table-cell office:value-type="float" office:value="0.0322123">
                <text:p>0.0322123</text:p>
              </table:table-cell>
              <table:table-cell office:value-type="float" office:value="0.0323661">
                <text:p>0.0323661</text:p>
              </table:table-cell>
              <table:table-cell office:value-type="float" office:value="0.0338357">
                <text:p>0.0338357</text:p>
              </table:table-cell>
              <table:table-cell office:value-type="float" office:value="0.034075">
                <text:p>0.034075</text:p>
              </table:table-cell>
              <table:table-cell office:value-type="float" office:value="0.0359206">
                <text:p>0.0359206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.00402458">
                <text:p>0.00402458</text:p>
                <draw:g>
                  <svg:desc>'Como esta o tempo hoje'.D12:'Como esta o tempo hoje'.L12</svg:desc>
                </draw:g>
              </table:table-cell>
              <table:table-cell office:value-type="float" office:value="0.0167223">
                <text:p>0.0167223</text:p>
              </table:table-cell>
              <table:table-cell office:value-type="float" office:value="0.0278445">
                <text:p>0.0278445</text:p>
              </table:table-cell>
              <table:table-cell office:value-type="float" office:value="0.0282189">
                <text:p>0.0282189</text:p>
              </table:table-cell>
              <table:table-cell office:value-type="float" office:value="0.0283905">
                <text:p>0.0283905</text:p>
              </table:table-cell>
              <table:table-cell office:value-type="float" office:value="0.0287805">
                <text:p>0.0287805</text:p>
              </table:table-cell>
              <table:table-cell office:value-type="float" office:value="0.0288741">
                <text:p>0.0288741</text:p>
              </table:table-cell>
              <table:table-cell office:value-type="float" office:value="0.0289676">
                <text:p>0.0289676</text:p>
              </table:table-cell>
              <table:table-cell office:value-type="float" office:value="0.029108">
                <text:p>0.029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row-mapping="0 1 2 3 4 5 6 7 8" chart:style-name="ch1">
        <chart:legend chart:legend-position="end" svg:x="19.718cm" svg:y="1.962cm" style:legend-expansion="high" chart:style-name="ch2"/>
        <chart:plot-area chart:style-name="ch3" table:cell-range-address="'Oi Logan'.C3:'Oi Logan'.L12" chart:data-source-has-labels="row" svg:x="0.447cm" svg:y="0.18cm" svg:width="18.824cm" svg:height="8.645cm">
          <chartooo:coordinate-region svg:x="1.359cm" svg:y="0.38cm" svg:width="17.912cm" svg:height="7.798cm"/>
          <chart:axis chart:dimension="x" chart:name="primary-x" chart:style-name="ch4" chartooo:axis-type="auto">
            <chartooo:date-scale/>
            <chart:categories table:cell-range-address="'Oi Logan'.D12:'Oi Logan'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i Logan'.C3:'Oi Logan'.L3" chart:class="chart:line">
            <chart:data-point chart:repeated="10"/>
          </chart:series>
          <chart:series chart:style-name="ch7" chart:values-cell-range-address="'Oi Logan'.C4:'Oi Logan'.L4" chart:class="chart:line">
            <chart:data-point chart:repeated="10"/>
          </chart:series>
          <chart:series chart:style-name="ch8" chart:values-cell-range-address="'Oi Logan'.C5:'Oi Logan'.L5" chart:class="chart:line">
            <chart:data-point chart:repeated="10"/>
          </chart:series>
          <chart:series chart:style-name="ch9" chart:values-cell-range-address="'Oi Logan'.C6:'Oi Logan'.L6" chart:class="chart:line">
            <chart:data-point chart:repeated="10"/>
          </chart:series>
          <chart:series chart:style-name="ch10" chart:values-cell-range-address="'Oi Logan'.C7:'Oi Logan'.L7" chart:class="chart:line">
            <chart:data-point chart:repeated="10"/>
          </chart:series>
          <chart:series chart:style-name="ch11" chart:values-cell-range-address="'Oi Logan'.C8:'Oi Logan'.L8" chart:class="chart:line">
            <chart:data-point chart:repeated="10"/>
          </chart:series>
          <chart:series chart:style-name="ch12" chart:values-cell-range-address="'Oi Logan'.C9:'Oi Logan'.L9" chart:class="chart:line">
            <chart:data-point chart:repeated="10"/>
          </chart:series>
          <chart:series chart:style-name="ch13" chart:values-cell-range-address="'Oi Logan'.C10:'Oi Logan'.L10" chart:class="chart:line">
            <chart:data-point chart:repeated="10"/>
          </chart:series>
          <chart:series chart:style-name="ch14" chart:values-cell-range-address="'Oi Logan'.C11:'Oi Logan'.L11" chart:class="chart:line">
            <chart:data-point chart:repeated="10"/>
          </chart:series>
          <chart:series chart:style-name="ch15" chart:values-cell-range-address="'Oi Logan'.C12:'Oi Logan'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133895">
                <text:p>0.0133895</text:p>
                <draw:g>
                  <svg:desc>'Oi Logan'.D12:'Oi Logan'.L12</svg:desc>
                </draw:g>
              </table:table-cell>
              <table:table-cell office:value-type="float" office:value="0.0492894">
                <text:p>0.0492894</text:p>
              </table:table-cell>
              <table:table-cell office:value-type="float" office:value="0.055202">
                <text:p>0.055202</text:p>
              </table:table-cell>
              <table:table-cell office:value-type="float" office:value="0.0575618">
                <text:p>0.0575618</text:p>
              </table:table-cell>
              <table:table-cell office:value-type="float" office:value="0.0631032">
                <text:p>0.0631032</text:p>
              </table:table-cell>
              <table:table-cell office:value-type="float" office:value="0.0707657">
                <text:p>0.0707657</text:p>
              </table:table-cell>
              <table:table-cell office:value-type="float" office:value="0.0714816">
                <text:p>0.0714816</text:p>
              </table:table-cell>
              <table:table-cell office:value-type="float" office:value="0.0719058">
                <text:p>0.0719058</text:p>
              </table:table-cell>
              <table:table-cell office:value-type="float" office:value="0.0727808">
                <text:p>0.072780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3:'Oi Logan'.L3</svg:desc>
                </draw:g>
              </table:table-cell>
              <table:table-cell office:value-type="float" office:value="0.0496784">
                <text:p>0.0496784</text:p>
              </table:table-cell>
              <table:table-cell office:value-type="float" office:value="0.0583817">
                <text:p>0.0583817</text:p>
              </table:table-cell>
              <table:table-cell office:value-type="float" office:value="0.0643188">
                <text:p>0.0643188</text:p>
              </table:table-cell>
              <table:table-cell office:value-type="float" office:value="0.069064">
                <text:p>0.069064</text:p>
              </table:table-cell>
              <table:table-cell office:value-type="float" office:value="0.0738092">
                <text:p>0.0738092</text:p>
              </table:table-cell>
              <table:table-cell office:value-type="float" office:value="0.0771376">
                <text:p>0.0771376</text:p>
              </table:table-cell>
              <table:table-cell office:value-type="float" office:value="0.0813206">
                <text:p>0.0813206</text:p>
              </table:table-cell>
              <table:table-cell office:value-type="float" office:value="0.0841767">
                <text:p>0.0841767</text:p>
              </table:table-cell>
              <table:table-cell office:value-type="float" office:value="0.0868529">
                <text:p>0.0868529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4:'Oi Logan'.L4</svg:desc>
                </draw:g>
              </table:table-cell>
              <table:table-cell office:value-type="float" office:value="0.0200123">
                <text:p>0.0200123</text:p>
              </table:table-cell>
              <table:table-cell office:value-type="float" office:value="0.0268875">
                <text:p>0.0268875</text:p>
              </table:table-cell>
              <table:table-cell office:value-type="float" office:value="0.0282932">
                <text:p>0.0282932</text:p>
              </table:table-cell>
              <table:table-cell office:value-type="float" office:value="0.0297245">
                <text:p>0.0297245</text:p>
              </table:table-cell>
              <table:table-cell office:value-type="float" office:value="0.0313347">
                <text:p>0.0313347</text:p>
              </table:table-cell>
              <table:table-cell office:value-type="float" office:value="0.036293">
                <text:p>0.036293</text:p>
              </table:table-cell>
              <table:table-cell office:value-type="float" office:value="0.0367019">
                <text:p>0.0367019</text:p>
              </table:table-cell>
              <table:table-cell office:value-type="float" office:value="0.0378521">
                <text:p>0.0378521</text:p>
              </table:table-cell>
              <table:table-cell office:value-type="float" office:value="0.0392833">
                <text:p>0.0392833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5:'Oi Logan'.L5</svg:desc>
                </draw:g>
              </table:table-cell>
              <table:table-cell office:value-type="float" office:value="0.0221178">
                <text:p>0.0221178</text:p>
              </table:table-cell>
              <table:table-cell office:value-type="float" office:value="0.0291541">
                <text:p>0.0291541</text:p>
              </table:table-cell>
              <table:table-cell office:value-type="float" office:value="0.0316499">
                <text:p>0.0316499</text:p>
              </table:table-cell>
              <table:table-cell office:value-type="float" office:value="0.0346769">
                <text:p>0.0346769</text:p>
              </table:table-cell>
              <table:table-cell office:value-type="float" office:value="0.0396686">
                <text:p>0.0396686</text:p>
              </table:table-cell>
              <table:table-cell office:value-type="float" office:value="0.0455632">
                <text:p>0.0455632</text:p>
              </table:table-cell>
              <table:table-cell office:value-type="float" office:value="0.0483777">
                <text:p>0.0483777</text:p>
              </table:table-cell>
              <table:table-cell office:value-type="float" office:value="0.0510594">
                <text:p>0.0510594</text:p>
              </table:table-cell>
              <table:table-cell office:value-type="float" office:value="0.0542191">
                <text:p>0.0542191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6:'Oi Logan'.L6</svg:desc>
                </draw:g>
              </table:table-cell>
              <table:table-cell office:value-type="float" office:value="0.0379061">
                <text:p>0.0379061</text:p>
              </table:table-cell>
              <table:table-cell office:value-type="float" office:value="0.0443975">
                <text:p>0.0443975</text:p>
              </table:table-cell>
              <table:table-cell office:value-type="float" office:value="0.0516333">
                <text:p>0.0516333</text:p>
              </table:table-cell>
              <table:table-cell office:value-type="float" office:value="0.0580353">
                <text:p>0.0580353</text:p>
              </table:table-cell>
              <table:table-cell office:value-type="float" office:value="0.0619659">
                <text:p>0.0619659</text:p>
              </table:table-cell>
              <table:table-cell office:value-type="float" office:value="0.0649138">
                <text:p>0.0649138</text:p>
              </table:table-cell>
              <table:table-cell office:value-type="float" office:value="0.0697674">
                <text:p>0.0697674</text:p>
              </table:table-cell>
              <table:table-cell office:value-type="float" office:value="0.0727154">
                <text:p>0.0727154</text:p>
              </table:table-cell>
              <table:table-cell office:value-type="float" office:value="0.0741744">
                <text:p>0.0741744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7:'Oi Logan'.L7</svg:desc>
                </draw:g>
              </table:table-cell>
              <table:table-cell office:value-type="float" office:value="0.0432121">
                <text:p>0.0432121</text:p>
              </table:table-cell>
              <table:table-cell office:value-type="float" office:value="0.0502709">
                <text:p>0.0502709</text:p>
              </table:table-cell>
              <table:table-cell office:value-type="float" office:value="0.0534486">
                <text:p>0.0534486</text:p>
              </table:table-cell>
              <table:table-cell office:value-type="float" office:value="0.0576943">
                <text:p>0.0576943</text:p>
              </table:table-cell>
              <table:table-cell office:value-type="float" office:value="0.0639196">
                <text:p>0.0639196</text:p>
              </table:table-cell>
              <table:table-cell office:value-type="float" office:value="0.0675922">
                <text:p>0.0675922</text:p>
              </table:table-cell>
              <table:table-cell office:value-type="float" office:value="0.0757189">
                <text:p>0.0757189</text:p>
              </table:table-cell>
              <table:table-cell office:value-type="float" office:value="0.0829339">
                <text:p>0.0829339</text:p>
              </table:table-cell>
              <table:table-cell office:value-type="float" office:value="0.0899406">
                <text:p>0.0899406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8:'Oi Logan'.L8</svg:desc>
                </draw:g>
              </table:table-cell>
              <table:table-cell office:value-type="float" office:value="0.0333496">
                <text:p>0.0333496</text:p>
              </table:table-cell>
              <table:table-cell office:value-type="float" office:value="0.0460775">
                <text:p>0.0460775</text:p>
              </table:table-cell>
              <table:table-cell office:value-type="float" office:value="0.0481345">
                <text:p>0.0481345</text:p>
              </table:table-cell>
              <table:table-cell office:value-type="float" office:value="0.0499344">
                <text:p>0.0499344</text:p>
              </table:table-cell>
              <table:table-cell office:value-type="float" office:value="0.0522743">
                <text:p>0.0522743</text:p>
              </table:table-cell>
              <table:table-cell office:value-type="float" office:value="0.0539456">
                <text:p>0.0539456</text:p>
              </table:table-cell>
              <table:table-cell office:value-type="float" office:value="0.0557455">
                <text:p>0.0557455</text:p>
              </table:table-cell>
              <table:table-cell office:value-type="float" office:value="0.0591139">
                <text:p>0.0591139</text:p>
              </table:table-cell>
              <table:table-cell office:value-type="float" office:value="0.0618395">
                <text:p>0.0618395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9:'Oi Logan'.L9</svg:desc>
                </draw:g>
              </table:table-cell>
              <table:table-cell office:value-type="float" office:value="0.00676983">
                <text:p>0.00676983</text:p>
              </table:table-cell>
              <table:table-cell office:value-type="float" office:value="0.00722316">
                <text:p>0.00722316</text:p>
              </table:table-cell>
              <table:table-cell office:value-type="float" office:value="0.0109405">
                <text:p>0.0109405</text:p>
              </table:table-cell>
              <table:table-cell office:value-type="float" office:value="0.0113032">
                <text:p>0.0113032</text:p>
              </table:table-cell>
              <table:table-cell office:value-type="float" office:value="0.0114845">
                <text:p>0.0114845</text:p>
              </table:table-cell>
              <table:table-cell office:value-type="float" office:value="0.0116356">
                <text:p>0.0116356</text:p>
              </table:table-cell>
              <table:table-cell office:value-type="float" office:value="0.0117565">
                <text:p>0.0117565</text:p>
              </table:table-cell>
              <table:table-cell office:value-type="float" office:value="0.0118472">
                <text:p>0.0118472</text:p>
              </table:table-cell>
              <table:table-cell office:value-type="float" office:value="0.0119379">
                <text:p>0.0119379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0:'Oi Logan'.L10</svg:desc>
                </draw:g>
              </table:table-cell>
              <table:table-cell office:value-type="float" office:value="0.0092885">
                <text:p>0.0092885</text:p>
              </table:table-cell>
              <table:table-cell office:value-type="float" office:value="0.0125383">
                <text:p>0.0125383</text:p>
              </table:table-cell>
              <table:table-cell office:value-type="float" office:value="0.0149584">
                <text:p>0.0149584</text:p>
              </table:table-cell>
              <table:table-cell office:value-type="float" office:value="0.0274276">
                <text:p>0.0274276</text:p>
              </table:table-cell>
              <table:table-cell office:value-type="float" office:value="0.0280268">
                <text:p>0.0280268</text:p>
              </table:table-cell>
              <table:table-cell office:value-type="float" office:value="0.02858">
                <text:p>0.02858</text:p>
              </table:table-cell>
              <table:table-cell office:value-type="float" office:value="0.0287874">
                <text:p>0.0287874</text:p>
              </table:table-cell>
              <table:table-cell office:value-type="float" office:value="0.0300551">
                <text:p>0.0300551</text:p>
              </table:table-cell>
              <table:table-cell office:value-type="float" office:value="0.0308848">
                <text:p>0.0308848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1:'Oi Logan'.L11</svg:desc>
                </draw:g>
              </table:table-cell>
              <table:table-cell office:value-type="float" office:value="0.00616995">
                <text:p>0.00616995</text:p>
              </table:table-cell>
              <table:table-cell office:value-type="float" office:value="0.0104684">
                <text:p>0.0104684</text:p>
              </table:table-cell>
              <table:table-cell office:value-type="float" office:value="0.0179835">
                <text:p>0.0179835</text:p>
              </table:table-cell>
              <table:table-cell office:value-type="float" office:value="0.019621">
                <text:p>0.019621</text:p>
              </table:table-cell>
              <table:table-cell office:value-type="float" office:value="0.0203813">
                <text:p>0.0203813</text:p>
              </table:table-cell>
              <table:table-cell office:value-type="float" office:value="0.0228668">
                <text:p>0.0228668</text:p>
              </table:table-cell>
              <table:table-cell office:value-type="float" office:value="0.0252939">
                <text:p>0.0252939</text:p>
              </table:table-cell>
              <table:table-cell office:value-type="float" office:value="0.0264928">
                <text:p>0.0264928</text:p>
              </table:table-cell>
              <table:table-cell office:value-type="float" office:value="0.0270191">
                <text:p>0.0270191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Oi Logan'.C12:'Oi Logan'.L12</svg:desc>
                </draw:g>
              </table:table-cell>
              <table:table-cell office:value-type="float" office:value="0.0133895">
                <text:p>0.0133895</text:p>
              </table:table-cell>
              <table:table-cell office:value-type="float" office:value="0.0492894">
                <text:p>0.0492894</text:p>
              </table:table-cell>
              <table:table-cell office:value-type="float" office:value="0.055202">
                <text:p>0.055202</text:p>
              </table:table-cell>
              <table:table-cell office:value-type="float" office:value="0.0575618">
                <text:p>0.0575618</text:p>
              </table:table-cell>
              <table:table-cell office:value-type="float" office:value="0.0631032">
                <text:p>0.0631032</text:p>
              </table:table-cell>
              <table:table-cell office:value-type="float" office:value="0.0707657">
                <text:p>0.0707657</text:p>
              </table:table-cell>
              <table:table-cell office:value-type="float" office:value="0.0714816">
                <text:p>0.0714816</text:p>
              </table:table-cell>
              <table:table-cell office:value-type="float" office:value="0.0719058">
                <text:p>0.0719058</text:p>
              </table:table-cell>
              <table:table-cell office:value-type="float" office:value="0.0727808">
                <text:p>0.0727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85cm" svg:height="9.006cm" xlink:href=".." xlink:type="simple" chart:class="chart:line" chart:row-mapping="8 0 1 2 3 4 5 6 7 8" chart:style-name="ch1">
        <chart:legend chart:legend-position="end" svg:x="19.745cm" svg:y="1.963cm" style:legend-expansion="high" chart:style-name="ch2"/>
        <chart:plot-area chart:style-name="ch3" table:cell-range-address="Pesquisar.D3:Pesquisar.L12" chart:data-source-has-labels="row" svg:x="0.447cm" svg:y="0.18cm" svg:width="18.851cm" svg:height="8.646cm">
          <chartooo:coordinate-region svg:x="1.359cm" svg:y="0.379cm" svg:width="17.143cm" svg:height="7.8cm"/>
          <chart:axis chart:dimension="x" chart:name="primary-x" chart:style-name="ch4" chartooo:axis-type="auto">
            <chartooo:date-scale/>
            <chart:categories table:cell-range-address="Pesquisar.D12:Pesquisar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squisar.D3:Pesquisar.L3" chart:class="chart:line">
            <chart:data-point chart:repeated="9"/>
          </chart:series>
          <chart:series chart:style-name="ch7" chart:values-cell-range-address="Pesquisar.D4:Pesquisar.L4" chart:class="chart:line">
            <chart:data-point chart:repeated="9"/>
          </chart:series>
          <chart:series chart:style-name="ch8" chart:values-cell-range-address="Pesquisar.D5:Pesquisar.L5" chart:class="chart:line">
            <chart:data-point chart:repeated="9"/>
          </chart:series>
          <chart:series chart:style-name="ch9" chart:values-cell-range-address="Pesquisar.D6:Pesquisar.L6" chart:class="chart:line">
            <chart:data-point chart:repeated="9"/>
          </chart:series>
          <chart:series chart:style-name="ch10" chart:values-cell-range-address="Pesquisar.D7:Pesquisar.L7" chart:class="chart:line">
            <chart:data-point chart:repeated="9"/>
          </chart:series>
          <chart:series chart:style-name="ch11" chart:values-cell-range-address="Pesquisar.D8:Pesquisar.L8" chart:class="chart:line">
            <chart:data-point chart:repeated="9"/>
          </chart:series>
          <chart:series chart:style-name="ch12" chart:values-cell-range-address="Pesquisar.D9:Pesquisar.L9" chart:class="chart:line">
            <chart:data-point chart:repeated="9"/>
          </chart:series>
          <chart:series chart:style-name="ch13" chart:values-cell-range-address="Pesquisar.D10:Pesquisar.L10" chart:class="chart:line">
            <chart:data-point chart:repeated="9"/>
          </chart:series>
          <chart:series chart:style-name="ch14" chart:values-cell-range-address="Pesquisar.D11:Pesquisar.L11" chart:class="chart:line">
            <chart:data-point chart:repeated="9"/>
          </chart:series>
          <chart:series chart:style-name="ch15" chart:values-cell-range-address="Pesquisar.D12:Pesquisar.L12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0119775">
                <text:p>0.0119775</text:p>
                <draw:g>
                  <svg:desc>Pesquisar.D12:Pesquisar.L12</svg:desc>
                </draw:g>
              </table:table-cell>
              <table:table-cell office:value-type="float" office:value="0.0133417">
                <text:p>0.0133417</text:p>
              </table:table-cell>
              <table:table-cell office:value-type="float" office:value="0.0138601">
                <text:p>0.0138601</text:p>
              </table:table-cell>
              <table:table-cell office:value-type="float" office:value="0.0142421">
                <text:p>0.0142421</text:p>
              </table:table-cell>
              <table:table-cell office:value-type="float" office:value="0.0157972">
                <text:p>0.0157972</text:p>
              </table:table-cell>
              <table:table-cell office:value-type="float" office:value="0.0172433">
                <text:p>0.0172433</text:p>
              </table:table-cell>
              <table:table-cell office:value-type="float" office:value="0.0178708">
                <text:p>0.0178708</text:p>
              </table:table-cell>
              <table:table-cell office:value-type="float" office:value="0.0217451">
                <text:p>0.0217451</text:p>
              </table:table-cell>
              <table:table-cell office:value-type="float" office:value="0.0220997">
                <text:p>0.0220997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0.0441558">
                <text:p>0.0441558</text:p>
                <draw:g>
                  <svg:desc>Pesquisar.D3:Pesquisar.L3</svg:desc>
                </draw:g>
              </table:table-cell>
              <table:table-cell office:value-type="float" office:value="0.0518663">
                <text:p>0.0518663</text:p>
              </table:table-cell>
              <table:table-cell office:value-type="float" office:value="0.0581875">
                <text:p>0.0581875</text:p>
              </table:table-cell>
              <table:table-cell office:value-type="float" office:value="0.0601788">
                <text:p>0.0601788</text:p>
              </table:table-cell>
              <table:table-cell office:value-type="float" office:value="0.0655506">
                <text:p>0.0655506</text:p>
              </table:table-cell>
              <table:table-cell office:value-type="float" office:value="0.0681439">
                <text:p>0.0681439</text:p>
              </table:table-cell>
              <table:table-cell office:value-type="float" office:value="0.0732611">
                <text:p>0.0732611</text:p>
              </table:table-cell>
              <table:table-cell office:value-type="float" office:value="0.0780541">
                <text:p>0.0780541</text:p>
              </table:table-cell>
              <table:table-cell office:value-type="float" office:value="0.0809716">
                <text:p>0.0809716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0.0240552">
                <text:p>0.0240552</text:p>
                <draw:g>
                  <svg:desc>Pesquisar.D4:Pesquisar.L4</svg:desc>
                </draw:g>
              </table:table-cell>
              <table:table-cell office:value-type="float" office:value="0.0291644">
                <text:p>0.0291644</text:p>
              </table:table-cell>
              <table:table-cell office:value-type="float" office:value="0.0348604">
                <text:p>0.0348604</text:p>
              </table:table-cell>
              <table:table-cell office:value-type="float" office:value="0.0375006">
                <text:p>0.0375006</text:p>
              </table:table-cell>
              <table:table-cell office:value-type="float" office:value="0.0433433">
                <text:p>0.0433433</text:p>
              </table:table-cell>
              <table:table-cell office:value-type="float" office:value="0.0488192">
                <text:p>0.0488192</text:p>
              </table:table-cell>
              <table:table-cell office:value-type="float" office:value="0.0536841">
                <text:p>0.0536841</text:p>
              </table:table-cell>
              <table:table-cell office:value-type="float" office:value="0.0599668">
                <text:p>0.0599668</text:p>
              </table:table-cell>
              <table:table-cell office:value-type="float" office:value="0.0622158">
                <text:p>0.0622158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0.0351701">
                <text:p>0.0351701</text:p>
                <draw:g>
                  <svg:desc>Pesquisar.D5:Pesquisar.L5</svg:desc>
                </draw:g>
              </table:table-cell>
              <table:table-cell office:value-type="float" office:value="0.0458439">
                <text:p>0.0458439</text:p>
              </table:table-cell>
              <table:table-cell office:value-type="float" office:value="0.0557705">
                <text:p>0.0557705</text:p>
              </table:table-cell>
              <table:table-cell office:value-type="float" office:value="0.0655637">
                <text:p>0.0655637</text:p>
              </table:table-cell>
              <table:table-cell office:value-type="float" office:value="0.0741828">
                <text:p>0.0741828</text:p>
              </table:table-cell>
              <table:table-cell office:value-type="float" office:value="0.079493">
                <text:p>0.079493</text:p>
              </table:table-cell>
              <table:table-cell office:value-type="float" office:value="0.0861908">
                <text:p>0.0861908</text:p>
              </table:table-cell>
              <table:table-cell office:value-type="float" office:value="0.0948632">
                <text:p>0.0948632</text:p>
              </table:table-cell>
              <table:table-cell office:value-type="float" office:value="0.0996398">
                <text:p>0.0996398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0.0153767">
                <text:p>0.0153767</text:p>
                <draw:g>
                  <svg:desc>Pesquisar.D6:Pesquisar.L6</svg:desc>
                </draw:g>
              </table:table-cell>
              <table:table-cell office:value-type="float" office:value="0.0183776">
                <text:p>0.0183776</text:p>
              </table:table-cell>
              <table:table-cell office:value-type="float" office:value="0.0229604">
                <text:p>0.0229604</text:p>
              </table:table-cell>
              <table:table-cell office:value-type="float" office:value="0.0242166">
                <text:p>0.0242166</text:p>
              </table:table-cell>
              <table:table-cell office:value-type="float" office:value="0.0264964">
                <text:p>0.0264964</text:p>
              </table:table-cell>
              <table:table-cell office:value-type="float" office:value="0.0310792">
                <text:p>0.0310792</text:p>
              </table:table-cell>
              <table:table-cell office:value-type="float" office:value="0.0325215">
                <text:p>0.0325215</text:p>
              </table:table-cell>
              <table:table-cell office:value-type="float" office:value="0.0365227">
                <text:p>0.0365227</text:p>
              </table:table-cell>
              <table:table-cell office:value-type="float" office:value="0.0385698">
                <text:p>0.0385698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0.029738">
                <text:p>0.029738</text:p>
                <draw:g>
                  <svg:desc>Pesquisar.D7:Pesquisar.L7</svg:desc>
                </draw:g>
              </table:table-cell>
              <table:table-cell office:value-type="float" office:value="0.0329601">
                <text:p>0.0329601</text:p>
              </table:table-cell>
              <table:table-cell office:value-type="float" office:value="0.0418603">
                <text:p>0.0418603</text:p>
              </table:table-cell>
              <table:table-cell office:value-type="float" office:value="0.0481988">
                <text:p>0.0481988</text:p>
              </table:table-cell>
              <table:table-cell office:value-type="float" office:value="0.054326">
                <text:p>0.054326</text:p>
              </table:table-cell>
              <table:table-cell office:value-type="float" office:value="0.0585781">
                <text:p>0.0585781</text:p>
              </table:table-cell>
              <table:table-cell office:value-type="float" office:value="0.0659201">
                <text:p>0.0659201</text:p>
              </table:table-cell>
              <table:table-cell office:value-type="float" office:value="0.0692214">
                <text:p>0.0692214</text:p>
              </table:table-cell>
              <table:table-cell office:value-type="float" office:value="0.0755335">
                <text:p>0.0755335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0.0274298">
                <text:p>0.0274298</text:p>
                <draw:g>
                  <svg:desc>Pesquisar.D8:Pesquisar.L8</svg:desc>
                </draw:g>
              </table:table-cell>
              <table:table-cell office:value-type="float" office:value="0.0379058">
                <text:p>0.0379058</text:p>
              </table:table-cell>
              <table:table-cell office:value-type="float" office:value="0.0470224">
                <text:p>0.0470224</text:p>
              </table:table-cell>
              <table:table-cell office:value-type="float" office:value="0.0559791">
                <text:p>0.0559791</text:p>
              </table:table-cell>
              <table:table-cell office:value-type="float" office:value="0.0643227">
                <text:p>0.0643227</text:p>
              </table:table-cell>
              <table:table-cell office:value-type="float" office:value="0.0725862">
                <text:p>0.0725862</text:p>
              </table:table-cell>
              <table:table-cell office:value-type="float" office:value="0.0806899">
                <text:p>0.0806899</text:p>
              </table:table-cell>
              <table:table-cell office:value-type="float" office:value="0.0882604">
                <text:p>0.0882604</text:p>
              </table:table-cell>
              <table:table-cell office:value-type="float" office:value="0.0944981">
                <text:p>0.0944981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0.0191504">
                <text:p>0.0191504</text:p>
                <draw:g>
                  <svg:desc>Pesquisar.D9:Pesquisar.L9</svg:desc>
                </draw:g>
              </table:table-cell>
              <table:table-cell office:value-type="float" office:value="0.0207488">
                <text:p>0.0207488</text:p>
              </table:table-cell>
              <table:table-cell office:value-type="float" office:value="0.0212406">
                <text:p>0.0212406</text:p>
              </table:table-cell>
              <table:table-cell office:value-type="float" office:value="0.023085">
                <text:p>0.023085</text:p>
              </table:table-cell>
              <table:table-cell office:value-type="float" office:value="0.0254519">
                <text:p>0.0254519</text:p>
              </table:table-cell>
              <table:table-cell office:value-type="float" office:value="0.029909">
                <text:p>0.029909</text:p>
              </table:table-cell>
              <table:table-cell office:value-type="float" office:value="0.0304008">
                <text:p>0.0304008</text:p>
              </table:table-cell>
              <table:table-cell office:value-type="float" office:value="0.0306467">
                <text:p>0.0306467</text:p>
              </table:table-cell>
              <table:table-cell office:value-type="float" office:value="0.0308619">
                <text:p>0.0308619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0.00724357">
                <text:p>0.00724357</text:p>
                <draw:g>
                  <svg:desc>Pesquisar.D10:Pesquisar.L10</svg:desc>
                </draw:g>
              </table:table-cell>
              <table:table-cell office:value-type="float" office:value="0.01404">
                <text:p>0.01404</text:p>
              </table:table-cell>
              <table:table-cell office:value-type="float" office:value="0.0147554">
                <text:p>0.0147554</text:p>
              </table:table-cell>
              <table:table-cell office:value-type="float" office:value="0.0152324">
                <text:p>0.0152324</text:p>
              </table:table-cell>
              <table:table-cell office:value-type="float" office:value="0.0163651">
                <text:p>0.0163651</text:p>
              </table:table-cell>
              <table:table-cell office:value-type="float" office:value="0.0166334">
                <text:p>0.0166334</text:p>
              </table:table-cell>
              <table:table-cell office:value-type="float" office:value="0.0168719">
                <text:p>0.0168719</text:p>
              </table:table-cell>
              <table:table-cell office:value-type="float" office:value="0.0171401">
                <text:p>0.0171401</text:p>
              </table:table-cell>
              <table:table-cell office:value-type="float" office:value="0.0175276">
                <text:p>0.0175276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0.0305359">
                <text:p>0.0305359</text:p>
                <draw:g>
                  <svg:desc>Pesquisar.D11:Pesquisar.L11</svg:desc>
                </draw:g>
              </table:table-cell>
              <table:table-cell office:value-type="float" office:value="0.0314092">
                <text:p>0.0314092</text:p>
              </table:table-cell>
              <table:table-cell office:value-type="float" office:value="0.0327482">
                <text:p>0.0327482</text:p>
              </table:table-cell>
              <table:table-cell office:value-type="float" office:value="0.0333304">
                <text:p>0.0333304</text:p>
              </table:table-cell>
              <table:table-cell office:value-type="float" office:value="0.0338835">
                <text:p>0.0338835</text:p>
              </table:table-cell>
              <table:table-cell office:value-type="float" office:value="0.0365616">
                <text:p>0.0365616</text:p>
              </table:table-cell>
              <table:table-cell office:value-type="float" office:value="0.0372311">
                <text:p>0.0372311</text:p>
              </table:table-cell>
              <table:table-cell office:value-type="float" office:value="0.0401129">
                <text:p>0.0401129</text:p>
              </table:table-cell>
              <table:table-cell office:value-type="float" office:value="0.0405787">
                <text:p>0.0405787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0.0119775">
                <text:p>0.0119775</text:p>
                <draw:g>
                  <svg:desc>Pesquisar.D12:Pesquisar.L12</svg:desc>
                </draw:g>
              </table:table-cell>
              <table:table-cell office:value-type="float" office:value="0.0133417">
                <text:p>0.0133417</text:p>
              </table:table-cell>
              <table:table-cell office:value-type="float" office:value="0.0138601">
                <text:p>0.0138601</text:p>
              </table:table-cell>
              <table:table-cell office:value-type="float" office:value="0.0142421">
                <text:p>0.0142421</text:p>
              </table:table-cell>
              <table:table-cell office:value-type="float" office:value="0.0157972">
                <text:p>0.0157972</text:p>
              </table:table-cell>
              <table:table-cell office:value-type="float" office:value="0.0172433">
                <text:p>0.0172433</text:p>
              </table:table-cell>
              <table:table-cell office:value-type="float" office:value="0.0178708">
                <text:p>0.0178708</text:p>
              </table:table-cell>
              <table:table-cell office:value-type="float" office:value="0.0217451">
                <text:p>0.0217451</text:p>
              </table:table-cell>
              <table:table-cell office:value-type="float" office:value="0.0220997">
                <text:p>0.02209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31cm" svg:height="9.006cm" xlink:href=".." xlink:type="simple" chart:class="chart:line" chart:row-mapping="0 1 2 3 4 5 6 7 8" chart:style-name="ch1">
        <chart:legend chart:legend-position="end" svg:x="19.691cm" svg:y="1.963cm" style:legend-expansion="high" chart:style-name="ch2"/>
        <chart:plot-area chart:style-name="ch3" table:cell-range-address="Sair.C3:Sair.L12" chart:data-source-has-labels="row" svg:x="0.446cm" svg:y="0.18cm" svg:width="18.799cm" svg:height="8.646cm">
          <chartooo:coordinate-region svg:x="1.358cm" svg:y="0.379cm" svg:width="17.887cm" svg:height="7.8cm"/>
          <chart:axis chart:dimension="x" chart:name="primary-x" chart:style-name="ch4" chartooo:axis-type="auto">
            <chartooo:date-scale/>
            <chart:categories table:cell-range-address="Sair.D12:Sair.L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air.C3:Sair.L3" chart:class="chart:line">
            <chart:data-point chart:repeated="10"/>
          </chart:series>
          <chart:series chart:style-name="ch7" chart:values-cell-range-address="Sair.C4:Sair.L4" chart:class="chart:line">
            <chart:data-point chart:repeated="10"/>
          </chart:series>
          <chart:series chart:style-name="ch8" chart:values-cell-range-address="Sair.C5:Sair.L5" chart:class="chart:line">
            <chart:data-point chart:repeated="10"/>
          </chart:series>
          <chart:series chart:style-name="ch9" chart:values-cell-range-address="Sair.C6:Sair.L6" chart:class="chart:line">
            <chart:data-point chart:repeated="10"/>
          </chart:series>
          <chart:series chart:style-name="ch10" chart:values-cell-range-address="Sair.C7:Sair.L7" chart:class="chart:line">
            <chart:data-point chart:repeated="10"/>
          </chart:series>
          <chart:series chart:style-name="ch11" chart:values-cell-range-address="Sair.C8:Sair.L8" chart:class="chart:line">
            <chart:data-point chart:repeated="10"/>
          </chart:series>
          <chart:series chart:style-name="ch12" chart:values-cell-range-address="Sair.C9:Sair.L9" chart:class="chart:line">
            <chart:data-point chart:repeated="10"/>
          </chart:series>
          <chart:series chart:style-name="ch13" chart:values-cell-range-address="Sair.C10:Sair.L10" chart:class="chart:line">
            <chart:data-point chart:repeated="10"/>
          </chart:series>
          <chart:series chart:style-name="ch14" chart:values-cell-range-address="Sair.C11:Sair.L11" chart:class="chart:line">
            <chart:data-point chart:repeated="10"/>
          </chart:series>
          <chart:series chart:style-name="ch15" chart:values-cell-range-address="Sair.C12:Sair.L1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78085">
                <text:p>0.178085</text:p>
                <draw:g>
                  <svg:desc>Sair.D12:Sair.L12</svg:desc>
                </draw:g>
              </table:table-cell>
              <table:table-cell office:value-type="float" office:value="0.186242">
                <text:p>0.186242</text:p>
              </table:table-cell>
              <table:table-cell office:value-type="float" office:value="0.186648">
                <text:p>0.186648</text:p>
              </table:table-cell>
              <table:table-cell office:value-type="float" office:value="0.18693">
                <text:p>0.18693</text:p>
              </table:table-cell>
              <table:table-cell office:value-type="float" office:value="0.187773">
                <text:p>0.187773</text:p>
              </table:table-cell>
              <table:table-cell office:value-type="float" office:value="0.188086">
                <text:p>0.188086</text:p>
              </table:table-cell>
              <table:table-cell office:value-type="float" office:value="0.188867">
                <text:p>0.188867</text:p>
              </table:table-cell>
              <table:table-cell office:value-type="float" office:value="0.189305">
                <text:p>0.189305</text:p>
              </table:table-cell>
              <table:table-cell office:value-type="float" office:value="0.190461">
                <text:p>0.190461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3:Sair.L3</svg:desc>
                </draw:g>
              </table:table-cell>
              <table:table-cell office:value-type="float" office:value="0.152819">
                <text:p>0.152819</text:p>
              </table:table-cell>
              <table:table-cell office:value-type="float" office:value="0.196319">
                <text:p>0.196319</text:p>
              </table:table-cell>
              <table:table-cell office:value-type="float" office:value="0.294303">
                <text:p>0.294303</text:p>
              </table:table-cell>
              <table:table-cell office:value-type="float" office:value="0.304032">
                <text:p>0.304032</text:p>
              </table:table-cell>
              <table:table-cell office:value-type="float" office:value="0.310868">
                <text:p>0.310868</text:p>
              </table:table-cell>
              <table:table-cell office:value-type="float" office:value="0.313468">
                <text:p>0.313468</text:p>
              </table:table-cell>
              <table:table-cell office:value-type="float" office:value="0.319982">
                <text:p>0.319982</text:p>
              </table:table-cell>
              <table:table-cell office:value-type="float" office:value="0.322174">
                <text:p>0.322174</text:p>
              </table:table-cell>
              <table:table-cell office:value-type="float" office:value="0.328338">
                <text:p>0.328338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4:Sair.L4</svg:desc>
                </draw:g>
              </table:table-cell>
              <table:table-cell office:value-type="float" office:value="0.109166">
                <text:p>0.109166</text:p>
              </table:table-cell>
              <table:table-cell office:value-type="float" office:value="0.151108">
                <text:p>0.151108</text:p>
              </table:table-cell>
              <table:table-cell office:value-type="float" office:value="0.179781">
                <text:p>0.179781</text:p>
              </table:table-cell>
              <table:table-cell office:value-type="float" office:value="0.213242">
                <text:p>0.213242</text:p>
              </table:table-cell>
              <table:table-cell office:value-type="float" office:value="0.263858">
                <text:p>0.263858</text:p>
              </table:table-cell>
              <table:table-cell office:value-type="float" office:value="0.293516">
                <text:p>0.293516</text:p>
              </table:table-cell>
              <table:table-cell office:value-type="float" office:value="0.300848">
                <text:p>0.300848</text:p>
              </table:table-cell>
              <table:table-cell office:value-type="float" office:value="0.303995">
                <text:p>0.303995</text:p>
              </table:table-cell>
              <table:table-cell office:value-type="float" office:value="0.309138">
                <text:p>0.309138</text:p>
              </table:table-cell>
            </table:table-row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5:Sair.L5</svg:desc>
                </draw:g>
              </table:table-cell>
              <table:table-cell office:value-type="float" office:value="0.0935597">
                <text:p>0.0935597</text:p>
              </table:table-cell>
              <table:table-cell office:value-type="float" office:value="0.132513">
                <text:p>0.132513</text:p>
              </table:table-cell>
              <table:table-cell office:value-type="float" office:value="0.165642">
                <text:p>0.165642</text:p>
              </table:table-cell>
              <table:table-cell office:value-type="float" office:value="0.207449">
                <text:p>0.207449</text:p>
              </table:table-cell>
              <table:table-cell office:value-type="float" office:value="0.237341">
                <text:p>0.237341</text:p>
              </table:table-cell>
              <table:table-cell office:value-type="float" office:value="0.239666">
                <text:p>0.239666</text:p>
              </table:table-cell>
              <table:table-cell office:value-type="float" office:value="0.24402">
                <text:p>0.24402</text:p>
              </table:table-cell>
              <table:table-cell office:value-type="float" office:value="0.249169">
                <text:p>0.249169</text:p>
              </table:table-cell>
              <table:table-cell office:value-type="float" office:value="0.251317">
                <text:p>0.251317</text:p>
              </table:table-cell>
            </table:table-row>
            <table:table-row>
              <table:table-cell office:value-type="string">
                <text:p>Linh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6:Sair.L6</svg:desc>
                </draw:g>
              </table:table-cell>
              <table:table-cell office:value-type="float" office:value="0.010378">
                <text:p>0.010378</text:p>
              </table:table-cell>
              <table:table-cell office:value-type="float" office:value="0.0203001">
                <text:p>0.0203001</text:p>
              </table:table-cell>
              <table:table-cell office:value-type="float" office:value="0.032396">
                <text:p>0.032396</text:p>
              </table:table-cell>
              <table:table-cell office:value-type="float" office:value="0.0442816">
                <text:p>0.0442816</text:p>
              </table:table-cell>
              <table:table-cell office:value-type="float" office:value="0.0571138">
                <text:p>0.0571138</text:p>
              </table:table-cell>
              <table:table-cell office:value-type="float" office:value="0.0754155">
                <text:p>0.0754155</text:p>
              </table:table-cell>
              <table:table-cell office:value-type="float" office:value="0.110546">
                <text:p>0.110546</text:p>
              </table:table-cell>
              <table:table-cell office:value-type="float" office:value="0.125482">
                <text:p>0.125482</text:p>
              </table:table-cell>
              <table:table-cell office:value-type="float" office:value="0.130952">
                <text:p>0.130952</text:p>
              </table:table-cell>
            </table:table-row>
            <table:table-row>
              <table:table-cell office:value-type="string">
                <text:p>Linha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7:Sair.L7</svg:desc>
                </draw:g>
              </table:table-cell>
              <table:table-cell office:value-type="float" office:value="0.109071">
                <text:p>0.109071</text:p>
              </table:table-cell>
              <table:table-cell office:value-type="float" office:value="0.142372">
                <text:p>0.142372</text:p>
              </table:table-cell>
              <table:table-cell office:value-type="float" office:value="0.170841">
                <text:p>0.170841</text:p>
              </table:table-cell>
              <table:table-cell office:value-type="float" office:value="0.221317">
                <text:p>0.221317</text:p>
              </table:table-cell>
              <table:table-cell office:value-type="float" office:value="0.261963">
                <text:p>0.261963</text:p>
              </table:table-cell>
              <table:table-cell office:value-type="float" office:value="0.273146">
                <text:p>0.273146</text:p>
              </table:table-cell>
              <table:table-cell office:value-type="float" office:value="0.282811">
                <text:p>0.282811</text:p>
              </table:table-cell>
              <table:table-cell office:value-type="float" office:value="0.287671">
                <text:p>0.287671</text:p>
              </table:table-cell>
              <table:table-cell office:value-type="float" office:value="0.292779">
                <text:p>0.292779</text:p>
              </table:table-cell>
            </table:table-row>
            <table:table-row>
              <table:table-cell office:value-type="string">
                <text:p>Linha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8:Sair.L8</svg:desc>
                </draw:g>
              </table:table-cell>
              <table:table-cell office:value-type="float" office:value="0.153492">
                <text:p>0.153492</text:p>
              </table:table-cell>
              <table:table-cell office:value-type="float" office:value="0.252552">
                <text:p>0.252552</text:p>
              </table:table-cell>
              <table:table-cell office:value-type="float" office:value="0.27552">
                <text:p>0.27552</text:p>
              </table:table-cell>
              <table:table-cell office:value-type="float" office:value="0.290583">
                <text:p>0.290583</text:p>
              </table:table-cell>
              <table:table-cell office:value-type="float" office:value="0.300915">
                <text:p>0.300915</text:p>
              </table:table-cell>
              <table:table-cell office:value-type="float" office:value="0.318219">
                <text:p>0.318219</text:p>
              </table:table-cell>
              <table:table-cell office:value-type="float" office:value="0.331196">
                <text:p>0.331196</text:p>
              </table:table-cell>
              <table:table-cell office:value-type="float" office:value="0.334184">
                <text:p>0.334184</text:p>
              </table:table-cell>
              <table:table-cell office:value-type="float" office:value="0.341996">
                <text:p>0.341996</text:p>
              </table:table-cell>
            </table:table-row>
            <table:table-row>
              <table:table-cell office:value-type="string">
                <text:p>Linha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9:Sair.L9</svg:desc>
                </draw:g>
              </table:table-cell>
              <table:table-cell office:value-type="float" office:value="0.0157965">
                <text:p>0.0157965</text:p>
              </table:table-cell>
              <table:table-cell office:value-type="float" office:value="0.0461744">
                <text:p>0.0461744</text:p>
              </table:table-cell>
              <table:table-cell office:value-type="float" office:value="0.099599">
                <text:p>0.099599</text:p>
              </table:table-cell>
              <table:table-cell office:value-type="float" office:value="0.108064">
                <text:p>0.108064</text:p>
              </table:table-cell>
              <table:table-cell office:value-type="float" office:value="0.114221">
                <text:p>0.114221</text:p>
              </table:table-cell>
              <table:table-cell office:value-type="float" office:value="0.115517">
                <text:p>0.115517</text:p>
              </table:table-cell>
              <table:table-cell office:value-type="float" office:value="0.116125">
                <text:p>0.116125</text:p>
              </table:table-cell>
              <table:table-cell office:value-type="float" office:value="0.116449">
                <text:p>0.116449</text:p>
              </table:table-cell>
              <table:table-cell office:value-type="float" office:value="0.117299">
                <text:p>0.117299</text:p>
              </table:table-cell>
            </table:table-row>
            <table:table-row>
              <table:table-cell office:value-type="string">
                <text:p>Linha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0:Sair.L10</svg:desc>
                </draw:g>
              </table:table-cell>
              <table:table-cell office:value-type="float" office:value="0.0583042">
                <text:p>0.0583042</text:p>
              </table:table-cell>
              <table:table-cell office:value-type="float" office:value="0.0590844">
                <text:p>0.0590844</text:p>
              </table:table-cell>
              <table:table-cell office:value-type="float" office:value="0.0599877">
                <text:p>0.0599877</text:p>
              </table:table-cell>
              <table:table-cell office:value-type="float" office:value="0.060234">
                <text:p>0.060234</text:p>
              </table:table-cell>
              <table:table-cell office:value-type="float" office:value="0.0605215">
                <text:p>0.0605215</text:p>
              </table:table-cell>
              <table:table-cell office:value-type="float" office:value="0.0617943">
                <text:p>0.0617943</text:p>
              </table:table-cell>
              <table:table-cell office:value-type="float" office:value="0.0621638">
                <text:p>0.0621638</text:p>
              </table:table-cell>
              <table:table-cell office:value-type="float" office:value="0.0625334">
                <text:p>0.0625334</text:p>
              </table:table-cell>
              <table:table-cell office:value-type="float" office:value="0.0635188">
                <text:p>0.0635188</text:p>
              </table:table-cell>
            </table:table-row>
            <table:table-row>
              <table:table-cell office:value-type="string">
                <text:p>Linha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1:Sair.L11</svg:desc>
                </draw:g>
              </table:table-cell>
              <table:table-cell office:value-type="float" office:value="0.199902">
                <text:p>0.199902</text:p>
              </table:table-cell>
              <table:table-cell office:value-type="float" office:value="0.20092">
                <text:p>0.20092</text:p>
              </table:table-cell>
              <table:table-cell office:value-type="float" office:value="0.201749">
                <text:p>0.201749</text:p>
              </table:table-cell>
              <table:table-cell office:value-type="float" office:value="0.202239">
                <text:p>0.202239</text:p>
              </table:table-cell>
              <table:table-cell office:value-type="float" office:value="0.20352">
                <text:p>0.20352</text:p>
              </table:table-cell>
              <table:table-cell office:value-type="float" office:value="0.204689">
                <text:p>0.204689</text:p>
              </table:table-cell>
              <table:table-cell office:value-type="float" office:value="0.205103">
                <text:p>0.205103</text:p>
              </table:table-cell>
              <table:table-cell office:value-type="float" office:value="0.205593">
                <text:p>0.205593</text:p>
              </table:table-cell>
              <table:table-cell office:value-type="float" office:value="0.20793">
                <text:p>0.20793</text:p>
              </table:table-cell>
            </table:table-row>
            <table:table-row>
              <table:table-cell office:value-type="string">
                <text:p>Linha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air.C12:Sair.L12</svg:desc>
                </draw:g>
              </table:table-cell>
              <table:table-cell office:value-type="float" office:value="0.178085">
                <text:p>0.178085</text:p>
              </table:table-cell>
              <table:table-cell office:value-type="float" office:value="0.186242">
                <text:p>0.186242</text:p>
              </table:table-cell>
              <table:table-cell office:value-type="float" office:value="0.186648">
                <text:p>0.186648</text:p>
              </table:table-cell>
              <table:table-cell office:value-type="float" office:value="0.18693">
                <text:p>0.18693</text:p>
              </table:table-cell>
              <table:table-cell office:value-type="float" office:value="0.187773">
                <text:p>0.187773</text:p>
              </table:table-cell>
              <table:table-cell office:value-type="float" office:value="0.188086">
                <text:p>0.188086</text:p>
              </table:table-cell>
              <table:table-cell office:value-type="float" office:value="0.188867">
                <text:p>0.188867</text:p>
              </table:table-cell>
              <table:table-cell office:value-type="float" office:value="0.189305">
                <text:p>0.189305</text:p>
              </table:table-cell>
              <table:table-cell office:value-type="float" office:value="0.190461">
                <text:p>0.1904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